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styles.xml" manifest:media-type="text/xml"/>
  <manifest:file-entry manifest:full-path="Object 11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16" manifest:media-type="application/x-openoffice-gdimetafile;windows_formatname=&quot;GDIMetaFile&quot;"/>
  <manifest:file-entry manifest:full-path="ObjectReplacements/Object 7" manifest:media-type=""/>
  <manifest:file-entry manifest:full-path="ObjectReplacements/Object 8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"/>
  <manifest:file-entry manifest:full-path="ObjectReplacements/Object 5" manifest:media-type="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"/>
  <manifest:file-entry manifest:full-path="Object 13/content.xml" manifest:media-type="text/xml"/>
  <manifest:file-entry manifest:full-path="Object 13/settings.xml" manifest:media-type="text/xml"/>
  <manifest:file-entry manifest:full-path="Object 13/styles.xml" manifest:media-type="text/xml"/>
  <manifest:file-entry manifest:full-path="Object 13/" manifest:version="1.2" manifest:media-type="application/vnd.oasis.opendocument.spreadshee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5/content.xml" manifest:media-type="text/xml"/>
  <manifest:file-entry manifest:full-path="Object 15/settings.xml" manifest:media-type="text/xml"/>
  <manifest:file-entry manifest:full-path="Object 15/styles.xml" manifest:media-type="text/xml"/>
  <manifest:file-entry manifest:full-path="Object 15/" manifest:version="1.2" manifest:media-type="application/vnd.oasis.opendocument.spreadsheet"/>
  <manifest:file-entry manifest:full-path="Thumbnails/thumbnail.png" manifest:media-type="image/png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layout-cache" manifest:media-type="application/binary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ettings.xml" manifest:media-type="text/xml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ettings.xml" manifest:media-type="text/xml"/>
  <manifest:file-entry manifest:full-path="Object 7/styles.xml" manifest:media-type="text/xml"/>
  <manifest:file-entry manifest:full-path="Object 7/" manifest:version="1.2" manifest:media-type="application/vnd.oasis.opendocument.spreadshee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styles.xml" manifest:media-type="text/xml"/>
  <manifest:file-entry manifest:full-path="Object 9/" manifest:version="1.2" manifest:media-type="application/vnd.oasis.opendocument.spreadshee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c242e"/>
    </style:style>
    <style:style style:name="P2" style:family="paragraph" style:parent-style-name="Standard">
      <style:paragraph-properties fo:text-align="start" style:justify-single-word="false"/>
      <style:text-properties officeooo:paragraph-rsid="001d9c1c"/>
    </style:style>
    <style:style style:name="P3" style:family="paragraph" style:parent-style-name="Standard">
      <style:text-properties officeooo:rsid="001a47af" officeooo:paragraph-rsid="001a47af"/>
    </style:style>
    <style:style style:name="P4" style:family="paragraph" style:parent-style-name="Standard">
      <style:paragraph-properties fo:text-align="center" style:justify-single-word="false"/>
      <style:text-properties officeooo:rsid="001a47af" officeooo:paragraph-rsid="001a47af"/>
    </style:style>
    <style:style style:name="P5" style:family="paragraph" style:parent-style-name="Standard">
      <style:text-properties officeooo:rsid="001a47af" officeooo:paragraph-rsid="001e8b53"/>
    </style:style>
    <style:style style:name="P6" style:family="paragraph" style:parent-style-name="Standard">
      <style:paragraph-properties fo:text-align="start" style:justify-single-word="false"/>
      <style:text-properties officeooo:rsid="001c242e" officeooo:paragraph-rsid="001c242e"/>
    </style:style>
    <style:style style:name="T1" style:family="text">
      <style:text-properties officeooo:rsid="001c242e"/>
    </style:style>
    <style:style style:name="T2" style:family="text">
      <style:text-properties officeooo:rsid="001d9c1c"/>
    </style:style>
    <style:style style:name="T3" style:family="text">
      <style:text-properties officeooo:rsid="001e6dcc"/>
    </style:style>
    <style:style style:name="T4" style:family="text">
      <style:text-properties officeooo:rsid="001e8b53"/>
    </style:style>
    <style:style style:name="T5" style:family="text">
      <style:text-properties officeooo:rsid="00206d81"/>
    </style:style>
    <style:style style:name="T6" style:family="text">
      <style:text-properties officeooo:rsid="00213607"/>
    </style:style>
    <style:style style:name="T7" style:family="text">
      <style:text-properties officeooo:rsid="00226c5f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Joshua Stevens <text:span text:style-name="T4">and</text:span> <text:span text:style-name="T4">Ryan Clarke</text:span></text:p>
      <text:p text:style-name="P3">ECE 506</text:p>
      <text:p text:style-name="P4">Program 2 Report</text:p>
      <text:p text:style-name="P4"/>
      <text:p text:style-name="P4"/>
      <text:p text:style-name="P4"><draw:frame draw:style-name="fr1" draw:name="Object1" text:anchor-type="paragraph" svg:width="5.878in" svg:height="2.43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4"><draw:frame draw:style-name="fr1" draw:name="Object3" text:anchor-type="paragraph" svg:width="7.2665in" svg:height="2.3898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6">As the cache size increase<text:span text:style-name="T4">s</text:span> the memory transaction<text:span text:style-name="T4">s</text:span>, writebacks, BusReads and read misses <text:span text:style-name="T4">all </text:span>go down. There is little effect on the number of BusRdXs. <text:span text:style-name="T4">There are deminishing returns</text:span> each time the cache size is increased. The bus traffic is very high for this protocol, <text:span text:style-name="T4">and t</text:span>he number of memory transactions is high. This protocol is not very complex.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<draw:frame draw:style-name="fr2" draw:name="Object2" text:anchor-type="paragraph" svg:width="4.3083in" svg:height="2.43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Object4" text:anchor-type="paragraph" svg:width="7.2665in" svg:height="2.3898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4"/>
      <text:p text:style-name="P1"><text:span text:style-name="T1">As the block size increase</text:span><text:span text:style-name="T4">s</text:span><text:span text:style-name="T1"> the memory transaction</text:span><text:span text:style-name="T4">s</text:span><text:span text:style-name="T1">, <text:s/>BusReads and read misses </text:span><text:span text:style-name="T4">all </text:span><text:span text:style-name="T1">go down. There is </text:span><text:span text:style-name="T4">also a small decrease in</text:span><text:span text:style-name="T1"> the number of BusRdXs </text:span><text:span text:style-name="T4">as the block size is increased</text:span><text:span text:style-name="T1">. The number of write backs </text:span><text:span text:style-name="T3">increase</text:span><text:span text:style-name="T4">s</text:span><text:span text:style-name="T3"> as the block size increase</text:span><text:span text:style-name="T4">s</text:span><text:span text:style-name="T3">.</text:span><text:span text:style-name="T1"> </text:span><text:span text:style-name="T4">The benefit to increasing the block size is linear, with no diminishing returns evident in testing</text:span><text:span text:style-name="T1">. The bus traffic is very high for this protocol, </text:span><text:span text:style-name="T4">as is t</text:span><text:span text:style-name="T1">he number of memory transactions. This protocol is not very complex. 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1" draw:name="Object5" text:anchor-type="paragraph" svg:width="5.878in" svg:height="2.439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4"/>
      <text:p text:style-name="P6"><draw:frame draw:style-name="fr3" draw:name="Object6" text:anchor-type="paragraph" svg:x="-0.1709in" svg:y="0in" svg:width="7.2665in" svg:height="2.3898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"><text:span text:style-name="T1">As the cache size increase</text:span><text:span text:style-name="T5">s</text:span><text:span text:style-name="T1"> the memory transaction</text:span><text:span text:style-name="T5">s</text:span><text:span text:style-name="T1">, write backs <text:s/>Bus</text:span><text:span text:style-name="T3">Rd</text:span><text:span text:style-name="T1">s and read misses </text:span><text:span text:style-name="T5">all </text:span><text:span text:style-name="T1">go down. There is no effect on the number of BusUpgrs. The number of write backs is very small. As the bloc</text:span><text:span text:style-name="T5">k</text:span><text:span text:style-name="T1"> size </text:span><text:span text:style-name="T5">increases</text:span><text:span text:style-name="T1"> there </text:span><text:span text:style-name="T5">are deminishing returns</text:span><text:span text:style-name="T1">. The bus traffic is very high for this protocol, </text:span><text:span text:style-name="T5">and t</text:span><text:span text:style-name="T1">he number of memory transactions is high. This protocol is not very complex. 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2" draw:name="Object7" text:anchor-type="paragraph" svg:width="4.3083in" svg:height="2.439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Object8" text:anchor-type="paragraph" svg:width="7.2665in" svg:height="2.3898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"><text:span text:style-name="T1">As the block size increase</text:span><text:span text:style-name="T6">s</text:span><text:span text:style-name="T1"> the memory transaction</text:span><text:span text:style-name="T6">s</text:span><text:span text:style-name="T1">, </text:span><text:span text:style-name="T3">BusUpgrs,</text:span><text:span text:style-name="T1"> BusReads and read misses go down. The number of write backs is very small, but as the block size gets bigger the number of write backs increase. As the bloc</text:span><text:span text:style-name="T6">k</text:span><text:span text:style-name="T1"> sizes get bigger there is a line</text:span><text:span text:style-name="T6">a</text:span><text:span text:style-name="T1">r benefit </text:span><text:span text:style-name="T6">with no evident deminishing returns</text:span><text:span text:style-name="T1">. The bus traffic is very high for this protocol, </text:span><text:span text:style-name="T6">and t</text:span><text:span text:style-name="T1">he number of memory transactions is high. This protocol is not very complex. 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1" draw:name="Object9" text:anchor-type="paragraph" svg:width="5.878in" svg:height="2.439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4"/>
      <text:p text:style-name="P4"><draw:frame draw:style-name="fr3" draw:name="Object10" text:anchor-type="paragraph" svg:x="-0.1709in" svg:y="0in" svg:width="7.2665in" svg:height="2.3898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2"><text:span text:style-name="T1">As the </text:span><text:span text:style-name="T2">cache</text:span><text:span text:style-name="T1"> size increase</text:span><text:span text:style-name="T7">a</text:span><text:span text:style-name="T1"> the </text:span><text:span text:style-name="T2">cache-to-cache transfers, memory transactions,</text:span><text:span text:style-name="T1"> </text:span><text:span text:style-name="T2">write backs, </text:span><text:span text:style-name="T3">BusRds</text:span><text:span text:style-name="T1"> and read misses go down. </text:span><text:span text:style-name="T2">As the the cache size increase</text:span><text:span text:style-name="T7">s</text:span><text:span text:style-name="T2"> the number of BusUpgrs goes up.</text:span><text:span text:style-name="T1"> As the </text:span><text:span text:style-name="T2">cache</text:span><text:span text:style-name="T1"> sizes get bigger there is a </text:span><text:span text:style-name="T2">non</text:span><text:span text:style-name="T7">-</text:span><text:span text:style-name="T1">line</text:span><text:span text:style-name="T7">a</text:span><text:span text:style-name="T1">r benefit, </text:span><text:span text:style-name="T7">with deminishing returns</text:span><text:span text:style-name="T1">. The bus traffic is </text:span><text:span text:style-name="T2">very</text:span><text:span text:style-name="T1"> </text:span><text:span text:style-name="T2">low</text:span><text:span text:style-name="T1"> for this protocol, </text:span><text:span text:style-name="T7">and t</text:span><text:span text:style-name="T1">he number of memory transactions is </text:span><text:span text:style-name="T2">low</text:span><text:span text:style-name="T1">. This protocol is </text:span><text:span text:style-name="T7">more</text:span><text:span text:style-name="T1"> complex. 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Object11" text:anchor-type="paragraph" svg:width="4.3083in" svg:height="2.439in" draw:z-index="10"><draw:object xlink:href="./Object 11" xlink:type="simple" xlink:show="embed" xlink:actuate="onLoad"/><draw:image xlink:href="./ObjectReplacements/Object 11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Object12" text:anchor-type="paragraph" svg:x="-0.1709in" svg:y="0in" svg:width="7.2665in" svg:height="2.3898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2"><text:span text:style-name="T1">As the </text:span><text:span text:style-name="T2">block </text:span><text:span text:style-name="T1">size increase</text:span><text:span text:style-name="T7">s</text:span><text:span text:style-name="T1"> the </text:span><text:span text:style-name="T2">cache-to-cache transfers, memory transactions,</text:span><text:span text:style-name="T1">read misses </text:span><text:span text:style-name="T3">ane</text:span><text:span text:style-name="T1"> </text:span><text:span text:style-name="T2">BusRds</text:span><text:span text:style-name="T1"> go down. </text:span><text:span text:style-name="T2">The write backs and the BusUpgrs go up as the block size is increased.</text:span><text:span text:style-name="T1"> As the </text:span><text:span text:style-name="T3">block</text:span><text:span text:style-name="T1"> sizes get bigger there is a line</text:span><text:span text:style-name="T7">a</text:span><text:span text:style-name="T1">r benefit. The bus traffic is </text:span><text:span text:style-name="T2">very</text:span><text:span text:style-name="T1"> </text:span><text:span text:style-name="T2">low</text:span><text:span text:style-name="T1"> for this protocol. The number of memory transactions is </text:span><text:span text:style-name="T2">low</text:span><text:span text:style-name="T1">. This protocol is </text:span><text:span text:style-name="T7">more </text:span><text:span text:style-name="T1">complex. 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Object13" text:anchor-type="paragraph" svg:width="5.878in" svg:height="2.439in" draw:z-index="12"><draw:object xlink:href="./Object 13" xlink:type="simple" xlink:show="embed" xlink:actuate="onLoad"/><draw:image xlink:href="./ObjectReplacements/Object 13" xlink:type="simple" xlink:show="embed" xlink:actuate="onLoad"/></draw:frame><text:soft-page-break/></text:p>
      <text:p text:style-name="P4"/>
      <text:p text:style-name="P4"><draw:frame draw:style-name="fr1" draw:name="Object14" text:anchor-type="paragraph" svg:width="7.2665in" svg:height="2.3898in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<text:span text:style-name="T1">As the </text:span><text:span text:style-name="T2">cache</text:span><text:span text:style-name="T1"> size increase</text:span><text:span text:style-name="T7">s</text:span><text:span text:style-name="T1"> the </text:span><text:span text:style-name="T2">cache-to-cache transfers, memory transactions,</text:span><text:span text:style-name="T1"> read misses </text:span><text:span text:style-name="T2">and BusRds</text:span><text:span text:style-name="T1"> go down. </text:span><text:span text:style-name="T2">As the the cache size increase</text:span><text:span text:style-name="T7">s</text:span><text:span text:style-name="T2"> the number of BusUpgrs goes up.</text:span><text:span text:style-name="T1"> <text:s/>As the </text:span><text:span text:style-name="T2">cache</text:span><text:span text:style-name="T1"> sizes get bigger there is a </text:span><text:span text:style-name="T2">non</text:span><text:span text:style-name="T7">-</text:span><text:span text:style-name="T1">line</text:span><text:span text:style-name="T7">a</text:span><text:span text:style-name="T1">r benefit </text:span><text:span text:style-name="T7">with deminishing returns</text:span><text:span text:style-name="T1">. The bus traffic is </text:span><text:span text:style-name="T2">very</text:span><text:span text:style-name="T1"> </text:span><text:span text:style-name="T2">low</text:span><text:span text:style-name="T1"> for this protocol. The number of memory transactions is </text:span><text:span text:style-name="T2">low</text:span><text:span text:style-name="T1">. This protocol is complex. 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><draw:frame draw:style-name="fr1" draw:name="Object15" text:anchor-type="paragraph" svg:width="4.3083in" svg:height="2.439in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Object16" text:anchor-type="paragraph" svg:width="7.2665in" svg:height="2.3898in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2"><text:span text:style-name="T1">As the </text:span><text:span text:style-name="T2">block</text:span><text:span text:style-name="T1"> size increase</text:span><text:span text:style-name="T7">s</text:span><text:span text:style-name="T1"> the </text:span><text:span text:style-name="T2">cache-to-cache transfers, memory transactions,</text:span><text:span text:style-name="T1"> read misses </text:span><text:span text:style-name="T2">and BusRds</text:span><text:span text:style-name="T1"> go down. </text:span><text:span text:style-name="T2">As the the cache size increase</text:span><text:span text:style-name="T7">s</text:span><text:span text:style-name="T2"> the number of BusUpgrs goes up.</text:span><text:span text:style-name="T1"> <text:s/>As the </text:span><text:span text:style-name="T3">block</text:span><text:span text:style-name="T1"> sizes get bigger there is a </text:span><text:span text:style-name="T7">l</text:span><text:span text:style-name="T1">ine</text:span><text:span text:style-name="T7">a</text:span><text:span text:style-name="T1">r benefit. The bus traffic is </text:span><text:span text:style-name="T2">very</text:span><text:span text:style-name="T1"> </text:span><text:span text:style-name="T2">low</text:span><text:span text:style-name="T1"> for this protocol. The number of memory transactions is </text:span><text:span text:style-name="T2">low</text:span><text:span text:style-name="T1">. This protocol is complex. </text:span>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athMonkey </meta:initial-creator>
    <meta:creation-date>2014-03-28T21:06:00</meta:creation-date>
    <dc:date>2014-03-28T23:30:40.07</dc:date>
    <meta:editing-duration>PT14M46S</meta:editing-duration>
    <meta:editing-cycles>5</meta:editing-cycles>
    <meta:generator>LibreOffice/4.0.4.2$Windows_x86 LibreOffice_project/9e9821abd0ffdbc09cd8c52eaa574fa09eb08f2</meta:generator>
    <meta:document-statistic meta:table-count="0" meta:image-count="0" meta:object-count="16" meta:page-count="8" meta:paragraph-count="11" meta:word-count="539" meta:character-count="3164" meta:non-whitespace-character-count="26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1.7937in"/>
    </style:style>
    <style:style style:name="co2" style:family="table-column">
      <style:table-column-properties fo:break-before="auto" style:column-width="0.7799in"/>
    </style:style>
    <style:style style:name="co3" style:family="table-column">
      <style:table-column-properties fo:break-before="auto" style:column-width="0.18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 style:data-style-name="N122">
      <style:table-cell-properties fo:border-bottom="none" fo:border-left="0.06pt solid #000000" fo:border-right="0.06pt solid #000000" fo:border-top="none"/>
      <style:text-properties style:text-position=""/>
    </style:style>
    <style:style style:name="ce11" style:family="table-cell" style:parent-style-name="Default" style:data-style-name="N1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12" style:family="table-cell" style:parent-style-name="Default">
      <style:table-cell-properties fo:border-bottom="0.06pt solid #000000" fo:background-color="#c0c0c0" fo:border-left="none" fo:border-right="none" fo:border-top="none"/>
      <style:text-properties style:text-position=""/>
    </style:style>
    <style:style style:name="ce13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ackground-color="#c0c0c0"/>
      <style:text-properties style:text-position=""/>
    </style:style>
    <style:style style:name="ce15" style:family="table-cell" style:parent-style-name="Default">
      <style:table-cell-properties fo:border-bottom="none" fo:background-color="#c0c0c0" fo:border-left="none" fo:border-right="none" fo:border-top="0.06pt solid #000000"/>
      <style:text-properties style:text-position=""/>
    </style:style>
    <style:style style:name="ce16" style:family="table-cell" style:parent-style-name="Default">
      <style:table-cell-properties fo:border-bottom="none" fo:background-color="#c0c0c0" fo:border-left="none" fo:border-right="0.06pt solid #000000" fo:border-top="0.06pt solid #000000"/>
      <style:text-properties style:text-position=""/>
    </style:style>
    <style:style style:name="ce17" style:family="table-cell" style:parent-style-name="Default">
      <style:table-cell-properties fo:border-bottom="none" fo:background-color="#c0c0c0" fo:border-left="none" fo:border-right="0.06pt solid #000000" fo:border-top="none"/>
      <style:text-properties style:text-position=""/>
    </style:style>
    <style:style style:name="ce18" style:family="table-cell" style:parent-style-name="Default">
      <style:table-cell-properties fo:border-bottom="0.06pt solid #000000" fo:background-color="#c0c0c0" fo:border-left="none" fo:border-right="0.06pt solid #000000" fo:border-top="none"/>
      <style:text-properties style:text-position=""/>
    </style:style>
    <style:style style:name="ce2" style:family="table-cell" style:parent-style-name="Default">
      <style:table-cell-properties fo:border-bottom="none" fo:background-color="#c0c0c0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end" fo:margin-left="0in"/>
      <style:text-properties style:text-position=""/>
    </style:style>
    <style:style style:name="ce4" style:family="table-cell" style:parent-style-name="Default">
      <style:table-cell-properties fo:border-bottom="0.06pt solid #000000" fo:background-color="#c0c0c0" fo:border-left="0.06pt solid #000000" fo:border-right="none" fo:border-top="none"/>
      <style:text-properties style:text-position=""/>
    </style:style>
    <style:style style:name="ce5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style:text-position="" style:text-underline-style="none" fo:font-weight="bold" style:font-weight-asian="bold" style:font-weight-complex="bold"/>
    </style:style>
    <style:style style:name="ce8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text-position=""/>
    </style:style>
    <style:style style:name="ce9" style:family="table-cell" style:parent-style-name="Default" style:data-style-name="N1">
      <style:table-cell-properties fo:border-bottom="none" fo:border-left="0.06pt solid #000000" fo:border-right="0.06pt solid #000000" fo:border-top="none"/>
      <style:text-properties style:text-position=""/>
    </style:style>
    <style:style style:name="ce27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fo:border-bottom="none" fo:background-color="#c0c0c0" fo:border-left="0.06pt solid #000000" fo:border-right="none" fo:border-top="none"/>
    </style:style>
    <style:style style:name="ce29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end" fo:margin-left="0in"/>
    </style:style>
    <style:style style:name="ce30" style:family="table-cell" style:parent-style-name="Default">
      <style:table-cell-properties fo:border-bottom="0.06pt solid #000000" fo:background-color="#c0c0c0" fo:border-left="0.06pt solid #000000" fo:border-right="none" fo:border-top="none"/>
    </style:style>
    <style:style style:name="ce31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4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35" style:family="table-cell" style:parent-style-name="Default" style:data-style-name="N1">
      <style:table-cell-properties fo:border-bottom="none" fo:border-left="0.06pt solid #000000" fo:border-right="0.06pt solid #000000" fo:border-top="none"/>
    </style:style>
    <style:style style:name="ce36" style:family="table-cell" style:parent-style-name="Default" style:data-style-name="N122">
      <style:table-cell-properties fo:border-bottom="none" fo:border-left="0.06pt solid #000000" fo:border-right="0.06pt solid #000000" fo:border-top="none"/>
    </style:style>
    <style:style style:name="ce37" style:family="table-cell" style:parent-style-name="Default" style:data-style-name="N1">
      <style:table-cell-properties fo:border-bottom="0.06pt solid #000000" fo:border-left="0.06pt solid #000000" fo:border-right="0.06pt solid #000000" fo:border-top="none"/>
    </style:style>
    <style:style style:name="ce38" style:family="table-cell" style:parent-style-name="Default">
      <style:table-cell-properties fo:border-bottom="0.06pt solid #000000" fo:background-color="#c0c0c0" fo:border-left="none" fo:border-right="none" fo:border-top="none"/>
    </style:style>
    <style:style style:name="ce39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0c0c0"/>
    </style:style>
    <style:style style:name="ce41" style:family="table-cell" style:parent-style-name="Default">
      <style:table-cell-properties fo:border-bottom="none" fo:background-color="#c0c0c0" fo:border-left="none" fo:border-right="none" fo:border-top="0.06pt solid #000000"/>
    </style:style>
    <style:style style:name="ce42" style:family="table-cell" style:parent-style-name="Default">
      <style:table-cell-properties fo:border-bottom="none" fo:background-color="#c0c0c0" fo:border-left="none" fo:border-right="0.06pt solid #000000" fo:border-top="0.06pt solid #000000"/>
    </style:style>
    <style:style style:name="ce43" style:family="table-cell" style:parent-style-name="Default">
      <style:table-cell-properties fo:border-bottom="none" fo:background-color="#c0c0c0" fo:border-left="none" fo:border-right="0.06pt solid #000000" fo:border-top="none"/>
    </style:style>
    <style:style style:name="ce44" style:family="table-cell" style:parent-style-name="Default">
      <style:table-cell-properties fo:border-bottom="0.06pt solid #000000" fo:background-color="#c0c0c0" fo:border-left="none" fo:border-right="0.06pt solid #000000" fo:border-top="none"/>
    </style:style>
  </office:automatic-styles>
  <office:body>
    <office:spreadsheet>
      <table:table table:name="Analysis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row table:style-name="ro1">
          <table:table-cell table:style-name="ce27" office:value-type="string">
            <text:p>Protocol:</text:p>
          </table:table-cell>
          <table:table-cell table:style-name="ce31" office:value-type="string" table:number-columns-spanned="5" table:number-rows-spanned="1">
            <text:p>MSI</text:p>
          </table:table-cell>
          <table:covered-table-cell table:style-name="ce39"/>
          <table:covered-table-cell table:number-columns-repeated="3" table:style-name="ce41"/>
          <table:table-cell table:style-name="ce42"/>
        </table:table-row>
        <table:table-row table:style-name="ro2">
          <table:table-cell table:style-name="ce28"/>
          <table:table-cell table:style-name="ce32" office:value-type="string" table:number-columns-spanned="5" table:number-rows-spanned="1">
            <text:p>Cache Size Comparison</text:p>
          </table:table-cell>
          <table:covered-table-cell table:number-columns-repeated="4" table:style-name="ce40"/>
          <table:table-cell table:style-name="ce43"/>
        </table:table-row>
        <table:table-row table:style-name="ro2">
          <table:table-cell table:style-name="ce28"/>
          <table:table-cell table:style-name="ce33" office:value-type="string">
            <text:p>32 KB</text:p>
          </table:table-cell>
          <table:table-cell table:style-name="ce33" office:value-type="string">
            <text:p>64 KB</text:p>
          </table:table-cell>
          <table:table-cell table:style-name="ce33" office:value-type="string">
            <text:p>128 KB</text:p>
          </table:table-cell>
          <table:table-cell table:style-name="ce33" office:value-type="string">
            <text:p>256 KB</text:p>
          </table:table-cell>
          <table:table-cell table:style-name="ce33" office:value-type="string">
            <text:p>512 KB</text:p>
          </table:table-cell>
          <table:table-cell table:style-name="ce43"/>
        </table:table-row>
        <table:table-row table:style-name="ro2">
          <table:table-cell table:style-name="ce29" office:value-type="string">
            <text:p>read misses <text:s/></text:p>
          </table:table-cell>
          <table:table-cell table:style-name="ce34" office:value-type="float" office:value="6449.75">
            <text:p>6449.75</text:p>
          </table:table-cell>
          <table:table-cell table:style-name="ce34" office:value-type="float" office:value="6011.5">
            <text:p>6011.50</text:p>
          </table:table-cell>
          <table:table-cell table:style-name="ce34" office:value-type="float" office:value="5749.25">
            <text:p>5749.25</text:p>
          </table:table-cell>
          <table:table-cell table:style-name="ce34" office:value-type="float" office:value="5644.25">
            <text:p>5644.25</text:p>
          </table:table-cell>
          <table:table-cell table:style-name="ce34" office:value-type="float" office:value="5609.5">
            <text:p>5609.50</text:p>
          </table:table-cell>
          <table:table-cell table:style-name="ce43"/>
        </table:table-row>
        <table:table-row table:style-name="ro2">
          <table:table-cell table:style-name="ce29" office:value-type="string">
            <text:p>write misses <text:s/></text:p>
          </table:table-cell>
          <table:table-cell table:style-name="ce34" office:value-type="float" office:value="2">
            <text:p>2.00</text:p>
          </table:table-cell>
          <table:table-cell table:number-columns-repeated="4" table:style-name="ce34" office:value-type="float" office:value="1.75">
            <text:p>1.75</text:p>
          </table:table-cell>
          <table:table-cell table:style-name="ce43"/>
        </table:table-row>
        <table:table-row table:style-name="ro3">
          <table:table-cell table:style-name="ce29" office:value-type="string">
            <text:p>BusRds <text:s/></text:p>
          </table:table-cell>
          <table:table-cell table:style-name="ce34" office:value-type="float" office:value="6449.75">
            <text:p>6449.75</text:p>
          </table:table-cell>
          <table:table-cell table:style-name="ce34" office:value-type="float" office:value="6011.5">
            <text:p>6011.50</text:p>
          </table:table-cell>
          <table:table-cell table:style-name="ce34" office:value-type="float" office:value="5749.25">
            <text:p>5749.25</text:p>
          </table:table-cell>
          <table:table-cell table:style-name="ce34" office:value-type="float" office:value="5644.25">
            <text:p>5644.25</text:p>
          </table:table-cell>
          <table:table-cell table:style-name="ce34" office:value-type="float" office:value="5609.5">
            <text:p>5609.50</text:p>
          </table:table-cell>
          <table:table-cell table:style-name="ce43"/>
        </table:table-row>
        <table:table-row table:style-name="ro3">
          <table:table-cell table:style-name="ce29" office:value-type="string">
            <text:p>BusRdXs <text:s/></text:p>
          </table:table-cell>
          <table:table-cell table:style-name="ce34" office:value-type="float" office:value="630">
            <text:p>630.00</text:p>
          </table:table-cell>
          <table:table-cell table:style-name="ce34" office:value-type="float" office:value="622.75">
            <text:p>622.75</text:p>
          </table:table-cell>
          <table:table-cell table:style-name="ce34" office:value-type="float" office:value="617.5">
            <text:p>617.50</text:p>
          </table:table-cell>
          <table:table-cell table:style-name="ce34" office:value-type="float" office:value="614.25">
            <text:p>614.25</text:p>
          </table:table-cell>
          <table:table-cell table:style-name="ce34" office:value-type="float" office:value="612.5">
            <text:p>612.50</text:p>
          </table:table-cell>
          <table:table-cell table:style-name="ce43"/>
        </table:table-row>
        <table:table-row table:style-name="ro3">
          <table:table-cell table:style-name="ce29" office:value-type="string">
            <text:p>BusUpgrs <text:s/></text:p>
          </table:table-cell>
          <table:table-cell table:number-columns-repeated="5" table:style-name="ce35" office:value-type="float" office:value="0">
            <text:p>0</text:p>
          </table:table-cell>
          <table:table-cell table:style-name="ce43"/>
        </table:table-row>
        <table:table-row table:style-name="ro3">
          <table:table-cell table:style-name="ce29" office:value-type="string">
            <text:p>BusUpds <text:s/></text:p>
          </table:table-cell>
          <table:table-cell table:number-columns-repeated="5" table:style-name="ce35" office:value-type="float" office:value="0">
            <text:p>0</text:p>
          </table:table-cell>
          <table:table-cell table:style-name="ce43"/>
        </table:table-row>
        <table:table-row table:style-name="ro2">
          <table:table-cell table:style-name="ce29" office:value-type="string">
            <text:p>miss rate <text:s/></text:p>
          </table:table-cell>
          <table:table-cell table:style-name="ce36" office:value-type="float" office:value="0.0516235">
            <text:p>0.05162</text:p>
          </table:table-cell>
          <table:table-cell table:style-name="ce36" office:value-type="float" office:value="0.048115">
            <text:p>0.04812</text:p>
          </table:table-cell>
          <table:table-cell table:style-name="ce36" office:value-type="float" office:value="0.0460165">
            <text:p>0.04602</text:p>
          </table:table-cell>
          <table:table-cell table:style-name="ce36" office:value-type="float" office:value="0.04517675">
            <text:p>0.04518</text:p>
          </table:table-cell>
          <table:table-cell table:style-name="ce36" office:value-type="float" office:value="0.0448985">
            <text:p>0.04490</text:p>
          </table:table-cell>
          <table:table-cell table:style-name="ce43"/>
        </table:table-row>
        <table:table-row table:style-name="ro3">
          <table:table-cell table:style-name="ce29" office:value-type="string">
            <text:p>writebacks <text:s/></text:p>
          </table:table-cell>
          <table:table-cell table:style-name="ce34" office:value-type="float" office:value="577.25">
            <text:p>577.25</text:p>
          </table:table-cell>
          <table:table-cell table:style-name="ce34" office:value-type="float" office:value="519">
            <text:p>519.00</text:p>
          </table:table-cell>
          <table:table-cell table:style-name="ce34" office:value-type="float" office:value="411.5">
            <text:p>411.50</text:p>
          </table:table-cell>
          <table:table-cell table:style-name="ce34" office:value-type="float" office:value="236.25">
            <text:p>236.25</text:p>
          </table:table-cell>
          <table:table-cell table:style-name="ce34" office:value-type="float" office:value="134.75">
            <text:p>134.75</text:p>
          </table:table-cell>
          <table:table-cell table:style-name="ce43"/>
        </table:table-row>
        <table:table-row table:style-name="ro2">
          <table:table-cell table:style-name="ce29" office:value-type="string">
            <text:p>memory transactions <text:s/></text:p>
          </table:table-cell>
          <table:table-cell table:style-name="ce34" office:value-type="float" office:value="7029">
            <text:p>7029.00</text:p>
          </table:table-cell>
          <table:table-cell table:style-name="ce34" office:value-type="float" office:value="6532.25">
            <text:p>6532.25</text:p>
          </table:table-cell>
          <table:table-cell table:style-name="ce34" office:value-type="float" office:value="6162.5">
            <text:p>6162.50</text:p>
          </table:table-cell>
          <table:table-cell table:style-name="ce34" office:value-type="float" office:value="5882.25">
            <text:p>5882.25</text:p>
          </table:table-cell>
          <table:table-cell table:style-name="ce34" office:value-type="float" office:value="5746">
            <text:p>5746.00</text:p>
          </table:table-cell>
          <table:table-cell table:style-name="ce43"/>
        </table:table-row>
        <table:table-row table:style-name="ro2">
          <table:table-cell table:style-name="ce29" office:value-type="string">
            <text:p>cache-to-cache transfers <text:s/></text:p>
          </table:table-cell>
          <table:table-cell table:number-columns-repeated="5" table:style-name="ce37" office:value-type="float" office:value="0">
            <text:p>0</text:p>
          </table:table-cell>
          <table:table-cell table:style-name="ce43"/>
        </table:table-row>
        <table:table-row table:style-name="ro2">
          <table:table-cell table:style-name="ce30"/>
          <table:table-cell table:style-name="ce38" table:number-columns-repeated="5"/>
          <table:table-cell table:style-name="ce44"/>
        </table:table-row>
        <table:table-row table:style-name="ro2" table:number-rows-repeated="1048561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5" number:min-integer-digits="1"/>
    </number:number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8">00/00/0000</text:date>, <text:time style:data-style-name="N2" text:time-value="0000-00-00T22:29: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457cm" svg:height="6.069cm" xlink:href="." xlink:type="simple" chart:class="chart:bar" chart:style-name="ch1">
        <chart:title svg:x="11.776cm" svg:y="1.894cm" chart:style-name="ch2">
          <text:p>Dragon</text:p>
        </chart:title>
        <chart:subtitle svg:x="10.411cm" svg:y="2.561cm" chart:style-name="ch3">
          <text:p>Cache Size Comparison</text:p>
        </chart:subtitle>
        <chart:legend svg:x="14.711cm" svg:y="0.464cm" style:legend-expansion="custom" chartooo:width="1.939cm" chartooo:height="1.746cm" style:legend-expansion-aspect-ratio="1.11053837342497" chart:style-name="ch4"/>
        <chart:plot-area chart:style-name="ch5" chart:data-source-has-labels="both" svg:x="0.337cm" svg:y="0.144cm" svg:width="17.654cm" svg:height="5.97cm">
          <chartooo:coordinate-region svg:x="4.583cm" svg:y="0.144cm" svg:width="13.036cm" svg:height="5.297cm"/>
          <chart:axis chart:dimension="x" chart:name="primary-x" chart:style-name="ch6" chartooo:axis-type="auto">
            <chartooo:date-scale/>
            <chart:categories table:cell-range-address="local-table.$A$2:.$A$1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11" chart:label-cell-address="local-table.$B$1" chart:class="chart:bar">
            <chart:data-point chart:repeated="10"/>
          </chart:series>
          <chart:series chart:style-name="ch10" chart:values-cell-range-address="local-table.$C$2:.$C$11" chart:label-cell-address="local-table.$C$1" chart:class="chart:bar">
            <chart:data-point chart:repeated="10"/>
          </chart:series>
          <chart:series chart:style-name="ch11" chart:values-cell-range-address="local-table.$D$2:.$D$11" chart:label-cell-address="local-table.$D$1" chart:class="chart:bar">
            <chart:data-point chart:repeated="10"/>
          </chart:series>
          <chart:series chart:style-name="ch12" chart:values-cell-range-address="local-table.$E$2:.$E$11" chart:label-cell-address="local-table.$E$1" chart:class="chart:bar">
            <chart:data-point chart:repeated="10"/>
          </chart:series>
          <chart:series chart:style-name="ch13" chart:values-cell-range-address="local-table.$F$2:.$F$11" chart:label-cell-address="local-table.$F$1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 KB</text:p>
              </table:table-cell>
              <table:table-cell office:value-type="string">
                <text:p>64 KB</text:p>
              </table:table-cell>
              <table:table-cell office:value-type="string">
                <text:p>128 KB</text:p>
              </table:table-cell>
              <table:table-cell office:value-type="string">
                <text:p>256 KB</text:p>
              </table:table-cell>
              <table:table-cell office:value-type="string">
                <text:p>512 KB</text:p>
              </table:table-cell>
            </table:table-row>
          </table:table-header-rows>
          <table:table-rows>
            <table:table-row>
              <table:table-cell office:value-type="string">
                <text:p>read misses  </text:p>
              </table:table-cell>
              <table:table-cell office:value-type="float" office:value="6449.75">
                <text:p>6449.75</text:p>
              </table:table-cell>
              <table:table-cell office:value-type="float" office:value="6011.5">
                <text:p>6011.5</text:p>
              </table:table-cell>
              <table:table-cell office:value-type="float" office:value="5749.25">
                <text:p>5749.25</text:p>
              </table:table-cell>
              <table:table-cell office:value-type="float" office:value="5644.25">
                <text:p>5644.25</text:p>
              </table:table-cell>
              <table:table-cell office:value-type="float" office:value="5609.5">
                <text:p>5609.5</text:p>
              </table:table-cell>
            </table:table-row>
            <table:table-row>
              <table:table-cell office:value-type="string">
                <text:p>write misses  </text:p>
              </table:table-cell>
              <table:table-cell office:value-type="float" office:value="2">
                <text:p>2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BusRds  </text:p>
              </table:table-cell>
              <table:table-cell office:value-type="float" office:value="6451.5">
                <text:p>6451.5</text:p>
              </table:table-cell>
              <table:table-cell office:value-type="float" office:value="6013.25">
                <text:p>6013.25</text:p>
              </table:table-cell>
              <table:table-cell office:value-type="float" office:value="5751">
                <text:p>5751</text:p>
              </table:table-cell>
              <table:table-cell office:value-type="float" office:value="5646">
                <text:p>5646</text:p>
              </table:table-cell>
              <table:table-cell office:value-type="float" office:value="5611.25">
                <text:p>5611.25</text:p>
              </table:table-cell>
            </table:table-row>
            <table:table-row>
              <table:table-cell office:value-type="string">
                <text:p>BusRdXs 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usUpgrs 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usUpds  </text:p>
              </table:table-cell>
              <table:table-cell office:value-type="float" office:value="1791.25">
                <text:p>1791.25</text:p>
              </table:table-cell>
              <table:table-cell office:value-type="float" office:value="1949.5">
                <text:p>1949.5</text:p>
              </table:table-cell>
              <table:table-cell office:value-type="float" office:value="2072.75">
                <text:p>2072.75</text:p>
              </table:table-cell>
              <table:table-cell office:value-type="float" office:value="2120">
                <text:p>2120</text:p>
              </table:table-cell>
              <table:table-cell office:value-type="float" office:value="2154.25">
                <text:p>2154.25</text:p>
              </table:table-cell>
            </table:table-row>
            <table:table-row>
              <table:table-cell office:value-type="string">
                <text:p>miss rate  </text:p>
              </table:table-cell>
              <table:table-cell office:value-type="float" office:value="0.0516235">
                <text:p>0.0516235</text:p>
              </table:table-cell>
              <table:table-cell office:value-type="float" office:value="0.048115">
                <text:p>0.048115</text:p>
              </table:table-cell>
              <table:table-cell office:value-type="float" office:value="0.0460165">
                <text:p>0.0460165</text:p>
              </table:table-cell>
              <table:table-cell office:value-type="float" office:value="0.04517675">
                <text:p>0.04517675</text:p>
              </table:table-cell>
              <table:table-cell office:value-type="float" office:value="0.0448985">
                <text:p>0.0448985</text:p>
              </table:table-cell>
            </table:table-row>
            <table:table-row>
              <table:table-cell office:value-type="string">
                <text:p>writebacks  </text:p>
              </table:table-cell>
              <table:table-cell office:value-type="float" office:value="569.5">
                <text:p>569.5</text:p>
              </table:table-cell>
              <table:table-cell office:value-type="float" office:value="514">
                <text:p>514</text:p>
              </table:table-cell>
              <table:table-cell office:value-type="float" office:value="409">
                <text:p>409</text:p>
              </table:table-cell>
              <table:table-cell office:value-type="float" office:value="233.75">
                <text:p>233.75</text:p>
              </table:table-cell>
              <table:table-cell office:value-type="float" office:value="132.75">
                <text:p>132.75</text:p>
              </table:table-cell>
            </table:table-row>
            <table:table-row>
              <table:table-cell office:value-type="string">
                <text:p>memory transactions  </text:p>
              </table:table-cell>
              <table:table-cell office:value-type="float" office:value="2168.5">
                <text:p>2168.5</text:p>
              </table:table-cell>
              <table:table-cell office:value-type="float" office:value="2020.25">
                <text:p>2020.25</text:p>
              </table:table-cell>
              <table:table-cell office:value-type="float" office:value="1857.5">
                <text:p>1857.5</text:p>
              </table:table-cell>
              <table:table-cell office:value-type="float" office:value="1657">
                <text:p>1657</text:p>
              </table:table-cell>
              <table:table-cell office:value-type="float" office:value="1547.5">
                <text:p>1547.5</text:p>
              </table:table-cell>
            </table:table-row>
            <table:table-row>
              <table:table-cell office:value-type="string">
                <text:p>cache-to-cache transfers  </text:p>
              </table:table-cell>
              <table:table-cell office:value-type="float" office:value="4852.75">
                <text:p>4852.75</text:p>
              </table:table-cell>
              <table:table-cell office:value-type="float" office:value="4507">
                <text:p>4507</text:p>
              </table:table-cell>
              <table:table-cell office:value-type="float" office:value="4302.5">
                <text:p>4302.5</text:p>
              </table:table-cell>
              <table:table-cell office:value-type="float" office:value="4222.75">
                <text:p>4222.75</text:p>
              </table:table-cell>
              <table:table-cell office:value-type="float" office:value="4196.5">
                <text:p>4196.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Windows_x86 LibreOffice_project/9e9821abd0ffdbc09cd8c52eaa574fa09eb08f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37in"/>
    </style:style>
    <style:style style:name="co3" style:family="table-column">
      <style:table-column-properties fo:break-before="auto" style:column-width="0.7799in"/>
    </style:style>
    <style:style style:name="co4" style:family="table-column">
      <style:table-column-properties fo:break-before="auto" style:column-width="0.17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 style:data-style-name="N122">
      <style:table-cell-properties fo:border-bottom="none" fo:border-left="0.06pt solid #000000" fo:border-right="0.06pt solid #000000" fo:border-top="none"/>
      <style:text-properties style:text-position=""/>
    </style:style>
    <style:style style:name="ce11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12" style:family="table-cell" style:parent-style-name="Default">
      <style:table-cell-properties fo:border-bottom="0.06pt solid #000000" fo:background-color="#c0c0c0" fo:border-left="none" fo:border-right="none" fo:border-top="none"/>
      <style:text-properties style:text-position=""/>
    </style:style>
    <style:style style:name="ce13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ackground-color="#c0c0c0"/>
      <style:text-properties style:text-position=""/>
    </style:style>
    <style:style style:name="ce15" style:family="table-cell" style:parent-style-name="Default">
      <style:table-cell-properties fo:border-bottom="none" fo:background-color="#c0c0c0" fo:border-left="none" fo:border-right="none" fo:border-top="0.06pt solid #000000"/>
      <style:text-properties style:text-position=""/>
    </style:style>
    <style:style style:name="ce16" style:family="table-cell" style:parent-style-name="Default">
      <style:table-cell-properties fo:border-bottom="none" fo:background-color="#c0c0c0" fo:border-left="none" fo:border-right="0.06pt solid #000000" fo:border-top="0.06pt solid #000000"/>
      <style:text-properties style:text-position=""/>
    </style:style>
    <style:style style:name="ce17" style:family="table-cell" style:parent-style-name="Default">
      <style:table-cell-properties fo:border-bottom="none" fo:background-color="#c0c0c0" fo:border-left="none" fo:border-right="0.06pt solid #000000" fo:border-top="none"/>
      <style:text-properties style:text-position=""/>
    </style:style>
    <style:style style:name="ce18" style:family="table-cell" style:parent-style-name="Default">
      <style:table-cell-properties fo:border-bottom="0.06pt solid #000000" fo:background-color="#c0c0c0" fo:border-left="none" fo:border-right="0.06pt solid #000000" fo:border-top="none"/>
      <style:text-properties style:text-position=""/>
    </style:style>
    <style:style style:name="ce2" style:family="table-cell" style:parent-style-name="Default">
      <style:table-cell-properties fo:border-bottom="none" fo:background-color="#c0c0c0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end" fo:margin-left="0in"/>
      <style:text-properties style:text-position=""/>
    </style:style>
    <style:style style:name="ce4" style:family="table-cell" style:parent-style-name="Default">
      <style:table-cell-properties fo:border-bottom="0.06pt solid #000000" fo:background-color="#c0c0c0" fo:border-left="0.06pt solid #000000" fo:border-right="none" fo:border-top="none"/>
      <style:text-properties style:text-position=""/>
    </style:style>
    <style:style style:name="ce5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style:text-position="" style:text-underline-style="none" fo:font-weight="bold" style:font-weight-asian="bold" style:font-weight-complex="bold"/>
    </style:style>
    <style:style style:name="ce8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text-position=""/>
    </style:style>
    <style:style style:name="ce9" style:family="table-cell" style:parent-style-name="Default" style:data-style-name="N1">
      <style:table-cell-properties fo:border-bottom="none" fo:border-left="0.06pt solid #000000" fo:border-right="0.06pt solid #000000" fo:border-top="none"/>
      <style:text-properties style:text-position=""/>
    </style:style>
    <style:style style:name="ce27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fo:border-bottom="none" fo:background-color="#c0c0c0" fo:border-left="0.06pt solid #000000" fo:border-right="none" fo:border-top="none"/>
    </style:style>
    <style:style style:name="ce29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end" fo:margin-left="0in"/>
    </style:style>
    <style:style style:name="ce30" style:family="table-cell" style:parent-style-name="Default">
      <style:table-cell-properties fo:border-bottom="0.06pt solid #000000" fo:background-color="#c0c0c0" fo:border-left="0.06pt solid #000000" fo:border-right="none" fo:border-top="none"/>
    </style:style>
    <style:style style:name="ce31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4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35" style:family="table-cell" style:parent-style-name="Default" style:data-style-name="N1">
      <style:table-cell-properties fo:border-bottom="none" fo:border-left="0.06pt solid #000000" fo:border-right="0.06pt solid #000000" fo:border-top="none"/>
    </style:style>
    <style:style style:name="ce36" style:family="table-cell" style:parent-style-name="Default" style:data-style-name="N122">
      <style:table-cell-properties fo:border-bottom="none" fo:border-left="0.06pt solid #000000" fo:border-right="0.06pt solid #000000" fo:border-top="none"/>
    </style:style>
    <style:style style:name="ce37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38" style:family="table-cell" style:parent-style-name="Default">
      <style:table-cell-properties fo:border-bottom="0.06pt solid #000000" fo:background-color="#c0c0c0" fo:border-left="none" fo:border-right="none" fo:border-top="none"/>
    </style:style>
    <style:style style:name="ce39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0c0c0"/>
    </style:style>
    <style:style style:name="ce41" style:family="table-cell" style:parent-style-name="Default">
      <style:table-cell-properties fo:border-bottom="none" fo:background-color="#c0c0c0" fo:border-left="none" fo:border-right="none" fo:border-top="0.06pt solid #000000"/>
    </style:style>
    <style:style style:name="ce42" style:family="table-cell" style:parent-style-name="Default">
      <style:table-cell-properties fo:border-bottom="none" fo:background-color="#c0c0c0" fo:border-left="none" fo:border-right="0.06pt solid #000000" fo:border-top="0.06pt solid #000000"/>
    </style:style>
    <style:style style:name="ce43" style:family="table-cell" style:parent-style-name="Default">
      <style:table-cell-properties fo:border-bottom="none" fo:background-color="#c0c0c0" fo:border-left="none" fo:border-right="0.06pt solid #000000" fo:border-top="none"/>
    </style:style>
    <style:style style:name="ce44" style:family="table-cell" style:parent-style-name="Default">
      <style:table-cell-properties fo:border-bottom="0.06pt solid #000000" fo:background-color="#c0c0c0" fo:border-left="none" fo:border-right="0.06pt solid #000000" fo:border-top="none"/>
    </style:style>
  </office:automatic-styles>
  <office:body>
    <office:spreadsheet>
      <table:table table:name="Analysis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 table:number-rows-repeated="28">
          <table:table-cell table:number-columns-repeated="12"/>
        </table:table-row>
        <table:table-row table:style-name="ro2">
          <table:table-cell table:number-columns-repeated="7"/>
          <table:table-cell table:style-name="ce27" office:value-type="string">
            <text:p>Protocol:</text:p>
          </table:table-cell>
          <table:table-cell table:style-name="ce31" office:value-type="string" table:number-columns-spanned="3" table:number-rows-spanned="1">
            <text:p>Dragon</text:p>
          </table:table-cell>
          <table:covered-table-cell table:style-name="ce39"/>
          <table:covered-table-cell table:style-name="ce41"/>
          <table:table-cell table:style-name="ce42"/>
        </table:table-row>
        <table:table-row table:style-name="ro3">
          <table:table-cell table:number-columns-repeated="7"/>
          <table:table-cell table:style-name="ce28"/>
          <table:table-cell table:style-name="ce32" office:value-type="string" table:number-columns-spanned="3" table:number-rows-spanned="1">
            <text:p>Block Size Comparison</text:p>
          </table:table-cell>
          <table:covered-table-cell table:number-columns-repeated="2" table:style-name="ce40"/>
          <table:table-cell table:style-name="ce43"/>
        </table:table-row>
        <table:table-row table:style-name="ro3">
          <table:table-cell table:number-columns-repeated="7"/>
          <table:table-cell table:style-name="ce28"/>
          <table:table-cell table:style-name="ce33" office:value-type="string">
            <text:p>64 B</text:p>
          </table:table-cell>
          <table:table-cell table:style-name="ce33" office:value-type="string">
            <text:p>128 B</text:p>
          </table:table-cell>
          <table:table-cell table:style-name="ce33" office:value-type="string">
            <text:p>256 B</text:p>
          </table:table-cell>
          <table:table-cell table:style-name="ce43"/>
        </table:table-row>
        <table:table-row table:style-name="ro3">
          <table:table-cell table:number-columns-repeated="7"/>
          <table:table-cell table:style-name="ce29" office:value-type="string">
            <text:p>read misses <text:s/></text:p>
          </table:table-cell>
          <table:table-cell table:style-name="ce34" office:value-type="float" office:value="5603.5">
            <text:p>5603.50</text:p>
          </table:table-cell>
          <table:table-cell table:style-name="ce34" office:value-type="float" office:value="5078.75">
            <text:p>5078.75</text:p>
          </table:table-cell>
          <table:table-cell table:style-name="ce34" office:value-type="float" office:value="4632.75">
            <text:p>4632.75</text:p>
          </table:table-cell>
          <table:table-cell table:style-name="ce43"/>
        </table:table-row>
        <table:table-row table:style-name="ro3">
          <table:table-cell table:number-columns-repeated="7"/>
          <table:table-cell table:style-name="ce29" office:value-type="string">
            <text:p>write misses <text:s/></text:p>
          </table:table-cell>
          <table:table-cell table:style-name="ce34" office:value-type="float" office:value="1.75">
            <text:p>1.75</text:p>
          </table:table-cell>
          <table:table-cell table:number-columns-repeated="2" table:style-name="ce34" office:value-type="float" office:value="1.5">
            <text:p>1.50</text:p>
          </table:table-cell>
          <table:table-cell table:style-name="ce43"/>
        </table:table-row>
        <table:table-row table:style-name="ro4">
          <table:table-cell table:number-columns-repeated="7"/>
          <table:table-cell table:style-name="ce29" office:value-type="string">
            <text:p>BusRds <text:s/></text:p>
          </table:table-cell>
          <table:table-cell table:style-name="ce34" office:value-type="float" office:value="5605.25">
            <text:p>5605.25</text:p>
          </table:table-cell>
          <table:table-cell table:style-name="ce34" office:value-type="float" office:value="5080.25">
            <text:p>5080.25</text:p>
          </table:table-cell>
          <table:table-cell table:style-name="ce34" office:value-type="float" office:value="4634.25">
            <text:p>4634.25</text:p>
          </table:table-cell>
          <table:table-cell table:style-name="ce43"/>
        </table:table-row>
        <table:table-row table:style-name="ro4">
          <table:table-cell table:number-columns-repeated="7"/>
          <table:table-cell table:style-name="ce29" office:value-type="string">
            <text:p>BusRdXs <text:s/></text:p>
          </table:table-cell>
          <table:table-cell table:number-columns-repeated="3" table:style-name="ce35" office:value-type="float" office:value="0">
            <text:p>0</text:p>
          </table:table-cell>
          <table:table-cell table:style-name="ce43"/>
        </table:table-row>
        <table:table-row table:style-name="ro4">
          <table:table-cell table:number-columns-repeated="7"/>
          <table:table-cell table:style-name="ce29" office:value-type="string">
            <text:p>BusUpgrs <text:s/></text:p>
          </table:table-cell>
          <table:table-cell table:number-columns-repeated="3" table:style-name="ce35" office:value-type="float" office:value="0">
            <text:p>0</text:p>
          </table:table-cell>
          <table:table-cell table:style-name="ce43"/>
        </table:table-row>
        <table:table-row table:style-name="ro4">
          <table:table-cell table:number-columns-repeated="7"/>
          <table:table-cell table:style-name="ce29" office:value-type="string">
            <text:p>BusUpds <text:s/></text:p>
          </table:table-cell>
          <table:table-cell table:style-name="ce34" office:value-type="float" office:value="2154.25">
            <text:p>2154.25</text:p>
          </table:table-cell>
          <table:table-cell table:style-name="ce34" office:value-type="float" office:value="4374.75">
            <text:p>4374.75</text:p>
          </table:table-cell>
          <table:table-cell table:style-name="ce34" office:value-type="float" office:value="5138.25">
            <text:p>5138.25</text:p>
          </table:table-cell>
          <table:table-cell table:style-name="ce43"/>
        </table:table-row>
        <table:table-row table:style-name="ro3">
          <table:table-cell table:number-columns-repeated="7"/>
          <table:table-cell table:style-name="ce29" office:value-type="string">
            <text:p>miss rate <text:s/></text:p>
          </table:table-cell>
          <table:table-cell table:style-name="ce36" office:value-type="float" office:value="0.04485025">
            <text:p>0.04485</text:p>
          </table:table-cell>
          <table:table-cell table:style-name="ce36" office:value-type="float" office:value="0.0406495">
            <text:p>0.04065</text:p>
          </table:table-cell>
          <table:table-cell table:style-name="ce36" office:value-type="float" office:value="0.037081">
            <text:p>0.03708</text:p>
          </table:table-cell>
          <table:table-cell table:style-name="ce43"/>
        </table:table-row>
        <table:table-row table:style-name="ro4">
          <table:table-cell table:number-columns-repeated="7"/>
          <table:table-cell table:style-name="ce29" office:value-type="string">
            <text:p>writebacks <text:s/></text:p>
          </table:table-cell>
          <table:table-cell table:style-name="ce34" office:value-type="float" office:value="111.25">
            <text:p>111.25</text:p>
          </table:table-cell>
          <table:table-cell table:style-name="ce34" office:value-type="float" office:value="149.75">
            <text:p>149.75</text:p>
          </table:table-cell>
          <table:table-cell table:style-name="ce34" office:value-type="float" office:value="194.75">
            <text:p>194.75</text:p>
          </table:table-cell>
          <table:table-cell table:style-name="ce43"/>
        </table:table-row>
        <table:table-row table:style-name="ro3">
          <table:table-cell table:number-columns-repeated="7"/>
          <table:table-cell table:style-name="ce29" office:value-type="string">
            <text:p>memory transactions <text:s/></text:p>
          </table:table-cell>
          <table:table-cell table:style-name="ce34" office:value-type="float" office:value="1524.5">
            <text:p>1524.50</text:p>
          </table:table-cell>
          <table:table-cell table:style-name="ce34" office:value-type="float" office:value="1430.5">
            <text:p>1430.50</text:p>
          </table:table-cell>
          <table:table-cell table:style-name="ce34" office:value-type="float" office:value="1361.75">
            <text:p>1361.75</text:p>
          </table:table-cell>
          <table:table-cell table:style-name="ce43"/>
        </table:table-row>
        <table:table-row table:style-name="ro3">
          <table:table-cell table:number-columns-repeated="7"/>
          <table:table-cell table:style-name="ce29" office:value-type="string">
            <text:p>cache-to-cache transfers <text:s/></text:p>
          </table:table-cell>
          <table:table-cell table:style-name="ce37" office:value-type="float" office:value="4192">
            <text:p>4192.00</text:p>
          </table:table-cell>
          <table:table-cell table:style-name="ce37" office:value-type="float" office:value="3799.5">
            <text:p>3799.50</text:p>
          </table:table-cell>
          <table:table-cell table:style-name="ce37" office:value-type="float" office:value="3467.25">
            <text:p>3467.25</text:p>
          </table:table-cell>
          <table:table-cell table:style-name="ce43"/>
        </table:table-row>
        <table:table-row table:style-name="ro3">
          <table:table-cell table:number-columns-repeated="7"/>
          <table:table-cell table:style-name="ce30"/>
          <table:table-cell table:style-name="ce38" table:number-columns-repeated="3"/>
          <table:table-cell table:style-name="ce44"/>
        </table:table-row>
        <table:table-row table:style-name="ro3" table:number-rows-repeated="1048533">
          <table:table-cell table:number-columns-repeated="12"/>
        </table:table-row>
        <table:table-row table:style-name="ro3">
          <table:table-cell table:number-columns-repeated="12"/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5" number:min-integer-digits="1"/>
    </number:number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8">00/00/0000</text:date>, <text:time style:data-style-name="N2" text:time-value="0000-00-00T22:33: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457cm" svg:height="6.069cm" xlink:href="." xlink:type="simple" chart:class="chart:bar" chart:style-name="ch1">
        <chart:title svg:x="14.825cm" svg:y="0.224cm" chart:style-name="ch2">
          <text:p>Dragon</text:p>
        </chart:title>
        <chart:subtitle svg:x="13.187cm" svg:y="0.911cm" chart:style-name="ch3">
          <text:p>Block Size Comparison</text:p>
        </chart:subtitle>
        <chart:legend svg:x="9.83cm" svg:y="0.589cm" style:legend-expansion="custom" chartooo:width="1.939cm" chartooo:height="1.746cm" style:legend-expansion-aspect-ratio="1.11053837342497" chart:style-name="ch4"/>
        <chart:plot-area chart:style-name="ch5" chart:data-source-has-labels="both" svg:x="0.337cm" svg:y="0.144cm" svg:width="17.654cm" svg:height="5.97cm">
          <chartooo:coordinate-region svg:x="4.583cm" svg:y="0.144cm" svg:width="13.036cm" svg:height="5.297cm"/>
          <chart:axis chart:dimension="x" chart:name="primary-x" chart:style-name="ch6" chartooo:axis-type="auto">
            <chartooo:date-scale/>
            <chart:categories table:cell-range-address="local-table.$A$2:.$A$1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11" chart:label-cell-address="local-table.$B$1" chart:class="chart:bar">
            <chart:data-point chart:repeated="10"/>
          </chart:series>
          <chart:series chart:style-name="ch10" chart:values-cell-range-address="local-table.$C$2:.$C$11" chart:label-cell-address="local-table.$C$1" chart:class="chart:bar">
            <chart:data-point chart:repeated="10"/>
          </chart:series>
          <chart:series chart:style-name="ch11" chart:values-cell-range-address="local-table.$D$2:.$D$11" chart:label-cell-address="local-table.$D$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4 B</text:p>
              </table:table-cell>
              <table:table-cell office:value-type="string">
                <text:p>128 B</text:p>
              </table:table-cell>
              <table:table-cell office:value-type="string">
                <text:p>256 B</text:p>
              </table:table-cell>
            </table:table-row>
          </table:table-header-rows>
          <table:table-rows>
            <table:table-row>
              <table:table-cell office:value-type="string">
                <text:p>read misses  </text:p>
              </table:table-cell>
              <table:table-cell office:value-type="float" office:value="5603.5">
                <text:p>5603.5</text:p>
              </table:table-cell>
              <table:table-cell office:value-type="float" office:value="5078.75">
                <text:p>5078.75</text:p>
              </table:table-cell>
              <table:table-cell office:value-type="float" office:value="4632.75">
                <text:p>4632.75</text:p>
              </table:table-cell>
            </table:table-row>
            <table:table-row>
              <table:table-cell office:value-type="string">
                <text:p>write misses  </text:p>
              </table:table-cell>
              <table:table-cell office:value-type="float" office:value="1.75">
                <text:p>1.7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BusRds  </text:p>
              </table:table-cell>
              <table:table-cell office:value-type="float" office:value="5605.25">
                <text:p>5605.25</text:p>
              </table:table-cell>
              <table:table-cell office:value-type="float" office:value="5080.25">
                <text:p>5080.25</text:p>
              </table:table-cell>
              <table:table-cell office:value-type="float" office:value="4634.25">
                <text:p>4634.25</text:p>
              </table:table-cell>
            </table:table-row>
            <table:table-row>
              <table:table-cell office:value-type="string">
                <text:p>BusRdXs 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usUpgrs 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usUpds  </text:p>
              </table:table-cell>
              <table:table-cell office:value-type="float" office:value="2154.25">
                <text:p>2154.25</text:p>
              </table:table-cell>
              <table:table-cell office:value-type="float" office:value="4374.75">
                <text:p>4374.75</text:p>
              </table:table-cell>
              <table:table-cell office:value-type="float" office:value="5138.25">
                <text:p>5138.25</text:p>
              </table:table-cell>
            </table:table-row>
            <table:table-row>
              <table:table-cell office:value-type="string">
                <text:p>miss rate  </text:p>
              </table:table-cell>
              <table:table-cell office:value-type="float" office:value="0.04485025">
                <text:p>0.04485025</text:p>
              </table:table-cell>
              <table:table-cell office:value-type="float" office:value="0.0406495">
                <text:p>0.0406495</text:p>
              </table:table-cell>
              <table:table-cell office:value-type="float" office:value="0.037081">
                <text:p>0.037081</text:p>
              </table:table-cell>
            </table:table-row>
            <table:table-row>
              <table:table-cell office:value-type="string">
                <text:p>writebacks  </text:p>
              </table:table-cell>
              <table:table-cell office:value-type="float" office:value="111.25">
                <text:p>111.25</text:p>
              </table:table-cell>
              <table:table-cell office:value-type="float" office:value="149.75">
                <text:p>149.75</text:p>
              </table:table-cell>
              <table:table-cell office:value-type="float" office:value="194.75">
                <text:p>194.75</text:p>
              </table:table-cell>
            </table:table-row>
            <table:table-row>
              <table:table-cell office:value-type="string">
                <text:p>memory transactions  </text:p>
              </table:table-cell>
              <table:table-cell office:value-type="float" office:value="1524.5">
                <text:p>1524.5</text:p>
              </table:table-cell>
              <table:table-cell office:value-type="float" office:value="1430.5">
                <text:p>1430.5</text:p>
              </table:table-cell>
              <table:table-cell office:value-type="float" office:value="1361.75">
                <text:p>1361.75</text:p>
              </table:table-cell>
            </table:table-row>
            <table:table-row>
              <table:table-cell office:value-type="string">
                <text:p>cache-to-cache transfers  </text:p>
              </table:table-cell>
              <table:table-cell office:value-type="float" office:value="4192">
                <text:p>4192</text:p>
              </table:table-cell>
              <table:table-cell office:value-type="float" office:value="3799.5">
                <text:p>3799.5</text:p>
              </table:table-cell>
              <table:table-cell office:value-type="float" office:value="3467.25">
                <text:p>3467.2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Windows_x86 LibreOffice_project/9e9821abd0ffdbc09cd8c52eaa574fa09eb08f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1.7937in"/>
    </style:style>
    <style:style style:name="co2" style:family="table-column">
      <style:table-column-properties fo:break-before="auto" style:column-width="0.7799in"/>
    </style:style>
    <style:style style:name="co3" style:family="table-column">
      <style:table-column-properties fo:break-before="auto" style:column-width="0.18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 style:data-style-name="N122">
      <style:table-cell-properties fo:border-bottom="none" fo:border-left="0.06pt solid #000000" fo:border-right="0.06pt solid #000000" fo:border-top="none"/>
      <style:text-properties style:text-position=""/>
    </style:style>
    <style:style style:name="ce11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12" style:family="table-cell" style:parent-style-name="Default">
      <style:table-cell-properties fo:border-bottom="0.06pt solid #000000" fo:background-color="#c0c0c0" fo:border-left="none" fo:border-right="none" fo:border-top="none"/>
      <style:text-properties style:text-position=""/>
    </style:style>
    <style:style style:name="ce13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ackground-color="#c0c0c0"/>
      <style:text-properties style:text-position=""/>
    </style:style>
    <style:style style:name="ce15" style:family="table-cell" style:parent-style-name="Default">
      <style:table-cell-properties fo:border-bottom="none" fo:background-color="#c0c0c0" fo:border-left="none" fo:border-right="none" fo:border-top="0.06pt solid #000000"/>
      <style:text-properties style:text-position=""/>
    </style:style>
    <style:style style:name="ce16" style:family="table-cell" style:parent-style-name="Default">
      <style:table-cell-properties fo:border-bottom="none" fo:background-color="#c0c0c0" fo:border-left="none" fo:border-right="0.06pt solid #000000" fo:border-top="0.06pt solid #000000"/>
      <style:text-properties style:text-position=""/>
    </style:style>
    <style:style style:name="ce17" style:family="table-cell" style:parent-style-name="Default">
      <style:table-cell-properties fo:border-bottom="none" fo:background-color="#c0c0c0" fo:border-left="none" fo:border-right="0.06pt solid #000000" fo:border-top="none"/>
      <style:text-properties style:text-position=""/>
    </style:style>
    <style:style style:name="ce18" style:family="table-cell" style:parent-style-name="Default">
      <style:table-cell-properties fo:border-bottom="0.06pt solid #000000" fo:background-color="#c0c0c0" fo:border-left="none" fo:border-right="0.06pt solid #000000" fo:border-top="none"/>
      <style:text-properties style:text-position=""/>
    </style:style>
    <style:style style:name="ce2" style:family="table-cell" style:parent-style-name="Default">
      <style:table-cell-properties fo:border-bottom="none" fo:background-color="#c0c0c0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end" fo:margin-left="0in"/>
      <style:text-properties style:text-position=""/>
    </style:style>
    <style:style style:name="ce4" style:family="table-cell" style:parent-style-name="Default">
      <style:table-cell-properties fo:border-bottom="0.06pt solid #000000" fo:background-color="#c0c0c0" fo:border-left="0.06pt solid #000000" fo:border-right="none" fo:border-top="none"/>
      <style:text-properties style:text-position=""/>
    </style:style>
    <style:style style:name="ce5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style:text-position="" style:text-underline-style="none" fo:font-weight="bold" style:font-weight-asian="bold" style:font-weight-complex="bold"/>
    </style:style>
    <style:style style:name="ce8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text-position=""/>
    </style:style>
    <style:style style:name="ce9" style:family="table-cell" style:parent-style-name="Default" style:data-style-name="N1">
      <style:table-cell-properties fo:border-bottom="none" fo:border-left="0.06pt solid #000000" fo:border-right="0.06pt solid #000000" fo:border-top="none"/>
      <style:text-properties style:text-position=""/>
    </style:style>
    <style:style style:name="ce27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fo:border-bottom="none" fo:background-color="#c0c0c0" fo:border-left="0.06pt solid #000000" fo:border-right="none" fo:border-top="none"/>
    </style:style>
    <style:style style:name="ce29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end" fo:margin-left="0in"/>
    </style:style>
    <style:style style:name="ce30" style:family="table-cell" style:parent-style-name="Default">
      <style:table-cell-properties fo:border-bottom="0.06pt solid #000000" fo:background-color="#c0c0c0" fo:border-left="0.06pt solid #000000" fo:border-right="none" fo:border-top="none"/>
    </style:style>
    <style:style style:name="ce31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4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35" style:family="table-cell" style:parent-style-name="Default" style:data-style-name="N1">
      <style:table-cell-properties fo:border-bottom="none" fo:border-left="0.06pt solid #000000" fo:border-right="0.06pt solid #000000" fo:border-top="none"/>
    </style:style>
    <style:style style:name="ce36" style:family="table-cell" style:parent-style-name="Default" style:data-style-name="N122">
      <style:table-cell-properties fo:border-bottom="none" fo:border-left="0.06pt solid #000000" fo:border-right="0.06pt solid #000000" fo:border-top="none"/>
    </style:style>
    <style:style style:name="ce37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38" style:family="table-cell" style:parent-style-name="Default">
      <style:table-cell-properties fo:border-bottom="0.06pt solid #000000" fo:background-color="#c0c0c0" fo:border-left="none" fo:border-right="none" fo:border-top="none"/>
    </style:style>
    <style:style style:name="ce39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0c0c0"/>
    </style:style>
    <style:style style:name="ce41" style:family="table-cell" style:parent-style-name="Default">
      <style:table-cell-properties fo:border-bottom="none" fo:background-color="#c0c0c0" fo:border-left="none" fo:border-right="none" fo:border-top="0.06pt solid #000000"/>
    </style:style>
    <style:style style:name="ce42" style:family="table-cell" style:parent-style-name="Default">
      <style:table-cell-properties fo:border-bottom="none" fo:background-color="#c0c0c0" fo:border-left="none" fo:border-right="0.06pt solid #000000" fo:border-top="0.06pt solid #000000"/>
    </style:style>
    <style:style style:name="ce43" style:family="table-cell" style:parent-style-name="Default">
      <style:table-cell-properties fo:border-bottom="none" fo:background-color="#c0c0c0" fo:border-left="none" fo:border-right="0.06pt solid #000000" fo:border-top="none"/>
    </style:style>
    <style:style style:name="ce44" style:family="table-cell" style:parent-style-name="Default">
      <style:table-cell-properties fo:border-bottom="0.06pt solid #000000" fo:background-color="#c0c0c0" fo:border-left="none" fo:border-right="0.06pt solid #000000" fo:border-top="none"/>
    </style:style>
  </office:automatic-styles>
  <office:body>
    <office:spreadsheet>
      <table:table table:name="Analysis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row table:style-name="ro1" table:number-rows-repeated="42">
          <table:table-cell table:number-columns-repeated="7"/>
        </table:table-row>
        <table:table-row table:style-name="ro2">
          <table:table-cell table:style-name="ce27" office:value-type="string">
            <text:p>Protocol:</text:p>
          </table:table-cell>
          <table:table-cell table:style-name="ce31" office:value-type="string" table:number-columns-spanned="5" table:number-rows-spanned="1">
            <text:p>Firefly</text:p>
          </table:table-cell>
          <table:covered-table-cell table:style-name="ce39"/>
          <table:covered-table-cell table:number-columns-repeated="3" table:style-name="ce41"/>
          <table:table-cell table:style-name="ce42"/>
        </table:table-row>
        <table:table-row table:style-name="ro3">
          <table:table-cell table:style-name="ce28"/>
          <table:table-cell table:style-name="ce32" office:value-type="string" table:number-columns-spanned="5" table:number-rows-spanned="1">
            <text:p>Cache Size Comparison</text:p>
          </table:table-cell>
          <table:covered-table-cell table:number-columns-repeated="4" table:style-name="ce40"/>
          <table:table-cell table:style-name="ce43"/>
        </table:table-row>
        <table:table-row table:style-name="ro3">
          <table:table-cell table:style-name="ce28"/>
          <table:table-cell table:style-name="ce33" office:value-type="string">
            <text:p>32 KB</text:p>
          </table:table-cell>
          <table:table-cell table:style-name="ce33" office:value-type="string">
            <text:p>64 KB</text:p>
          </table:table-cell>
          <table:table-cell table:style-name="ce33" office:value-type="string">
            <text:p>128 KB</text:p>
          </table:table-cell>
          <table:table-cell table:style-name="ce33" office:value-type="string">
            <text:p>256 KB</text:p>
          </table:table-cell>
          <table:table-cell table:style-name="ce33" office:value-type="string">
            <text:p>512 KB</text:p>
          </table:table-cell>
          <table:table-cell table:style-name="ce43"/>
        </table:table-row>
        <table:table-row table:style-name="ro3">
          <table:table-cell table:style-name="ce29" office:value-type="string">
            <text:p>read misses <text:s/></text:p>
          </table:table-cell>
          <table:table-cell table:style-name="ce34" office:value-type="float" office:value="6449.75">
            <text:p>6449.75</text:p>
          </table:table-cell>
          <table:table-cell table:style-name="ce34" office:value-type="float" office:value="6011.5">
            <text:p>6011.50</text:p>
          </table:table-cell>
          <table:table-cell table:style-name="ce34" office:value-type="float" office:value="5749.25">
            <text:p>5749.25</text:p>
          </table:table-cell>
          <table:table-cell table:style-name="ce34" office:value-type="float" office:value="5644.25">
            <text:p>5644.25</text:p>
          </table:table-cell>
          <table:table-cell table:style-name="ce34" office:value-type="float" office:value="5609.5">
            <text:p>5609.50</text:p>
          </table:table-cell>
          <table:table-cell table:style-name="ce43"/>
        </table:table-row>
        <table:table-row table:style-name="ro3">
          <table:table-cell table:style-name="ce29" office:value-type="string">
            <text:p>write misses <text:s/></text:p>
          </table:table-cell>
          <table:table-cell table:style-name="ce34" office:value-type="float" office:value="2">
            <text:p>2.00</text:p>
          </table:table-cell>
          <table:table-cell table:number-columns-repeated="4" table:style-name="ce34" office:value-type="float" office:value="1.75">
            <text:p>1.75</text:p>
          </table:table-cell>
          <table:table-cell table:style-name="ce43"/>
        </table:table-row>
        <table:table-row table:style-name="ro4">
          <table:table-cell table:style-name="ce29" office:value-type="string">
            <text:p>BusRds <text:s/></text:p>
          </table:table-cell>
          <table:table-cell table:style-name="ce34" office:value-type="float" office:value="6449.75">
            <text:p>6449.75</text:p>
          </table:table-cell>
          <table:table-cell table:style-name="ce34" office:value-type="float" office:value="6011.5">
            <text:p>6011.50</text:p>
          </table:table-cell>
          <table:table-cell table:style-name="ce34" office:value-type="float" office:value="5749.25">
            <text:p>5749.25</text:p>
          </table:table-cell>
          <table:table-cell table:style-name="ce34" office:value-type="float" office:value="5644.25">
            <text:p>5644.25</text:p>
          </table:table-cell>
          <table:table-cell table:style-name="ce34" office:value-type="float" office:value="5609.5">
            <text:p>5609.50</text:p>
          </table:table-cell>
          <table:table-cell table:style-name="ce43"/>
        </table:table-row>
        <table:table-row table:style-name="ro4">
          <table:table-cell table:style-name="ce29" office:value-type="string">
            <text:p>BusRdXs <text:s/></text:p>
          </table:table-cell>
          <table:table-cell table:number-columns-repeated="5" table:style-name="ce35" office:value-type="float" office:value="0">
            <text:p>0</text:p>
          </table:table-cell>
          <table:table-cell table:style-name="ce43"/>
        </table:table-row>
        <table:table-row table:style-name="ro4">
          <table:table-cell table:style-name="ce29" office:value-type="string">
            <text:p>BusUpgrs <text:s/></text:p>
          </table:table-cell>
          <table:table-cell table:number-columns-repeated="5" table:style-name="ce35" office:value-type="float" office:value="0">
            <text:p>0</text:p>
          </table:table-cell>
          <table:table-cell table:style-name="ce43"/>
        </table:table-row>
        <table:table-row table:style-name="ro4">
          <table:table-cell table:style-name="ce29" office:value-type="string">
            <text:p>BusUpds <text:s/></text:p>
          </table:table-cell>
          <table:table-cell table:style-name="ce34" office:value-type="float" office:value="1793">
            <text:p>1793.00</text:p>
          </table:table-cell>
          <table:table-cell table:style-name="ce34" office:value-type="float" office:value="1951.25">
            <text:p>1951.25</text:p>
          </table:table-cell>
          <table:table-cell table:style-name="ce34" office:value-type="float" office:value="2074.5">
            <text:p>2074.50</text:p>
          </table:table-cell>
          <table:table-cell table:style-name="ce34" office:value-type="float" office:value="2121.75">
            <text:p>2121.75</text:p>
          </table:table-cell>
          <table:table-cell table:style-name="ce34" office:value-type="float" office:value="2156">
            <text:p>2156.00</text:p>
          </table:table-cell>
          <table:table-cell table:style-name="ce43"/>
        </table:table-row>
        <table:table-row table:style-name="ro3">
          <table:table-cell table:style-name="ce29" office:value-type="string">
            <text:p>miss rate <text:s/></text:p>
          </table:table-cell>
          <table:table-cell table:style-name="ce36" office:value-type="float" office:value="0.0516235">
            <text:p>0.05162</text:p>
          </table:table-cell>
          <table:table-cell table:style-name="ce36" office:value-type="float" office:value="0.048115">
            <text:p>0.04812</text:p>
          </table:table-cell>
          <table:table-cell table:style-name="ce36" office:value-type="float" office:value="0.0460165">
            <text:p>0.04602</text:p>
          </table:table-cell>
          <table:table-cell table:style-name="ce36" office:value-type="float" office:value="0.04517675">
            <text:p>0.04518</text:p>
          </table:table-cell>
          <table:table-cell table:style-name="ce36" office:value-type="float" office:value="0.0448985">
            <text:p>0.04490</text:p>
          </table:table-cell>
          <table:table-cell table:style-name="ce43"/>
        </table:table-row>
        <table:table-row table:style-name="ro4">
          <table:table-cell table:style-name="ce29" office:value-type="string">
            <text:p>writebacks <text:s/></text:p>
          </table:table-cell>
          <table:table-cell table:style-name="ce34" office:value-type="float" office:value="8.75">
            <text:p>8.75</text:p>
          </table:table-cell>
          <table:table-cell table:style-name="ce34" office:value-type="float" office:value="6.25">
            <text:p>6.25</text:p>
          </table:table-cell>
          <table:table-cell table:style-name="ce34" office:value-type="float" office:value="6">
            <text:p>6.00</text:p>
          </table:table-cell>
          <table:table-cell table:style-name="ce34" office:value-type="float" office:value="5">
            <text:p>5.00</text:p>
          </table:table-cell>
          <table:table-cell table:style-name="ce34" office:value-type="float" office:value="2.25">
            <text:p>2.25</text:p>
          </table:table-cell>
          <table:table-cell table:style-name="ce43"/>
        </table:table-row>
        <table:table-row table:style-name="ro3">
          <table:table-cell table:style-name="ce29" office:value-type="string">
            <text:p>memory transactions <text:s/></text:p>
          </table:table-cell>
          <table:table-cell table:style-name="ce34" office:value-type="float" office:value="1607.75">
            <text:p>1607.75</text:p>
          </table:table-cell>
          <table:table-cell table:style-name="ce34" office:value-type="float" office:value="1512.5">
            <text:p>1512.50</text:p>
          </table:table-cell>
          <table:table-cell table:style-name="ce34" office:value-type="float" office:value="1454.5">
            <text:p>1454.50</text:p>
          </table:table-cell>
          <table:table-cell table:style-name="ce34" office:value-type="float" office:value="1428.25">
            <text:p>1428.25</text:p>
          </table:table-cell>
          <table:table-cell table:style-name="ce34" office:value-type="float" office:value="1417">
            <text:p>1417.00</text:p>
          </table:table-cell>
          <table:table-cell table:style-name="ce43"/>
        </table:table-row>
        <table:table-row table:style-name="ro3">
          <table:table-cell table:style-name="ce29" office:value-type="string">
            <text:p>cache-to-cache transfers <text:s/></text:p>
          </table:table-cell>
          <table:table-cell table:style-name="ce37" office:value-type="float" office:value="4852.75">
            <text:p>4852.75</text:p>
          </table:table-cell>
          <table:table-cell table:style-name="ce37" office:value-type="float" office:value="4507">
            <text:p>4507.00</text:p>
          </table:table-cell>
          <table:table-cell table:style-name="ce37" office:value-type="float" office:value="4302.5">
            <text:p>4302.50</text:p>
          </table:table-cell>
          <table:table-cell table:style-name="ce37" office:value-type="float" office:value="4222.75">
            <text:p>4222.75</text:p>
          </table:table-cell>
          <table:table-cell table:style-name="ce37" office:value-type="float" office:value="4196.5">
            <text:p>4196.50</text:p>
          </table:table-cell>
          <table:table-cell table:style-name="ce43"/>
        </table:table-row>
        <table:table-row table:style-name="ro3">
          <table:table-cell table:style-name="ce30"/>
          <table:table-cell table:style-name="ce38" table:number-columns-repeated="5"/>
          <table:table-cell table:style-name="ce44"/>
        </table:table-row>
        <table:table-row table:style-name="ro3" table:number-rows-repeated="1048519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5" number:min-integer-digits="1"/>
    </number:number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8">00/00/0000</text:date>, <text:time style:data-style-name="N2" text:time-value="0000-00-00T22:34: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457cm" svg:height="6.069cm" xlink:href="." xlink:type="simple" chart:class="chart:bar" chart:style-name="ch1">
        <chart:title svg:x="11.781cm" svg:y="1.894cm" chart:style-name="ch2">
          <text:p>Firefly</text:p>
        </chart:title>
        <chart:subtitle svg:x="10.411cm" svg:y="2.561cm" chart:style-name="ch3">
          <text:p>Cache Size Comparison</text:p>
        </chart:subtitle>
        <chart:legend svg:x="14.687cm" svg:y="0.439cm" style:legend-expansion="custom" chartooo:width="1.939cm" chartooo:height="1.746cm" style:legend-expansion-aspect-ratio="1.11053837342497" chart:style-name="ch4"/>
        <chart:plot-area chart:style-name="ch5" chart:data-source-has-labels="both" svg:x="0.337cm" svg:y="0.144cm" svg:width="17.654cm" svg:height="5.97cm">
          <chartooo:coordinate-region svg:x="4.583cm" svg:y="0.144cm" svg:width="13.036cm" svg:height="5.297cm"/>
          <chart:axis chart:dimension="x" chart:name="primary-x" chart:style-name="ch6" chartooo:axis-type="auto">
            <chartooo:date-scale/>
            <chart:categories table:cell-range-address="local-table.$A$2:.$A$1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11" chart:label-cell-address="local-table.$B$1" chart:class="chart:bar">
            <chart:data-point chart:repeated="10"/>
          </chart:series>
          <chart:series chart:style-name="ch10" chart:values-cell-range-address="local-table.$C$2:.$C$11" chart:label-cell-address="local-table.$C$1" chart:class="chart:bar">
            <chart:data-point chart:repeated="10"/>
          </chart:series>
          <chart:series chart:style-name="ch11" chart:values-cell-range-address="local-table.$D$2:.$D$11" chart:label-cell-address="local-table.$D$1" chart:class="chart:bar">
            <chart:data-point chart:repeated="10"/>
          </chart:series>
          <chart:series chart:style-name="ch12" chart:values-cell-range-address="local-table.$E$2:.$E$11" chart:label-cell-address="local-table.$E$1" chart:class="chart:bar">
            <chart:data-point chart:repeated="10"/>
          </chart:series>
          <chart:series chart:style-name="ch13" chart:values-cell-range-address="local-table.$F$2:.$F$11" chart:label-cell-address="local-table.$F$1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 KB</text:p>
              </table:table-cell>
              <table:table-cell office:value-type="string">
                <text:p>64 KB</text:p>
              </table:table-cell>
              <table:table-cell office:value-type="string">
                <text:p>128 KB</text:p>
              </table:table-cell>
              <table:table-cell office:value-type="string">
                <text:p>256 KB</text:p>
              </table:table-cell>
              <table:table-cell office:value-type="string">
                <text:p>512 KB</text:p>
              </table:table-cell>
            </table:table-row>
          </table:table-header-rows>
          <table:table-rows>
            <table:table-row>
              <table:table-cell office:value-type="string">
                <text:p>read misses  </text:p>
              </table:table-cell>
              <table:table-cell office:value-type="float" office:value="6449.75">
                <text:p>6449.75</text:p>
              </table:table-cell>
              <table:table-cell office:value-type="float" office:value="6011.5">
                <text:p>6011.5</text:p>
              </table:table-cell>
              <table:table-cell office:value-type="float" office:value="5749.25">
                <text:p>5749.25</text:p>
              </table:table-cell>
              <table:table-cell office:value-type="float" office:value="5644.25">
                <text:p>5644.25</text:p>
              </table:table-cell>
              <table:table-cell office:value-type="float" office:value="5609.5">
                <text:p>5609.5</text:p>
              </table:table-cell>
            </table:table-row>
            <table:table-row>
              <table:table-cell office:value-type="string">
                <text:p>write misses  </text:p>
              </table:table-cell>
              <table:table-cell office:value-type="float" office:value="2">
                <text:p>2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BusRds  </text:p>
              </table:table-cell>
              <table:table-cell office:value-type="float" office:value="6449.75">
                <text:p>6449.75</text:p>
              </table:table-cell>
              <table:table-cell office:value-type="float" office:value="6011.5">
                <text:p>6011.5</text:p>
              </table:table-cell>
              <table:table-cell office:value-type="float" office:value="5749.25">
                <text:p>5749.25</text:p>
              </table:table-cell>
              <table:table-cell office:value-type="float" office:value="5644.25">
                <text:p>5644.25</text:p>
              </table:table-cell>
              <table:table-cell office:value-type="float" office:value="5609.5">
                <text:p>5609.5</text:p>
              </table:table-cell>
            </table:table-row>
            <table:table-row>
              <table:table-cell office:value-type="string">
                <text:p>BusRdXs 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usUpgrs 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usUpds  </text:p>
              </table:table-cell>
              <table:table-cell office:value-type="float" office:value="1793">
                <text:p>1793</text:p>
              </table:table-cell>
              <table:table-cell office:value-type="float" office:value="1951.25">
                <text:p>1951.25</text:p>
              </table:table-cell>
              <table:table-cell office:value-type="float" office:value="2074.5">
                <text:p>2074.5</text:p>
              </table:table-cell>
              <table:table-cell office:value-type="float" office:value="2121.75">
                <text:p>2121.75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string">
                <text:p>miss rate  </text:p>
              </table:table-cell>
              <table:table-cell office:value-type="float" office:value="0.0516235">
                <text:p>0.0516235</text:p>
              </table:table-cell>
              <table:table-cell office:value-type="float" office:value="0.048115">
                <text:p>0.048115</text:p>
              </table:table-cell>
              <table:table-cell office:value-type="float" office:value="0.0460165">
                <text:p>0.0460165</text:p>
              </table:table-cell>
              <table:table-cell office:value-type="float" office:value="0.04517675">
                <text:p>0.04517675</text:p>
              </table:table-cell>
              <table:table-cell office:value-type="float" office:value="0.0448985">
                <text:p>0.0448985</text:p>
              </table:table-cell>
            </table:table-row>
            <table:table-row>
              <table:table-cell office:value-type="string">
                <text:p>writebacks  </text:p>
              </table:table-cell>
              <table:table-cell office:value-type="float" office:value="8.75">
                <text:p>8.75</text:p>
              </table:table-cell>
              <table:table-cell office:value-type="float" office:value="6.25">
                <text:p>6.2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memory transactions  </text:p>
              </table:table-cell>
              <table:table-cell office:value-type="float" office:value="1607.75">
                <text:p>1607.75</text:p>
              </table:table-cell>
              <table:table-cell office:value-type="float" office:value="1512.5">
                <text:p>1512.5</text:p>
              </table:table-cell>
              <table:table-cell office:value-type="float" office:value="1454.5">
                <text:p>1454.5</text:p>
              </table:table-cell>
              <table:table-cell office:value-type="float" office:value="1428.25">
                <text:p>1428.25</text:p>
              </table:table-cell>
              <table:table-cell office:value-type="float" office:value="1417">
                <text:p>1417</text:p>
              </table:table-cell>
            </table:table-row>
            <table:table-row>
              <table:table-cell office:value-type="string">
                <text:p>cache-to-cache transfers  </text:p>
              </table:table-cell>
              <table:table-cell office:value-type="float" office:value="4852.75">
                <text:p>4852.75</text:p>
              </table:table-cell>
              <table:table-cell office:value-type="float" office:value="4507">
                <text:p>4507</text:p>
              </table:table-cell>
              <table:table-cell office:value-type="float" office:value="4302.5">
                <text:p>4302.5</text:p>
              </table:table-cell>
              <table:table-cell office:value-type="float" office:value="4222.75">
                <text:p>4222.75</text:p>
              </table:table-cell>
              <table:table-cell office:value-type="float" office:value="4196.5">
                <text:p>4196.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Windows_x86 LibreOffice_project/9e9821abd0ffdbc09cd8c52eaa574fa09eb08f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37in"/>
    </style:style>
    <style:style style:name="co3" style:family="table-column">
      <style:table-column-properties fo:break-before="auto" style:column-width="0.7799in"/>
    </style:style>
    <style:style style:name="co4" style:family="table-column">
      <style:table-column-properties fo:break-before="auto" style:column-width="0.17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 style:data-style-name="N122">
      <style:table-cell-properties fo:border-bottom="none" fo:border-left="0.06pt solid #000000" fo:border-right="0.06pt solid #000000" fo:border-top="none"/>
      <style:text-properties style:text-position=""/>
    </style:style>
    <style:style style:name="ce11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12" style:family="table-cell" style:parent-style-name="Default">
      <style:table-cell-properties fo:border-bottom="0.06pt solid #000000" fo:background-color="#c0c0c0" fo:border-left="none" fo:border-right="none" fo:border-top="none"/>
      <style:text-properties style:text-position=""/>
    </style:style>
    <style:style style:name="ce13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ackground-color="#c0c0c0"/>
      <style:text-properties style:text-position=""/>
    </style:style>
    <style:style style:name="ce15" style:family="table-cell" style:parent-style-name="Default">
      <style:table-cell-properties fo:border-bottom="none" fo:background-color="#c0c0c0" fo:border-left="none" fo:border-right="none" fo:border-top="0.06pt solid #000000"/>
      <style:text-properties style:text-position=""/>
    </style:style>
    <style:style style:name="ce16" style:family="table-cell" style:parent-style-name="Default">
      <style:table-cell-properties fo:border-bottom="none" fo:background-color="#c0c0c0" fo:border-left="none" fo:border-right="0.06pt solid #000000" fo:border-top="0.06pt solid #000000"/>
      <style:text-properties style:text-position=""/>
    </style:style>
    <style:style style:name="ce17" style:family="table-cell" style:parent-style-name="Default">
      <style:table-cell-properties fo:border-bottom="none" fo:background-color="#c0c0c0" fo:border-left="none" fo:border-right="0.06pt solid #000000" fo:border-top="none"/>
      <style:text-properties style:text-position=""/>
    </style:style>
    <style:style style:name="ce18" style:family="table-cell" style:parent-style-name="Default">
      <style:table-cell-properties fo:border-bottom="0.06pt solid #000000" fo:background-color="#c0c0c0" fo:border-left="none" fo:border-right="0.06pt solid #000000" fo:border-top="none"/>
      <style:text-properties style:text-position=""/>
    </style:style>
    <style:style style:name="ce2" style:family="table-cell" style:parent-style-name="Default">
      <style:table-cell-properties fo:border-bottom="none" fo:background-color="#c0c0c0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end" fo:margin-left="0in"/>
      <style:text-properties style:text-position=""/>
    </style:style>
    <style:style style:name="ce4" style:family="table-cell" style:parent-style-name="Default">
      <style:table-cell-properties fo:border-bottom="0.06pt solid #000000" fo:background-color="#c0c0c0" fo:border-left="0.06pt solid #000000" fo:border-right="none" fo:border-top="none"/>
      <style:text-properties style:text-position=""/>
    </style:style>
    <style:style style:name="ce5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style:text-position="" style:text-underline-style="none" fo:font-weight="bold" style:font-weight-asian="bold" style:font-weight-complex="bold"/>
    </style:style>
    <style:style style:name="ce8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text-position=""/>
    </style:style>
    <style:style style:name="ce9" style:family="table-cell" style:parent-style-name="Default" style:data-style-name="N1">
      <style:table-cell-properties fo:border-bottom="none" fo:border-left="0.06pt solid #000000" fo:border-right="0.06pt solid #000000" fo:border-top="none"/>
      <style:text-properties style:text-position=""/>
    </style:style>
    <style:style style:name="ce27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fo:border-bottom="none" fo:background-color="#c0c0c0" fo:border-left="0.06pt solid #000000" fo:border-right="none" fo:border-top="none"/>
    </style:style>
    <style:style style:name="ce29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end" fo:margin-left="0in"/>
    </style:style>
    <style:style style:name="ce30" style:family="table-cell" style:parent-style-name="Default">
      <style:table-cell-properties fo:border-bottom="0.06pt solid #000000" fo:background-color="#c0c0c0" fo:border-left="0.06pt solid #000000" fo:border-right="none" fo:border-top="none"/>
    </style:style>
    <style:style style:name="ce31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4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35" style:family="table-cell" style:parent-style-name="Default" style:data-style-name="N1">
      <style:table-cell-properties fo:border-bottom="none" fo:border-left="0.06pt solid #000000" fo:border-right="0.06pt solid #000000" fo:border-top="none"/>
    </style:style>
    <style:style style:name="ce36" style:family="table-cell" style:parent-style-name="Default" style:data-style-name="N122">
      <style:table-cell-properties fo:border-bottom="none" fo:border-left="0.06pt solid #000000" fo:border-right="0.06pt solid #000000" fo:border-top="none"/>
    </style:style>
    <style:style style:name="ce37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38" style:family="table-cell" style:parent-style-name="Default">
      <style:table-cell-properties fo:border-bottom="0.06pt solid #000000" fo:background-color="#c0c0c0" fo:border-left="none" fo:border-right="none" fo:border-top="none"/>
    </style:style>
    <style:style style:name="ce39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0c0c0"/>
    </style:style>
    <style:style style:name="ce41" style:family="table-cell" style:parent-style-name="Default">
      <style:table-cell-properties fo:border-bottom="none" fo:background-color="#c0c0c0" fo:border-left="none" fo:border-right="none" fo:border-top="0.06pt solid #000000"/>
    </style:style>
    <style:style style:name="ce42" style:family="table-cell" style:parent-style-name="Default">
      <style:table-cell-properties fo:border-bottom="none" fo:background-color="#c0c0c0" fo:border-left="none" fo:border-right="0.06pt solid #000000" fo:border-top="0.06pt solid #000000"/>
    </style:style>
    <style:style style:name="ce43" style:family="table-cell" style:parent-style-name="Default">
      <style:table-cell-properties fo:border-bottom="none" fo:background-color="#c0c0c0" fo:border-left="none" fo:border-right="0.06pt solid #000000" fo:border-top="none"/>
    </style:style>
    <style:style style:name="ce44" style:family="table-cell" style:parent-style-name="Default">
      <style:table-cell-properties fo:border-bottom="0.06pt solid #000000" fo:background-color="#c0c0c0" fo:border-left="none" fo:border-right="0.06pt solid #000000" fo:border-top="none"/>
    </style:style>
  </office:automatic-styles>
  <office:body>
    <office:spreadsheet>
      <table:table table:name="Analysis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 table:number-rows-repeated="42">
          <table:table-cell table:number-columns-repeated="12"/>
        </table:table-row>
        <table:table-row table:style-name="ro2">
          <table:table-cell table:number-columns-repeated="7"/>
          <table:table-cell table:style-name="ce27" office:value-type="string">
            <text:p>Protocol:</text:p>
          </table:table-cell>
          <table:table-cell table:style-name="ce31" office:value-type="string" table:number-columns-spanned="3" table:number-rows-spanned="1">
            <text:p>Firefly</text:p>
          </table:table-cell>
          <table:covered-table-cell table:style-name="ce39"/>
          <table:covered-table-cell table:style-name="ce41"/>
          <table:table-cell table:style-name="ce42"/>
        </table:table-row>
        <table:table-row table:style-name="ro3">
          <table:table-cell table:number-columns-repeated="7"/>
          <table:table-cell table:style-name="ce28"/>
          <table:table-cell table:style-name="ce32" office:value-type="string" table:number-columns-spanned="3" table:number-rows-spanned="1">
            <text:p>Block Size Comparison</text:p>
          </table:table-cell>
          <table:covered-table-cell table:number-columns-repeated="2" table:style-name="ce40"/>
          <table:table-cell table:style-name="ce43"/>
        </table:table-row>
        <table:table-row table:style-name="ro3">
          <table:table-cell table:number-columns-repeated="7"/>
          <table:table-cell table:style-name="ce28"/>
          <table:table-cell table:style-name="ce33" office:value-type="string">
            <text:p>64 B</text:p>
          </table:table-cell>
          <table:table-cell table:style-name="ce33" office:value-type="string">
            <text:p>128 B</text:p>
          </table:table-cell>
          <table:table-cell table:style-name="ce33" office:value-type="string">
            <text:p>256 B</text:p>
          </table:table-cell>
          <table:table-cell table:style-name="ce43"/>
        </table:table-row>
        <table:table-row table:style-name="ro3">
          <table:table-cell table:number-columns-repeated="7"/>
          <table:table-cell table:style-name="ce29" office:value-type="string">
            <text:p>read misses <text:s/></text:p>
          </table:table-cell>
          <table:table-cell table:style-name="ce34" office:value-type="float" office:value="5603.5">
            <text:p>5603.50</text:p>
          </table:table-cell>
          <table:table-cell table:style-name="ce34" office:value-type="float" office:value="5078.75">
            <text:p>5078.75</text:p>
          </table:table-cell>
          <table:table-cell table:style-name="ce34" office:value-type="float" office:value="4632.75">
            <text:p>4632.75</text:p>
          </table:table-cell>
          <table:table-cell table:style-name="ce43"/>
        </table:table-row>
        <table:table-row table:style-name="ro3">
          <table:table-cell table:number-columns-repeated="7"/>
          <table:table-cell table:style-name="ce29" office:value-type="string">
            <text:p>write misses <text:s/></text:p>
          </table:table-cell>
          <table:table-cell table:style-name="ce34" office:value-type="float" office:value="1.75">
            <text:p>1.75</text:p>
          </table:table-cell>
          <table:table-cell table:number-columns-repeated="2" table:style-name="ce34" office:value-type="float" office:value="1.5">
            <text:p>1.50</text:p>
          </table:table-cell>
          <table:table-cell table:style-name="ce43"/>
        </table:table-row>
        <table:table-row table:style-name="ro4">
          <table:table-cell table:number-columns-repeated="7"/>
          <table:table-cell table:style-name="ce29" office:value-type="string">
            <text:p>BusRds <text:s/></text:p>
          </table:table-cell>
          <table:table-cell table:style-name="ce34" office:value-type="float" office:value="5603.5">
            <text:p>5603.50</text:p>
          </table:table-cell>
          <table:table-cell table:style-name="ce34" office:value-type="float" office:value="5078.75">
            <text:p>5078.75</text:p>
          </table:table-cell>
          <table:table-cell table:style-name="ce34" office:value-type="float" office:value="4632.75">
            <text:p>4632.75</text:p>
          </table:table-cell>
          <table:table-cell table:style-name="ce43"/>
        </table:table-row>
        <table:table-row table:style-name="ro4">
          <table:table-cell table:number-columns-repeated="7"/>
          <table:table-cell table:style-name="ce29" office:value-type="string">
            <text:p>BusRdXs <text:s/></text:p>
          </table:table-cell>
          <table:table-cell table:number-columns-repeated="3" table:style-name="ce35" office:value-type="float" office:value="0">
            <text:p>0</text:p>
          </table:table-cell>
          <table:table-cell table:style-name="ce43"/>
        </table:table-row>
        <table:table-row table:style-name="ro4">
          <table:table-cell table:number-columns-repeated="7"/>
          <table:table-cell table:style-name="ce29" office:value-type="string">
            <text:p>BusUpgrs <text:s/></text:p>
          </table:table-cell>
          <table:table-cell table:number-columns-repeated="3" table:style-name="ce35" office:value-type="float" office:value="0">
            <text:p>0</text:p>
          </table:table-cell>
          <table:table-cell table:style-name="ce43"/>
        </table:table-row>
        <table:table-row table:style-name="ro4">
          <table:table-cell table:number-columns-repeated="7"/>
          <table:table-cell table:style-name="ce29" office:value-type="string">
            <text:p>BusUpds <text:s/></text:p>
          </table:table-cell>
          <table:table-cell table:style-name="ce34" office:value-type="float" office:value="2156">
            <text:p>2156.00</text:p>
          </table:table-cell>
          <table:table-cell table:style-name="ce34" office:value-type="float" office:value="4376.25">
            <text:p>4376.25</text:p>
          </table:table-cell>
          <table:table-cell table:style-name="ce34" office:value-type="float" office:value="5139.75">
            <text:p>5139.75</text:p>
          </table:table-cell>
          <table:table-cell table:style-name="ce43"/>
        </table:table-row>
        <table:table-row table:style-name="ro3">
          <table:table-cell table:number-columns-repeated="7"/>
          <table:table-cell table:style-name="ce29" office:value-type="string">
            <text:p>miss rate <text:s/></text:p>
          </table:table-cell>
          <table:table-cell table:style-name="ce36" office:value-type="float" office:value="0.04485025">
            <text:p>0.04485</text:p>
          </table:table-cell>
          <table:table-cell table:style-name="ce36" office:value-type="float" office:value="0.0406495">
            <text:p>0.04065</text:p>
          </table:table-cell>
          <table:table-cell table:style-name="ce36" office:value-type="float" office:value="0.037081">
            <text:p>0.03708</text:p>
          </table:table-cell>
          <table:table-cell table:style-name="ce43"/>
        </table:table-row>
        <table:table-row table:style-name="ro4">
          <table:table-cell table:number-columns-repeated="7"/>
          <table:table-cell table:style-name="ce29" office:value-type="string">
            <text:p>writebacks <text:s/></text:p>
          </table:table-cell>
          <table:table-cell table:style-name="ce34" office:value-type="float" office:value="1.5">
            <text:p>1.50</text:p>
          </table:table-cell>
          <table:table-cell table:style-name="ce34" office:value-type="float" office:value="2">
            <text:p>2.00</text:p>
          </table:table-cell>
          <table:table-cell table:style-name="ce34" office:value-type="float" office:value="2.5">
            <text:p>2.50</text:p>
          </table:table-cell>
          <table:table-cell table:style-name="ce43"/>
        </table:table-row>
        <table:table-row table:style-name="ro3">
          <table:table-cell table:number-columns-repeated="7"/>
          <table:table-cell table:style-name="ce29" office:value-type="string">
            <text:p>memory transactions <text:s/></text:p>
          </table:table-cell>
          <table:table-cell table:style-name="ce34" office:value-type="float" office:value="1414.75">
            <text:p>1414.75</text:p>
          </table:table-cell>
          <table:table-cell table:style-name="ce34" office:value-type="float" office:value="1282.75">
            <text:p>1282.75</text:p>
          </table:table-cell>
          <table:table-cell table:style-name="ce34" office:value-type="float" office:value="1169.5">
            <text:p>1169.50</text:p>
          </table:table-cell>
          <table:table-cell table:style-name="ce43"/>
        </table:table-row>
        <table:table-row table:style-name="ro3">
          <table:table-cell table:number-columns-repeated="7"/>
          <table:table-cell table:style-name="ce29" office:value-type="string">
            <text:p>cache-to-cache transfers <text:s/></text:p>
          </table:table-cell>
          <table:table-cell table:style-name="ce37" office:value-type="float" office:value="4192">
            <text:p>4192.00</text:p>
          </table:table-cell>
          <table:table-cell table:style-name="ce37" office:value-type="float" office:value="3799.5">
            <text:p>3799.50</text:p>
          </table:table-cell>
          <table:table-cell table:style-name="ce37" office:value-type="float" office:value="3467.25">
            <text:p>3467.25</text:p>
          </table:table-cell>
          <table:table-cell table:style-name="ce43"/>
        </table:table-row>
        <table:table-row table:style-name="ro3">
          <table:table-cell table:number-columns-repeated="7"/>
          <table:table-cell table:style-name="ce30"/>
          <table:table-cell table:style-name="ce38" table:number-columns-repeated="3"/>
          <table:table-cell table:style-name="ce44"/>
        </table:table-row>
        <table:table-row table:style-name="ro3" table:number-rows-repeated="1048519">
          <table:table-cell table:number-columns-repeated="12"/>
        </table:table-row>
        <table:table-row table:style-name="ro3">
          <table:table-cell table:number-columns-repeated="12"/>
        </table:table-row>
      </table:table>
      <table:named-expressions/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5" number:min-integer-digits="1"/>
    </number:number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8">00/00/0000</text:date>, <text:time style:data-style-name="N2" text:time-value="0000-00-00T22:34: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457cm" svg:height="6.069cm" xlink:href="." xlink:type="simple" chart:class="chart:bar" chart:style-name="ch1">
        <chart:title svg:x="15.6cm" svg:y="0.22cm" chart:style-name="ch2">
          <text:p>Firefly</text:p>
        </chart:title>
        <chart:subtitle svg:x="13.434cm" svg:y="0.937cm" chart:style-name="ch3">
          <text:p>Block Size Comparison</text:p>
        </chart:subtitle>
        <chart:legend svg:x="9.259cm" svg:y="0.689cm" style:legend-expansion="custom" chartooo:width="1.939cm" chartooo:height="1.746cm" style:legend-expansion-aspect-ratio="1.11053837342497" chart:style-name="ch4"/>
        <chart:plot-area chart:style-name="ch5" chart:data-source-has-labels="both" svg:x="0.337cm" svg:y="0.144cm" svg:width="17.654cm" svg:height="5.97cm">
          <chartooo:coordinate-region svg:x="4.583cm" svg:y="0.144cm" svg:width="13.036cm" svg:height="5.297cm"/>
          <chart:axis chart:dimension="x" chart:name="primary-x" chart:style-name="ch6" chartooo:axis-type="auto">
            <chartooo:date-scale/>
            <chart:categories table:cell-range-address="local-table.$A$2:.$A$1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11" chart:label-cell-address="local-table.$B$1" chart:class="chart:bar">
            <chart:data-point chart:repeated="10"/>
          </chart:series>
          <chart:series chart:style-name="ch10" chart:values-cell-range-address="local-table.$C$2:.$C$11" chart:label-cell-address="local-table.$C$1" chart:class="chart:bar">
            <chart:data-point chart:repeated="10"/>
          </chart:series>
          <chart:series chart:style-name="ch11" chart:values-cell-range-address="local-table.$D$2:.$D$11" chart:label-cell-address="local-table.$D$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4 B</text:p>
              </table:table-cell>
              <table:table-cell office:value-type="string">
                <text:p>128 B</text:p>
              </table:table-cell>
              <table:table-cell office:value-type="string">
                <text:p>256 B</text:p>
              </table:table-cell>
            </table:table-row>
          </table:table-header-rows>
          <table:table-rows>
            <table:table-row>
              <table:table-cell office:value-type="string">
                <text:p>read misses  </text:p>
              </table:table-cell>
              <table:table-cell office:value-type="float" office:value="5603.5">
                <text:p>5603.5</text:p>
              </table:table-cell>
              <table:table-cell office:value-type="float" office:value="5078.75">
                <text:p>5078.75</text:p>
              </table:table-cell>
              <table:table-cell office:value-type="float" office:value="4632.75">
                <text:p>4632.75</text:p>
              </table:table-cell>
            </table:table-row>
            <table:table-row>
              <table:table-cell office:value-type="string">
                <text:p>write misses  </text:p>
              </table:table-cell>
              <table:table-cell office:value-type="float" office:value="1.75">
                <text:p>1.7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BusRds  </text:p>
              </table:table-cell>
              <table:table-cell office:value-type="float" office:value="5603.5">
                <text:p>5603.5</text:p>
              </table:table-cell>
              <table:table-cell office:value-type="float" office:value="5078.75">
                <text:p>5078.75</text:p>
              </table:table-cell>
              <table:table-cell office:value-type="float" office:value="4632.75">
                <text:p>4632.75</text:p>
              </table:table-cell>
            </table:table-row>
            <table:table-row>
              <table:table-cell office:value-type="string">
                <text:p>BusRdXs 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usUpgrs 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usUpds  </text:p>
              </table:table-cell>
              <table:table-cell office:value-type="float" office:value="2156">
                <text:p>2156</text:p>
              </table:table-cell>
              <table:table-cell office:value-type="float" office:value="4376.25">
                <text:p>4376.25</text:p>
              </table:table-cell>
              <table:table-cell office:value-type="float" office:value="5139.75">
                <text:p>5139.75</text:p>
              </table:table-cell>
            </table:table-row>
            <table:table-row>
              <table:table-cell office:value-type="string">
                <text:p>miss rate  </text:p>
              </table:table-cell>
              <table:table-cell office:value-type="float" office:value="0.04485025">
                <text:p>0.04485025</text:p>
              </table:table-cell>
              <table:table-cell office:value-type="float" office:value="0.0406495">
                <text:p>0.0406495</text:p>
              </table:table-cell>
              <table:table-cell office:value-type="float" office:value="0.037081">
                <text:p>0.037081</text:p>
              </table:table-cell>
            </table:table-row>
            <table:table-row>
              <table:table-cell office:value-type="string">
                <text:p>writebacks  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memory transactions  </text:p>
              </table:table-cell>
              <table:table-cell office:value-type="float" office:value="1414.75">
                <text:p>1414.75</text:p>
              </table:table-cell>
              <table:table-cell office:value-type="float" office:value="1282.75">
                <text:p>1282.75</text:p>
              </table:table-cell>
              <table:table-cell office:value-type="float" office:value="1169.5">
                <text:p>1169.5</text:p>
              </table:table-cell>
            </table:table-row>
            <table:table-row>
              <table:table-cell office:value-type="string">
                <text:p>cache-to-cache transfers  </text:p>
              </table:table-cell>
              <table:table-cell office:value-type="float" office:value="4192">
                <text:p>4192</text:p>
              </table:table-cell>
              <table:table-cell office:value-type="float" office:value="3799.5">
                <text:p>3799.5</text:p>
              </table:table-cell>
              <table:table-cell office:value-type="float" office:value="3467.25">
                <text:p>3467.2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Windows_x86 LibreOffice_project/9e9821abd0ffdbc09cd8c52eaa574fa09eb08f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37in"/>
    </style:style>
    <style:style style:name="co3" style:family="table-column">
      <style:table-column-properties fo:break-before="auto" style:column-width="0.7799in"/>
    </style:style>
    <style:style style:name="co4" style:family="table-column">
      <style:table-column-properties fo:break-before="auto" style:column-width="0.1752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 style:data-style-name="N122">
      <style:table-cell-properties fo:border-bottom="none" fo:border-left="0.06pt solid #000000" fo:border-right="0.06pt solid #000000" fo:border-top="none"/>
      <style:text-properties style:text-position=""/>
    </style:style>
    <style:style style:name="ce11" style:family="table-cell" style:parent-style-name="Default" style:data-style-name="N1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12" style:family="table-cell" style:parent-style-name="Default">
      <style:table-cell-properties fo:border-bottom="0.06pt solid #000000" fo:background-color="#c0c0c0" fo:border-left="none" fo:border-right="none" fo:border-top="none"/>
      <style:text-properties style:text-position=""/>
    </style:style>
    <style:style style:name="ce13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ackground-color="#c0c0c0"/>
      <style:text-properties style:text-position=""/>
    </style:style>
    <style:style style:name="ce15" style:family="table-cell" style:parent-style-name="Default">
      <style:table-cell-properties fo:border-bottom="none" fo:background-color="#c0c0c0" fo:border-left="none" fo:border-right="none" fo:border-top="0.06pt solid #000000"/>
      <style:text-properties style:text-position=""/>
    </style:style>
    <style:style style:name="ce16" style:family="table-cell" style:parent-style-name="Default">
      <style:table-cell-properties fo:border-bottom="none" fo:background-color="#c0c0c0" fo:border-left="none" fo:border-right="0.06pt solid #000000" fo:border-top="0.06pt solid #000000"/>
      <style:text-properties style:text-position=""/>
    </style:style>
    <style:style style:name="ce17" style:family="table-cell" style:parent-style-name="Default">
      <style:table-cell-properties fo:border-bottom="none" fo:background-color="#c0c0c0" fo:border-left="none" fo:border-right="0.06pt solid #000000" fo:border-top="none"/>
      <style:text-properties style:text-position=""/>
    </style:style>
    <style:style style:name="ce18" style:family="table-cell" style:parent-style-name="Default">
      <style:table-cell-properties fo:border-bottom="0.06pt solid #000000" fo:background-color="#c0c0c0" fo:border-left="none" fo:border-right="0.06pt solid #000000" fo:border-top="none"/>
      <style:text-properties style:text-position=""/>
    </style:style>
    <style:style style:name="ce2" style:family="table-cell" style:parent-style-name="Default">
      <style:table-cell-properties fo:border-bottom="none" fo:background-color="#c0c0c0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end" fo:margin-left="0in"/>
      <style:text-properties style:text-position=""/>
    </style:style>
    <style:style style:name="ce4" style:family="table-cell" style:parent-style-name="Default">
      <style:table-cell-properties fo:border-bottom="0.06pt solid #000000" fo:background-color="#c0c0c0" fo:border-left="0.06pt solid #000000" fo:border-right="none" fo:border-top="none"/>
      <style:text-properties style:text-position=""/>
    </style:style>
    <style:style style:name="ce5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style:text-position="" style:text-underline-style="none" fo:font-weight="bold" style:font-weight-asian="bold" style:font-weight-complex="bold"/>
    </style:style>
    <style:style style:name="ce8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text-position=""/>
    </style:style>
    <style:style style:name="ce9" style:family="table-cell" style:parent-style-name="Default" style:data-style-name="N1">
      <style:table-cell-properties fo:border-bottom="none" fo:border-left="0.06pt solid #000000" fo:border-right="0.06pt solid #000000" fo:border-top="none"/>
      <style:text-properties style:text-position=""/>
    </style:style>
    <style:style style:name="ce27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fo:border-bottom="none" fo:background-color="#c0c0c0" fo:border-left="0.06pt solid #000000" fo:border-right="none" fo:border-top="none"/>
    </style:style>
    <style:style style:name="ce29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end" fo:margin-left="0in"/>
    </style:style>
    <style:style style:name="ce30" style:family="table-cell" style:parent-style-name="Default">
      <style:table-cell-properties fo:border-bottom="0.06pt solid #000000" fo:background-color="#c0c0c0" fo:border-left="0.06pt solid #000000" fo:border-right="none" fo:border-top="none"/>
    </style:style>
    <style:style style:name="ce31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4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35" style:family="table-cell" style:parent-style-name="Default" style:data-style-name="N1">
      <style:table-cell-properties fo:border-bottom="none" fo:border-left="0.06pt solid #000000" fo:border-right="0.06pt solid #000000" fo:border-top="none"/>
    </style:style>
    <style:style style:name="ce36" style:family="table-cell" style:parent-style-name="Default" style:data-style-name="N122">
      <style:table-cell-properties fo:border-bottom="none" fo:border-left="0.06pt solid #000000" fo:border-right="0.06pt solid #000000" fo:border-top="none"/>
    </style:style>
    <style:style style:name="ce37" style:family="table-cell" style:parent-style-name="Default" style:data-style-name="N1">
      <style:table-cell-properties fo:border-bottom="0.06pt solid #000000" fo:border-left="0.06pt solid #000000" fo:border-right="0.06pt solid #000000" fo:border-top="none"/>
    </style:style>
    <style:style style:name="ce38" style:family="table-cell" style:parent-style-name="Default">
      <style:table-cell-properties fo:border-bottom="0.06pt solid #000000" fo:background-color="#c0c0c0" fo:border-left="none" fo:border-right="none" fo:border-top="none"/>
    </style:style>
    <style:style style:name="ce39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0c0c0"/>
    </style:style>
    <style:style style:name="ce41" style:family="table-cell" style:parent-style-name="Default">
      <style:table-cell-properties fo:border-bottom="none" fo:background-color="#c0c0c0" fo:border-left="none" fo:border-right="none" fo:border-top="0.06pt solid #000000"/>
    </style:style>
    <style:style style:name="ce42" style:family="table-cell" style:parent-style-name="Default">
      <style:table-cell-properties fo:border-bottom="none" fo:background-color="#c0c0c0" fo:border-left="none" fo:border-right="0.06pt solid #000000" fo:border-top="0.06pt solid #000000"/>
    </style:style>
    <style:style style:name="ce43" style:family="table-cell" style:parent-style-name="Default">
      <style:table-cell-properties fo:border-bottom="none" fo:background-color="#c0c0c0" fo:border-left="none" fo:border-right="0.06pt solid #000000" fo:border-top="none"/>
    </style:style>
    <style:style style:name="ce44" style:family="table-cell" style:parent-style-name="Default">
      <style:table-cell-properties fo:border-bottom="0.06pt solid #000000" fo:background-color="#c0c0c0" fo:border-left="none" fo:border-right="0.06pt solid #000000" fo:border-top="none"/>
    </style:style>
  </office:automatic-styles>
  <office:body>
    <office:spreadsheet>
      <table:table table:name="Analysis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table:number-columns-repeated="7"/>
          <table:table-cell table:style-name="ce27" office:value-type="string">
            <text:p>Protocol:</text:p>
          </table:table-cell>
          <table:table-cell table:style-name="ce31" office:value-type="string" table:number-columns-spanned="3" table:number-rows-spanned="1">
            <text:p>MSI</text:p>
          </table:table-cell>
          <table:covered-table-cell table:style-name="ce39"/>
          <table:covered-table-cell table:style-name="ce41"/>
          <table:table-cell table:style-name="ce42"/>
        </table:table-row>
        <table:table-row table:style-name="ro2">
          <table:table-cell table:number-columns-repeated="7"/>
          <table:table-cell table:style-name="ce28"/>
          <table:table-cell table:style-name="ce32" office:value-type="string" table:number-columns-spanned="3" table:number-rows-spanned="1">
            <text:p>Block Size Comparison</text:p>
          </table:table-cell>
          <table:covered-table-cell table:number-columns-repeated="2" table:style-name="ce40"/>
          <table:table-cell table:style-name="ce43"/>
        </table:table-row>
        <table:table-row table:style-name="ro2">
          <table:table-cell table:number-columns-repeated="7"/>
          <table:table-cell table:style-name="ce28"/>
          <table:table-cell table:style-name="ce33" office:value-type="string">
            <text:p>64 B</text:p>
          </table:table-cell>
          <table:table-cell table:style-name="ce33" office:value-type="string">
            <text:p>128 B</text:p>
          </table:table-cell>
          <table:table-cell table:style-name="ce33" office:value-type="string">
            <text:p>256 B</text:p>
          </table:table-cell>
          <table:table-cell table:style-name="ce43"/>
        </table:table-row>
        <table:table-row table:style-name="ro2">
          <table:table-cell table:number-columns-repeated="7"/>
          <table:table-cell table:style-name="ce29" office:value-type="string">
            <text:p>read misses <text:s/></text:p>
          </table:table-cell>
          <table:table-cell table:style-name="ce34" office:value-type="float" office:value="5603.5">
            <text:p>5603.50</text:p>
          </table:table-cell>
          <table:table-cell table:style-name="ce34" office:value-type="float" office:value="5078.75">
            <text:p>5078.75</text:p>
          </table:table-cell>
          <table:table-cell table:style-name="ce34" office:value-type="float" office:value="4632.75">
            <text:p>4632.75</text:p>
          </table:table-cell>
          <table:table-cell table:style-name="ce43"/>
        </table:table-row>
        <table:table-row table:style-name="ro2">
          <table:table-cell table:number-columns-repeated="7"/>
          <table:table-cell table:style-name="ce29" office:value-type="string">
            <text:p>write misses <text:s/></text:p>
          </table:table-cell>
          <table:table-cell table:style-name="ce34" office:value-type="float" office:value="1.75">
            <text:p>1.75</text:p>
          </table:table-cell>
          <table:table-cell table:number-columns-repeated="2" table:style-name="ce34" office:value-type="float" office:value="1.5">
            <text:p>1.50</text:p>
          </table:table-cell>
          <table:table-cell table:style-name="ce43"/>
        </table:table-row>
        <table:table-row table:style-name="ro3">
          <table:table-cell table:number-columns-repeated="7"/>
          <table:table-cell table:style-name="ce29" office:value-type="string">
            <text:p>BusRds <text:s/></text:p>
          </table:table-cell>
          <table:table-cell table:style-name="ce34" office:value-type="float" office:value="5603.5">
            <text:p>5603.50</text:p>
          </table:table-cell>
          <table:table-cell table:style-name="ce34" office:value-type="float" office:value="5078.75">
            <text:p>5078.75</text:p>
          </table:table-cell>
          <table:table-cell table:style-name="ce34" office:value-type="float" office:value="4632.75">
            <text:p>4632.75</text:p>
          </table:table-cell>
          <table:table-cell table:style-name="ce43"/>
        </table:table-row>
        <table:table-row table:style-name="ro3">
          <table:table-cell table:number-columns-repeated="7"/>
          <table:table-cell table:style-name="ce29" office:value-type="string">
            <text:p>BusRdXs <text:s/></text:p>
          </table:table-cell>
          <table:table-cell table:style-name="ce34" office:value-type="float" office:value="612.5">
            <text:p>612.50</text:p>
          </table:table-cell>
          <table:table-cell table:style-name="ce34" office:value-type="float" office:value="584.75">
            <text:p>584.75</text:p>
          </table:table-cell>
          <table:table-cell table:style-name="ce34" office:value-type="float" office:value="560.5">
            <text:p>560.50</text:p>
          </table:table-cell>
          <table:table-cell table:style-name="ce43"/>
        </table:table-row>
        <table:table-row table:style-name="ro3">
          <table:table-cell table:number-columns-repeated="7"/>
          <table:table-cell table:style-name="ce29" office:value-type="string">
            <text:p>BusUpgrs <text:s/></text:p>
          </table:table-cell>
          <table:table-cell table:number-columns-repeated="3" table:style-name="ce35" office:value-type="float" office:value="0">
            <text:p>0</text:p>
          </table:table-cell>
          <table:table-cell table:style-name="ce43"/>
        </table:table-row>
        <table:table-row table:style-name="ro3">
          <table:table-cell table:number-columns-repeated="7"/>
          <table:table-cell table:style-name="ce29" office:value-type="string">
            <text:p>BusUpds <text:s/></text:p>
          </table:table-cell>
          <table:table-cell table:number-columns-repeated="3" table:style-name="ce35" office:value-type="float" office:value="0">
            <text:p>0</text:p>
          </table:table-cell>
          <table:table-cell table:style-name="ce43"/>
        </table:table-row>
        <table:table-row table:style-name="ro2">
          <table:table-cell table:number-columns-repeated="7"/>
          <table:table-cell table:style-name="ce29" office:value-type="string">
            <text:p>miss rate <text:s/></text:p>
          </table:table-cell>
          <table:table-cell table:style-name="ce36" office:value-type="float" office:value="0.04485025">
            <text:p>0.04485</text:p>
          </table:table-cell>
          <table:table-cell table:style-name="ce36" office:value-type="float" office:value="0.0406495">
            <text:p>0.04065</text:p>
          </table:table-cell>
          <table:table-cell table:style-name="ce36" office:value-type="float" office:value="0.037081">
            <text:p>0.03708</text:p>
          </table:table-cell>
          <table:table-cell table:style-name="ce43"/>
        </table:table-row>
        <table:table-row table:style-name="ro3">
          <table:table-cell table:number-columns-repeated="7"/>
          <table:table-cell table:style-name="ce29" office:value-type="string">
            <text:p>writebacks <text:s/></text:p>
          </table:table-cell>
          <table:table-cell table:style-name="ce34" office:value-type="float" office:value="113.25">
            <text:p>113.25</text:p>
          </table:table-cell>
          <table:table-cell table:style-name="ce34" office:value-type="float" office:value="152">
            <text:p>152.00</text:p>
          </table:table-cell>
          <table:table-cell table:style-name="ce34" office:value-type="float" office:value="197.5">
            <text:p>197.50</text:p>
          </table:table-cell>
          <table:table-cell table:style-name="ce43"/>
        </table:table-row>
        <table:table-row table:style-name="ro2">
          <table:table-cell table:number-columns-repeated="7"/>
          <table:table-cell table:style-name="ce29" office:value-type="string">
            <text:p>memory transactions <text:s/></text:p>
          </table:table-cell>
          <table:table-cell table:style-name="ce34" office:value-type="float" office:value="5718.5">
            <text:p>5718.50</text:p>
          </table:table-cell>
          <table:table-cell table:style-name="ce34" office:value-type="float" office:value="5232.25">
            <text:p>5232.25</text:p>
          </table:table-cell>
          <table:table-cell table:style-name="ce34" office:value-type="float" office:value="4831.75">
            <text:p>4831.75</text:p>
          </table:table-cell>
          <table:table-cell table:style-name="ce43"/>
        </table:table-row>
        <table:table-row table:style-name="ro2">
          <table:table-cell table:number-columns-repeated="7"/>
          <table:table-cell table:style-name="ce29" office:value-type="string">
            <text:p>cache-to-cache transfers <text:s/></text:p>
          </table:table-cell>
          <table:table-cell table:number-columns-repeated="3" table:style-name="ce37" office:value-type="float" office:value="0">
            <text:p>0</text:p>
          </table:table-cell>
          <table:table-cell table:style-name="ce43"/>
        </table:table-row>
        <table:table-row table:style-name="ro2">
          <table:table-cell table:number-columns-repeated="7"/>
          <table:table-cell table:style-name="ce30"/>
          <table:table-cell table:style-name="ce38" table:number-columns-repeated="3"/>
          <table:table-cell table:style-name="ce44"/>
        </table:table-row>
        <table:table-row table:style-name="ro2" table:number-rows-repeated="1048561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5" number:min-integer-digits="1"/>
    </number:number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8">00/00/0000</text:date>, <text:time style:data-style-name="N2" text:time-value="0000-00-00T22:29: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457cm" svg:height="6.069cm" xlink:href="." xlink:type="simple" chart:class="chart:bar" chart:style-name="ch1">
        <chart:title svg:x="11.78cm" svg:y="1.894cm" chart:style-name="ch2">
          <text:p>MSI</text:p>
        </chart:title>
        <chart:subtitle svg:x="10.411cm" svg:y="2.561cm" chart:style-name="ch3">
          <text:p>Cache Size Comparison</text:p>
        </chart:subtitle>
        <chart:legend svg:x="7.676cm" svg:y="1.638cm" style:legend-expansion="custom" chartooo:width="1.939cm" chartooo:height="1.746cm" style:legend-expansion-aspect-ratio="1.11053837342497" chart:style-name="ch4"/>
        <chart:plot-area chart:style-name="ch5" chart:data-source-has-labels="both" svg:x="0.337cm" svg:y="0.145cm" svg:width="17.654cm" svg:height="5.971cm">
          <chartooo:coordinate-region svg:x="4.583cm" svg:y="0.145cm" svg:width="13.036cm" svg:height="5.298cm"/>
          <chart:axis chart:dimension="x" chart:name="primary-x" chart:style-name="ch6" chartooo:axis-type="auto">
            <chartooo:date-scale/>
            <chart:categories table:cell-range-address="local-table.$A$2:.$A$1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11" chart:label-cell-address="local-table.$B$1" chart:class="chart:bar">
            <chart:data-point chart:repeated="10"/>
          </chart:series>
          <chart:series chart:style-name="ch10" chart:values-cell-range-address="local-table.$C$2:.$C$11" chart:label-cell-address="local-table.$C$1" chart:class="chart:bar">
            <chart:data-point chart:repeated="10"/>
          </chart:series>
          <chart:series chart:style-name="ch11" chart:values-cell-range-address="local-table.$D$2:.$D$11" chart:label-cell-address="local-table.$D$1" chart:class="chart:bar">
            <chart:data-point chart:repeated="10"/>
          </chart:series>
          <chart:series chart:style-name="ch12" chart:values-cell-range-address="local-table.$E$2:.$E$11" chart:label-cell-address="local-table.$E$1" chart:class="chart:bar">
            <chart:data-point chart:repeated="10"/>
          </chart:series>
          <chart:series chart:style-name="ch13" chart:values-cell-range-address="local-table.$F$2:.$F$11" chart:label-cell-address="local-table.$F$1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 KB</text:p>
              </table:table-cell>
              <table:table-cell office:value-type="string">
                <text:p>64 KB</text:p>
              </table:table-cell>
              <table:table-cell office:value-type="string">
                <text:p>128 KB</text:p>
              </table:table-cell>
              <table:table-cell office:value-type="string">
                <text:p>256 KB</text:p>
              </table:table-cell>
              <table:table-cell office:value-type="string">
                <text:p>512 KB</text:p>
              </table:table-cell>
            </table:table-row>
          </table:table-header-rows>
          <table:table-rows>
            <table:table-row>
              <table:table-cell office:value-type="string">
                <text:p>read misses  </text:p>
              </table:table-cell>
              <table:table-cell office:value-type="float" office:value="6449.75">
                <text:p>6449.75</text:p>
              </table:table-cell>
              <table:table-cell office:value-type="float" office:value="6011.5">
                <text:p>6011.5</text:p>
              </table:table-cell>
              <table:table-cell office:value-type="float" office:value="5749.25">
                <text:p>5749.25</text:p>
              </table:table-cell>
              <table:table-cell office:value-type="float" office:value="5644.25">
                <text:p>5644.25</text:p>
              </table:table-cell>
              <table:table-cell office:value-type="float" office:value="5609.5">
                <text:p>5609.5</text:p>
              </table:table-cell>
            </table:table-row>
            <table:table-row>
              <table:table-cell office:value-type="string">
                <text:p>write misses  </text:p>
              </table:table-cell>
              <table:table-cell office:value-type="float" office:value="2">
                <text:p>2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BusRds  </text:p>
              </table:table-cell>
              <table:table-cell office:value-type="float" office:value="6449.75">
                <text:p>6449.75</text:p>
              </table:table-cell>
              <table:table-cell office:value-type="float" office:value="6011.5">
                <text:p>6011.5</text:p>
              </table:table-cell>
              <table:table-cell office:value-type="float" office:value="5749.25">
                <text:p>5749.25</text:p>
              </table:table-cell>
              <table:table-cell office:value-type="float" office:value="5644.25">
                <text:p>5644.25</text:p>
              </table:table-cell>
              <table:table-cell office:value-type="float" office:value="5609.5">
                <text:p>5609.5</text:p>
              </table:table-cell>
            </table:table-row>
            <table:table-row>
              <table:table-cell office:value-type="string">
                <text:p>BusRdXs  </text:p>
              </table:table-cell>
              <table:table-cell office:value-type="float" office:value="630">
                <text:p>630</text:p>
              </table:table-cell>
              <table:table-cell office:value-type="float" office:value="622.75">
                <text:p>622.75</text:p>
              </table:table-cell>
              <table:table-cell office:value-type="float" office:value="617.5">
                <text:p>617.5</text:p>
              </table:table-cell>
              <table:table-cell office:value-type="float" office:value="614.25">
                <text:p>614.25</text:p>
              </table:table-cell>
              <table:table-cell office:value-type="float" office:value="612.5">
                <text:p>612.5</text:p>
              </table:table-cell>
            </table:table-row>
            <table:table-row>
              <table:table-cell office:value-type="string">
                <text:p>BusUpgrs 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usUpds 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iss rate  </text:p>
              </table:table-cell>
              <table:table-cell office:value-type="float" office:value="0.0516235">
                <text:p>0.0516235</text:p>
              </table:table-cell>
              <table:table-cell office:value-type="float" office:value="0.048115">
                <text:p>0.048115</text:p>
              </table:table-cell>
              <table:table-cell office:value-type="float" office:value="0.0460165">
                <text:p>0.0460165</text:p>
              </table:table-cell>
              <table:table-cell office:value-type="float" office:value="0.04517675">
                <text:p>0.04517675</text:p>
              </table:table-cell>
              <table:table-cell office:value-type="float" office:value="0.0448985">
                <text:p>0.0448985</text:p>
              </table:table-cell>
            </table:table-row>
            <table:table-row>
              <table:table-cell office:value-type="string">
                <text:p>writebacks  </text:p>
              </table:table-cell>
              <table:table-cell office:value-type="float" office:value="577.25">
                <text:p>577.25</text:p>
              </table:table-cell>
              <table:table-cell office:value-type="float" office:value="519">
                <text:p>519</text:p>
              </table:table-cell>
              <table:table-cell office:value-type="float" office:value="411.5">
                <text:p>411.5</text:p>
              </table:table-cell>
              <table:table-cell office:value-type="float" office:value="236.25">
                <text:p>236.25</text:p>
              </table:table-cell>
              <table:table-cell office:value-type="float" office:value="134.75">
                <text:p>134.75</text:p>
              </table:table-cell>
            </table:table-row>
            <table:table-row>
              <table:table-cell office:value-type="string">
                <text:p>memory transactions  </text:p>
              </table:table-cell>
              <table:table-cell office:value-type="float" office:value="7029">
                <text:p>7029</text:p>
              </table:table-cell>
              <table:table-cell office:value-type="float" office:value="6532.25">
                <text:p>6532.25</text:p>
              </table:table-cell>
              <table:table-cell office:value-type="float" office:value="6162.5">
                <text:p>6162.5</text:p>
              </table:table-cell>
              <table:table-cell office:value-type="float" office:value="5882.25">
                <text:p>5882.25</text:p>
              </table:table-cell>
              <table:table-cell office:value-type="float" office:value="5746">
                <text:p>5746</text:p>
              </table:table-cell>
            </table:table-row>
            <table:table-row>
              <table:table-cell office:value-type="string">
                <text:p>cache-to-cache transfers 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Windows_x86 LibreOffice_project/9e9821abd0ffdbc09cd8c52eaa574fa09eb08f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457cm" svg:height="6.069cm" xlink:href="." xlink:type="simple" chart:class="chart:bar" chart:style-name="ch1">
        <chart:title svg:x="11.781cm" svg:y="1.894cm" chart:style-name="ch2">
          <text:p>MSI</text:p>
        </chart:title>
        <chart:subtitle svg:x="10.412cm" svg:y="2.561cm" chart:style-name="ch3">
          <text:p>Block Size Comparison</text:p>
        </chart:subtitle>
        <chart:legend svg:x="7.675cm" svg:y="1.638cm" style:legend-expansion="custom" chartooo:width="1.939cm" chartooo:height="1.746cm" style:legend-expansion-aspect-ratio="1.11053837342497" chart:style-name="ch4"/>
        <chart:plot-area chart:style-name="ch5" chart:data-source-has-labels="both" svg:x="0.337cm" svg:y="0.144cm" svg:width="17.654cm" svg:height="5.97cm">
          <chartooo:coordinate-region svg:x="4.583cm" svg:y="0.144cm" svg:width="13.036cm" svg:height="5.297cm"/>
          <chart:axis chart:dimension="x" chart:name="primary-x" chart:style-name="ch6" chartooo:axis-type="auto">
            <chartooo:date-scale/>
            <chart:categories table:cell-range-address="local-table.$A$2:.$A$1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11" chart:label-cell-address="local-table.$B$1" chart:class="chart:bar">
            <chart:data-point chart:repeated="10"/>
          </chart:series>
          <chart:series chart:style-name="ch10" chart:values-cell-range-address="local-table.$C$2:.$C$11" chart:label-cell-address="local-table.$C$1" chart:class="chart:bar">
            <chart:data-point chart:repeated="10"/>
          </chart:series>
          <chart:series chart:style-name="ch11" chart:values-cell-range-address="local-table.$D$2:.$D$11" chart:label-cell-address="local-table.$D$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4 B</text:p>
              </table:table-cell>
              <table:table-cell office:value-type="string">
                <text:p>128 B</text:p>
              </table:table-cell>
              <table:table-cell office:value-type="string">
                <text:p>256 B</text:p>
              </table:table-cell>
            </table:table-row>
          </table:table-header-rows>
          <table:table-rows>
            <table:table-row>
              <table:table-cell office:value-type="string">
                <text:p>read misses  </text:p>
              </table:table-cell>
              <table:table-cell office:value-type="float" office:value="5603.5">
                <text:p>5603.5</text:p>
              </table:table-cell>
              <table:table-cell office:value-type="float" office:value="5078.75">
                <text:p>5078.75</text:p>
              </table:table-cell>
              <table:table-cell office:value-type="float" office:value="4632.75">
                <text:p>4632.75</text:p>
              </table:table-cell>
            </table:table-row>
            <table:table-row>
              <table:table-cell office:value-type="string">
                <text:p>write misses  </text:p>
              </table:table-cell>
              <table:table-cell office:value-type="float" office:value="1.75">
                <text:p>1.7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BusRds  </text:p>
              </table:table-cell>
              <table:table-cell office:value-type="float" office:value="5603.5">
                <text:p>5603.5</text:p>
              </table:table-cell>
              <table:table-cell office:value-type="float" office:value="5078.75">
                <text:p>5078.75</text:p>
              </table:table-cell>
              <table:table-cell office:value-type="float" office:value="4632.75">
                <text:p>4632.75</text:p>
              </table:table-cell>
            </table:table-row>
            <table:table-row>
              <table:table-cell office:value-type="string">
                <text:p>BusRdXs  </text:p>
              </table:table-cell>
              <table:table-cell office:value-type="float" office:value="612.5">
                <text:p>612.5</text:p>
              </table:table-cell>
              <table:table-cell office:value-type="float" office:value="584.75">
                <text:p>584.75</text:p>
              </table:table-cell>
              <table:table-cell office:value-type="float" office:value="560.5">
                <text:p>560.5</text:p>
              </table:table-cell>
            </table:table-row>
            <table:table-row>
              <table:table-cell office:value-type="string">
                <text:p>BusUpgrs 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usUpds 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iss rate  </text:p>
              </table:table-cell>
              <table:table-cell office:value-type="float" office:value="0.04485025">
                <text:p>0.04485025</text:p>
              </table:table-cell>
              <table:table-cell office:value-type="float" office:value="0.0406495">
                <text:p>0.0406495</text:p>
              </table:table-cell>
              <table:table-cell office:value-type="float" office:value="0.037081">
                <text:p>0.037081</text:p>
              </table:table-cell>
            </table:table-row>
            <table:table-row>
              <table:table-cell office:value-type="string">
                <text:p>writebacks  </text:p>
              </table:table-cell>
              <table:table-cell office:value-type="float" office:value="113.25">
                <text:p>113.25</text:p>
              </table:table-cell>
              <table:table-cell office:value-type="float" office:value="152">
                <text:p>152</text:p>
              </table:table-cell>
              <table:table-cell office:value-type="float" office:value="197.5">
                <text:p>197.5</text:p>
              </table:table-cell>
            </table:table-row>
            <table:table-row>
              <table:table-cell office:value-type="string">
                <text:p>memory transactions  </text:p>
              </table:table-cell>
              <table:table-cell office:value-type="float" office:value="5718.5">
                <text:p>5718.5</text:p>
              </table:table-cell>
              <table:table-cell office:value-type="float" office:value="5232.25">
                <text:p>5232.25</text:p>
              </table:table-cell>
              <table:table-cell office:value-type="float" office:value="4831.75">
                <text:p>4831.75</text:p>
              </table:table-cell>
            </table:table-row>
            <table:table-row>
              <table:table-cell office:value-type="string">
                <text:p>cache-to-cache transfers 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Windows_x86 LibreOffice_project/9e9821abd0ffdbc09cd8c52eaa574fa09eb08f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1.7937in"/>
    </style:style>
    <style:style style:name="co2" style:family="table-column">
      <style:table-column-properties fo:break-before="auto" style:column-width="0.7799in"/>
    </style:style>
    <style:style style:name="co3" style:family="table-column">
      <style:table-column-properties fo:break-before="auto" style:column-width="0.18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 style:data-style-name="N122">
      <style:table-cell-properties fo:border-bottom="none" fo:border-left="0.06pt solid #000000" fo:border-right="0.06pt solid #000000" fo:border-top="none"/>
      <style:text-properties style:text-position=""/>
    </style:style>
    <style:style style:name="ce11" style:family="table-cell" style:parent-style-name="Default" style:data-style-name="N1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12" style:family="table-cell" style:parent-style-name="Default">
      <style:table-cell-properties fo:border-bottom="0.06pt solid #000000" fo:background-color="#c0c0c0" fo:border-left="none" fo:border-right="none" fo:border-top="none"/>
      <style:text-properties style:text-position=""/>
    </style:style>
    <style:style style:name="ce13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ackground-color="#c0c0c0"/>
      <style:text-properties style:text-position=""/>
    </style:style>
    <style:style style:name="ce15" style:family="table-cell" style:parent-style-name="Default">
      <style:table-cell-properties fo:border-bottom="none" fo:background-color="#c0c0c0" fo:border-left="none" fo:border-right="none" fo:border-top="0.06pt solid #000000"/>
      <style:text-properties style:text-position=""/>
    </style:style>
    <style:style style:name="ce16" style:family="table-cell" style:parent-style-name="Default">
      <style:table-cell-properties fo:border-bottom="none" fo:background-color="#c0c0c0" fo:border-left="none" fo:border-right="0.06pt solid #000000" fo:border-top="0.06pt solid #000000"/>
      <style:text-properties style:text-position=""/>
    </style:style>
    <style:style style:name="ce17" style:family="table-cell" style:parent-style-name="Default">
      <style:table-cell-properties fo:border-bottom="none" fo:background-color="#c0c0c0" fo:border-left="none" fo:border-right="0.06pt solid #000000" fo:border-top="none"/>
      <style:text-properties style:text-position=""/>
    </style:style>
    <style:style style:name="ce18" style:family="table-cell" style:parent-style-name="Default">
      <style:table-cell-properties fo:border-bottom="0.06pt solid #000000" fo:background-color="#c0c0c0" fo:border-left="none" fo:border-right="0.06pt solid #000000" fo:border-top="none"/>
      <style:text-properties style:text-position=""/>
    </style:style>
    <style:style style:name="ce2" style:family="table-cell" style:parent-style-name="Default">
      <style:table-cell-properties fo:border-bottom="none" fo:background-color="#c0c0c0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end" fo:margin-left="0in"/>
      <style:text-properties style:text-position=""/>
    </style:style>
    <style:style style:name="ce4" style:family="table-cell" style:parent-style-name="Default">
      <style:table-cell-properties fo:border-bottom="0.06pt solid #000000" fo:background-color="#c0c0c0" fo:border-left="0.06pt solid #000000" fo:border-right="none" fo:border-top="none"/>
      <style:text-properties style:text-position=""/>
    </style:style>
    <style:style style:name="ce5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style:text-position="" style:text-underline-style="none" fo:font-weight="bold" style:font-weight-asian="bold" style:font-weight-complex="bold"/>
    </style:style>
    <style:style style:name="ce8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text-position=""/>
    </style:style>
    <style:style style:name="ce9" style:family="table-cell" style:parent-style-name="Default" style:data-style-name="N1">
      <style:table-cell-properties fo:border-bottom="none" fo:border-left="0.06pt solid #000000" fo:border-right="0.06pt solid #000000" fo:border-top="none"/>
      <style:text-properties style:text-position=""/>
    </style:style>
    <style:style style:name="ce27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fo:border-bottom="none" fo:background-color="#c0c0c0" fo:border-left="0.06pt solid #000000" fo:border-right="none" fo:border-top="none"/>
    </style:style>
    <style:style style:name="ce29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end" fo:margin-left="0in"/>
    </style:style>
    <style:style style:name="ce30" style:family="table-cell" style:parent-style-name="Default">
      <style:table-cell-properties fo:border-bottom="0.06pt solid #000000" fo:background-color="#c0c0c0" fo:border-left="0.06pt solid #000000" fo:border-right="none" fo:border-top="none"/>
    </style:style>
    <style:style style:name="ce31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4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35" style:family="table-cell" style:parent-style-name="Default" style:data-style-name="N1">
      <style:table-cell-properties fo:border-bottom="none" fo:border-left="0.06pt solid #000000" fo:border-right="0.06pt solid #000000" fo:border-top="none"/>
    </style:style>
    <style:style style:name="ce36" style:family="table-cell" style:parent-style-name="Default" style:data-style-name="N122">
      <style:table-cell-properties fo:border-bottom="none" fo:border-left="0.06pt solid #000000" fo:border-right="0.06pt solid #000000" fo:border-top="none"/>
    </style:style>
    <style:style style:name="ce37" style:family="table-cell" style:parent-style-name="Default" style:data-style-name="N1">
      <style:table-cell-properties fo:border-bottom="0.06pt solid #000000" fo:border-left="0.06pt solid #000000" fo:border-right="0.06pt solid #000000" fo:border-top="none"/>
    </style:style>
    <style:style style:name="ce38" style:family="table-cell" style:parent-style-name="Default">
      <style:table-cell-properties fo:border-bottom="0.06pt solid #000000" fo:background-color="#c0c0c0" fo:border-left="none" fo:border-right="none" fo:border-top="none"/>
    </style:style>
    <style:style style:name="ce39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0c0c0"/>
    </style:style>
    <style:style style:name="ce41" style:family="table-cell" style:parent-style-name="Default">
      <style:table-cell-properties fo:border-bottom="none" fo:background-color="#c0c0c0" fo:border-left="none" fo:border-right="none" fo:border-top="0.06pt solid #000000"/>
    </style:style>
    <style:style style:name="ce42" style:family="table-cell" style:parent-style-name="Default">
      <style:table-cell-properties fo:border-bottom="none" fo:background-color="#c0c0c0" fo:border-left="none" fo:border-right="0.06pt solid #000000" fo:border-top="0.06pt solid #000000"/>
    </style:style>
    <style:style style:name="ce43" style:family="table-cell" style:parent-style-name="Default">
      <style:table-cell-properties fo:border-bottom="none" fo:background-color="#c0c0c0" fo:border-left="none" fo:border-right="0.06pt solid #000000" fo:border-top="none"/>
    </style:style>
    <style:style style:name="ce44" style:family="table-cell" style:parent-style-name="Default">
      <style:table-cell-properties fo:border-bottom="0.06pt solid #000000" fo:background-color="#c0c0c0" fo:border-left="none" fo:border-right="0.06pt solid #000000" fo:border-top="none"/>
    </style:style>
  </office:automatic-styles>
  <office:body>
    <office:spreadsheet>
      <table:table table:name="Analysis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row table:style-name="ro1" table:number-rows-repeated="14">
          <table:table-cell table:number-columns-repeated="7"/>
        </table:table-row>
        <table:table-row table:style-name="ro2">
          <table:table-cell table:style-name="ce27" office:value-type="string">
            <text:p>Protocol:</text:p>
          </table:table-cell>
          <table:table-cell table:style-name="ce31" office:value-type="string" table:number-columns-spanned="5" table:number-rows-spanned="1">
            <text:p>MSI with Bus Upgrade</text:p>
          </table:table-cell>
          <table:covered-table-cell table:style-name="ce39"/>
          <table:covered-table-cell table:number-columns-repeated="3" table:style-name="ce41"/>
          <table:table-cell table:style-name="ce42"/>
        </table:table-row>
        <table:table-row table:style-name="ro3">
          <table:table-cell table:style-name="ce28"/>
          <table:table-cell table:style-name="ce32" office:value-type="string" table:number-columns-spanned="5" table:number-rows-spanned="1">
            <text:p>Cache Size Comparison</text:p>
          </table:table-cell>
          <table:covered-table-cell table:number-columns-repeated="4" table:style-name="ce40"/>
          <table:table-cell table:style-name="ce43"/>
        </table:table-row>
        <table:table-row table:style-name="ro3">
          <table:table-cell table:style-name="ce28"/>
          <table:table-cell table:style-name="ce33" office:value-type="string">
            <text:p>32 KB</text:p>
          </table:table-cell>
          <table:table-cell table:style-name="ce33" office:value-type="string">
            <text:p>64 KB</text:p>
          </table:table-cell>
          <table:table-cell table:style-name="ce33" office:value-type="string">
            <text:p>128 KB</text:p>
          </table:table-cell>
          <table:table-cell table:style-name="ce33" office:value-type="string">
            <text:p>256 KB</text:p>
          </table:table-cell>
          <table:table-cell table:style-name="ce33" office:value-type="string">
            <text:p>512 KB</text:p>
          </table:table-cell>
          <table:table-cell table:style-name="ce43"/>
        </table:table-row>
        <table:table-row table:style-name="ro3">
          <table:table-cell table:style-name="ce29" office:value-type="string">
            <text:p>read misses <text:s/></text:p>
          </table:table-cell>
          <table:table-cell table:style-name="ce34" office:value-type="float" office:value="6449.75">
            <text:p>6449.75</text:p>
          </table:table-cell>
          <table:table-cell table:style-name="ce34" office:value-type="float" office:value="6011.5">
            <text:p>6011.50</text:p>
          </table:table-cell>
          <table:table-cell table:style-name="ce34" office:value-type="float" office:value="5749.25">
            <text:p>5749.25</text:p>
          </table:table-cell>
          <table:table-cell table:style-name="ce34" office:value-type="float" office:value="5644.25">
            <text:p>5644.25</text:p>
          </table:table-cell>
          <table:table-cell table:style-name="ce34" office:value-type="float" office:value="5609.5">
            <text:p>5609.50</text:p>
          </table:table-cell>
          <table:table-cell table:style-name="ce43"/>
        </table:table-row>
        <table:table-row table:style-name="ro3">
          <table:table-cell table:style-name="ce29" office:value-type="string">
            <text:p>write misses <text:s/></text:p>
          </table:table-cell>
          <table:table-cell table:style-name="ce34" office:value-type="float" office:value="2">
            <text:p>2.00</text:p>
          </table:table-cell>
          <table:table-cell table:number-columns-repeated="4" table:style-name="ce34" office:value-type="float" office:value="1.75">
            <text:p>1.75</text:p>
          </table:table-cell>
          <table:table-cell table:style-name="ce43"/>
        </table:table-row>
        <table:table-row table:style-name="ro4">
          <table:table-cell table:style-name="ce29" office:value-type="string">
            <text:p>BusRds <text:s/></text:p>
          </table:table-cell>
          <table:table-cell table:style-name="ce34" office:value-type="float" office:value="6449.75">
            <text:p>6449.75</text:p>
          </table:table-cell>
          <table:table-cell table:style-name="ce34" office:value-type="float" office:value="6011.5">
            <text:p>6011.50</text:p>
          </table:table-cell>
          <table:table-cell table:style-name="ce34" office:value-type="float" office:value="5749.25">
            <text:p>5749.25</text:p>
          </table:table-cell>
          <table:table-cell table:style-name="ce34" office:value-type="float" office:value="5644.25">
            <text:p>5644.25</text:p>
          </table:table-cell>
          <table:table-cell table:style-name="ce34" office:value-type="float" office:value="5609.5">
            <text:p>5609.50</text:p>
          </table:table-cell>
          <table:table-cell table:style-name="ce43"/>
        </table:table-row>
        <table:table-row table:style-name="ro4">
          <table:table-cell table:style-name="ce29" office:value-type="string">
            <text:p>BusRdXs <text:s/></text:p>
          </table:table-cell>
          <table:table-cell table:style-name="ce34" office:value-type="float" office:value="2">
            <text:p>2.00</text:p>
          </table:table-cell>
          <table:table-cell table:number-columns-repeated="4" table:style-name="ce34" office:value-type="float" office:value="1.75">
            <text:p>1.75</text:p>
          </table:table-cell>
          <table:table-cell table:style-name="ce43"/>
        </table:table-row>
        <table:table-row table:style-name="ro4">
          <table:table-cell table:style-name="ce29" office:value-type="string">
            <text:p>BusUpgrs <text:s/></text:p>
          </table:table-cell>
          <table:table-cell table:style-name="ce34" office:value-type="float" office:value="628">
            <text:p>628.00</text:p>
          </table:table-cell>
          <table:table-cell table:style-name="ce34" office:value-type="float" office:value="621">
            <text:p>621.00</text:p>
          </table:table-cell>
          <table:table-cell table:style-name="ce34" office:value-type="float" office:value="615.75">
            <text:p>615.75</text:p>
          </table:table-cell>
          <table:table-cell table:style-name="ce34" office:value-type="float" office:value="612.5">
            <text:p>612.50</text:p>
          </table:table-cell>
          <table:table-cell table:style-name="ce34" office:value-type="float" office:value="610.75">
            <text:p>610.75</text:p>
          </table:table-cell>
          <table:table-cell table:style-name="ce43"/>
        </table:table-row>
        <table:table-row table:style-name="ro4">
          <table:table-cell table:style-name="ce29" office:value-type="string">
            <text:p>BusUpds <text:s/></text:p>
          </table:table-cell>
          <table:table-cell table:number-columns-repeated="5" table:style-name="ce35" office:value-type="float" office:value="0">
            <text:p>0</text:p>
          </table:table-cell>
          <table:table-cell table:style-name="ce43"/>
        </table:table-row>
        <table:table-row table:style-name="ro3">
          <table:table-cell table:style-name="ce29" office:value-type="string">
            <text:p>miss rate <text:s/></text:p>
          </table:table-cell>
          <table:table-cell table:style-name="ce36" office:value-type="float" office:value="0.0516235">
            <text:p>0.05162</text:p>
          </table:table-cell>
          <table:table-cell table:style-name="ce36" office:value-type="float" office:value="0.048115">
            <text:p>0.04812</text:p>
          </table:table-cell>
          <table:table-cell table:style-name="ce36" office:value-type="float" office:value="0.0460165">
            <text:p>0.04602</text:p>
          </table:table-cell>
          <table:table-cell table:style-name="ce36" office:value-type="float" office:value="0.04517675">
            <text:p>0.04518</text:p>
          </table:table-cell>
          <table:table-cell table:style-name="ce36" office:value-type="float" office:value="0.0448985">
            <text:p>0.04490</text:p>
          </table:table-cell>
          <table:table-cell table:style-name="ce43"/>
        </table:table-row>
        <table:table-row table:style-name="ro4">
          <table:table-cell table:style-name="ce29" office:value-type="string">
            <text:p>writebacks <text:s/></text:p>
          </table:table-cell>
          <table:table-cell table:style-name="ce34" office:value-type="float" office:value="577.25">
            <text:p>577.25</text:p>
          </table:table-cell>
          <table:table-cell table:style-name="ce34" office:value-type="float" office:value="519">
            <text:p>519.00</text:p>
          </table:table-cell>
          <table:table-cell table:style-name="ce34" office:value-type="float" office:value="411.5">
            <text:p>411.50</text:p>
          </table:table-cell>
          <table:table-cell table:style-name="ce34" office:value-type="float" office:value="236.25">
            <text:p>236.25</text:p>
          </table:table-cell>
          <table:table-cell table:style-name="ce34" office:value-type="float" office:value="134.75">
            <text:p>134.75</text:p>
          </table:table-cell>
          <table:table-cell table:style-name="ce43"/>
        </table:table-row>
        <table:table-row table:style-name="ro3">
          <table:table-cell table:style-name="ce29" office:value-type="string">
            <text:p>memory transactions <text:s/></text:p>
          </table:table-cell>
          <table:table-cell table:style-name="ce34" office:value-type="float" office:value="7029">
            <text:p>7029.00</text:p>
          </table:table-cell>
          <table:table-cell table:style-name="ce34" office:value-type="float" office:value="6532.25">
            <text:p>6532.25</text:p>
          </table:table-cell>
          <table:table-cell table:style-name="ce34" office:value-type="float" office:value="6162.5">
            <text:p>6162.50</text:p>
          </table:table-cell>
          <table:table-cell table:style-name="ce34" office:value-type="float" office:value="5882.25">
            <text:p>5882.25</text:p>
          </table:table-cell>
          <table:table-cell table:style-name="ce34" office:value-type="float" office:value="5746">
            <text:p>5746.00</text:p>
          </table:table-cell>
          <table:table-cell table:style-name="ce43"/>
        </table:table-row>
        <table:table-row table:style-name="ro3">
          <table:table-cell table:style-name="ce29" office:value-type="string">
            <text:p>cache-to-cache transfers <text:s/></text:p>
          </table:table-cell>
          <table:table-cell table:number-columns-repeated="5" table:style-name="ce37" office:value-type="float" office:value="0">
            <text:p>0</text:p>
          </table:table-cell>
          <table:table-cell table:style-name="ce43"/>
        </table:table-row>
        <table:table-row table:style-name="ro3">
          <table:table-cell table:style-name="ce30"/>
          <table:table-cell table:style-name="ce38" table:number-columns-repeated="5"/>
          <table:table-cell table:style-name="ce44"/>
        </table:table-row>
        <table:table-row table:style-name="ro3" table:number-rows-repeated="1048547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5" number:min-integer-digits="1"/>
    </number:number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8">00/00/0000</text:date>, <text:time style:data-style-name="N2" text:time-value="0000-00-00T22:31: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457cm" svg:height="6.069cm" xlink:href="." xlink:type="simple" chart:class="chart:bar" chart:style-name="ch1">
        <chart:title svg:x="10.426cm" svg:y="1.767cm" chart:style-name="ch2">
          <text:p>MSI w/ Bus Upgrade</text:p>
        </chart:title>
        <chart:subtitle svg:x="10.336cm" svg:y="2.686cm" chart:style-name="ch3">
          <text:p>Cache Size Comparison</text:p>
        </chart:subtitle>
        <chart:legend svg:x="7.675cm" svg:y="1.638cm" style:legend-expansion="custom" chartooo:width="1.939cm" chartooo:height="1.746cm" style:legend-expansion-aspect-ratio="1.11053837342497" chart:style-name="ch4"/>
        <chart:plot-area chart:style-name="ch5" chart:data-source-has-labels="both" svg:x="0.337cm" svg:y="0.144cm" svg:width="17.654cm" svg:height="5.97cm">
          <chartooo:coordinate-region svg:x="4.583cm" svg:y="0.144cm" svg:width="13.036cm" svg:height="5.297cm"/>
          <chart:axis chart:dimension="x" chart:name="primary-x" chart:style-name="ch6" chartooo:axis-type="auto">
            <chartooo:date-scale/>
            <chart:categories table:cell-range-address="local-table.$A$2:.$A$1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11" chart:label-cell-address="local-table.$B$1" chart:class="chart:bar">
            <chart:data-point chart:repeated="10"/>
          </chart:series>
          <chart:series chart:style-name="ch10" chart:values-cell-range-address="local-table.$C$2:.$C$11" chart:label-cell-address="local-table.$C$1" chart:class="chart:bar">
            <chart:data-point chart:repeated="10"/>
          </chart:series>
          <chart:series chart:style-name="ch11" chart:values-cell-range-address="local-table.$D$2:.$D$11" chart:label-cell-address="local-table.$D$1" chart:class="chart:bar">
            <chart:data-point chart:repeated="10"/>
          </chart:series>
          <chart:series chart:style-name="ch12" chart:values-cell-range-address="local-table.$E$2:.$E$11" chart:label-cell-address="local-table.$E$1" chart:class="chart:bar">
            <chart:data-point chart:repeated="10"/>
          </chart:series>
          <chart:series chart:style-name="ch13" chart:values-cell-range-address="local-table.$F$2:.$F$11" chart:label-cell-address="local-table.$F$1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 KB</text:p>
              </table:table-cell>
              <table:table-cell office:value-type="string">
                <text:p>64 KB</text:p>
              </table:table-cell>
              <table:table-cell office:value-type="string">
                <text:p>128 KB</text:p>
              </table:table-cell>
              <table:table-cell office:value-type="string">
                <text:p>256 KB</text:p>
              </table:table-cell>
              <table:table-cell office:value-type="string">
                <text:p>512 KB</text:p>
              </table:table-cell>
            </table:table-row>
          </table:table-header-rows>
          <table:table-rows>
            <table:table-row>
              <table:table-cell office:value-type="string">
                <text:p>read misses  </text:p>
              </table:table-cell>
              <table:table-cell office:value-type="float" office:value="6449.75">
                <text:p>6449.75</text:p>
              </table:table-cell>
              <table:table-cell office:value-type="float" office:value="6011.5">
                <text:p>6011.5</text:p>
              </table:table-cell>
              <table:table-cell office:value-type="float" office:value="5749.25">
                <text:p>5749.25</text:p>
              </table:table-cell>
              <table:table-cell office:value-type="float" office:value="5644.25">
                <text:p>5644.25</text:p>
              </table:table-cell>
              <table:table-cell office:value-type="float" office:value="5609.5">
                <text:p>5609.5</text:p>
              </table:table-cell>
            </table:table-row>
            <table:table-row>
              <table:table-cell office:value-type="string">
                <text:p>write misses  </text:p>
              </table:table-cell>
              <table:table-cell office:value-type="float" office:value="2">
                <text:p>2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BusRds  </text:p>
              </table:table-cell>
              <table:table-cell office:value-type="float" office:value="6449.75">
                <text:p>6449.75</text:p>
              </table:table-cell>
              <table:table-cell office:value-type="float" office:value="6011.5">
                <text:p>6011.5</text:p>
              </table:table-cell>
              <table:table-cell office:value-type="float" office:value="5749.25">
                <text:p>5749.25</text:p>
              </table:table-cell>
              <table:table-cell office:value-type="float" office:value="5644.25">
                <text:p>5644.25</text:p>
              </table:table-cell>
              <table:table-cell office:value-type="float" office:value="5609.5">
                <text:p>5609.5</text:p>
              </table:table-cell>
            </table:table-row>
            <table:table-row>
              <table:table-cell office:value-type="string">
                <text:p>BusRdXs  </text:p>
              </table:table-cell>
              <table:table-cell office:value-type="float" office:value="2">
                <text:p>2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BusUpgrs  </text:p>
              </table:table-cell>
              <table:table-cell office:value-type="float" office:value="628">
                <text:p>628</text:p>
              </table:table-cell>
              <table:table-cell office:value-type="float" office:value="621">
                <text:p>621</text:p>
              </table:table-cell>
              <table:table-cell office:value-type="float" office:value="615.75">
                <text:p>615.75</text:p>
              </table:table-cell>
              <table:table-cell office:value-type="float" office:value="612.5">
                <text:p>612.5</text:p>
              </table:table-cell>
              <table:table-cell office:value-type="float" office:value="610.75">
                <text:p>610.75</text:p>
              </table:table-cell>
            </table:table-row>
            <table:table-row>
              <table:table-cell office:value-type="string">
                <text:p>BusUpds 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iss rate  </text:p>
              </table:table-cell>
              <table:table-cell office:value-type="float" office:value="0.0516235">
                <text:p>0.0516235</text:p>
              </table:table-cell>
              <table:table-cell office:value-type="float" office:value="0.048115">
                <text:p>0.048115</text:p>
              </table:table-cell>
              <table:table-cell office:value-type="float" office:value="0.0460165">
                <text:p>0.0460165</text:p>
              </table:table-cell>
              <table:table-cell office:value-type="float" office:value="0.04517675">
                <text:p>0.04517675</text:p>
              </table:table-cell>
              <table:table-cell office:value-type="float" office:value="0.0448985">
                <text:p>0.0448985</text:p>
              </table:table-cell>
            </table:table-row>
            <table:table-row>
              <table:table-cell office:value-type="string">
                <text:p>writebacks  </text:p>
              </table:table-cell>
              <table:table-cell office:value-type="float" office:value="577.25">
                <text:p>577.25</text:p>
              </table:table-cell>
              <table:table-cell office:value-type="float" office:value="519">
                <text:p>519</text:p>
              </table:table-cell>
              <table:table-cell office:value-type="float" office:value="411.5">
                <text:p>411.5</text:p>
              </table:table-cell>
              <table:table-cell office:value-type="float" office:value="236.25">
                <text:p>236.25</text:p>
              </table:table-cell>
              <table:table-cell office:value-type="float" office:value="134.75">
                <text:p>134.75</text:p>
              </table:table-cell>
            </table:table-row>
            <table:table-row>
              <table:table-cell office:value-type="string">
                <text:p>memory transactions  </text:p>
              </table:table-cell>
              <table:table-cell office:value-type="float" office:value="7029">
                <text:p>7029</text:p>
              </table:table-cell>
              <table:table-cell office:value-type="float" office:value="6532.25">
                <text:p>6532.25</text:p>
              </table:table-cell>
              <table:table-cell office:value-type="float" office:value="6162.5">
                <text:p>6162.5</text:p>
              </table:table-cell>
              <table:table-cell office:value-type="float" office:value="5882.25">
                <text:p>5882.25</text:p>
              </table:table-cell>
              <table:table-cell office:value-type="float" office:value="5746">
                <text:p>5746</text:p>
              </table:table-cell>
            </table:table-row>
            <table:table-row>
              <table:table-cell office:value-type="string">
                <text:p>cache-to-cache transfers 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Windows_x86 LibreOffice_project/9e9821abd0ffdbc09cd8c52eaa574fa09eb08f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37in"/>
    </style:style>
    <style:style style:name="co3" style:family="table-column">
      <style:table-column-properties fo:break-before="auto" style:column-width="0.7799in"/>
    </style:style>
    <style:style style:name="co4" style:family="table-column">
      <style:table-column-properties fo:break-before="auto" style:column-width="0.17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 style:data-style-name="N122">
      <style:table-cell-properties fo:border-bottom="none" fo:border-left="0.06pt solid #000000" fo:border-right="0.06pt solid #000000" fo:border-top="none"/>
      <style:text-properties style:text-position=""/>
    </style:style>
    <style:style style:name="ce11" style:family="table-cell" style:parent-style-name="Default" style:data-style-name="N1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12" style:family="table-cell" style:parent-style-name="Default">
      <style:table-cell-properties fo:border-bottom="0.06pt solid #000000" fo:background-color="#c0c0c0" fo:border-left="none" fo:border-right="none" fo:border-top="none"/>
      <style:text-properties style:text-position=""/>
    </style:style>
    <style:style style:name="ce13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ackground-color="#c0c0c0"/>
      <style:text-properties style:text-position=""/>
    </style:style>
    <style:style style:name="ce15" style:family="table-cell" style:parent-style-name="Default">
      <style:table-cell-properties fo:border-bottom="none" fo:background-color="#c0c0c0" fo:border-left="none" fo:border-right="none" fo:border-top="0.06pt solid #000000"/>
      <style:text-properties style:text-position=""/>
    </style:style>
    <style:style style:name="ce16" style:family="table-cell" style:parent-style-name="Default">
      <style:table-cell-properties fo:border-bottom="none" fo:background-color="#c0c0c0" fo:border-left="none" fo:border-right="0.06pt solid #000000" fo:border-top="0.06pt solid #000000"/>
      <style:text-properties style:text-position=""/>
    </style:style>
    <style:style style:name="ce17" style:family="table-cell" style:parent-style-name="Default">
      <style:table-cell-properties fo:border-bottom="none" fo:background-color="#c0c0c0" fo:border-left="none" fo:border-right="0.06pt solid #000000" fo:border-top="none"/>
      <style:text-properties style:text-position=""/>
    </style:style>
    <style:style style:name="ce18" style:family="table-cell" style:parent-style-name="Default">
      <style:table-cell-properties fo:border-bottom="0.06pt solid #000000" fo:background-color="#c0c0c0" fo:border-left="none" fo:border-right="0.06pt solid #000000" fo:border-top="none"/>
      <style:text-properties style:text-position=""/>
    </style:style>
    <style:style style:name="ce2" style:family="table-cell" style:parent-style-name="Default">
      <style:table-cell-properties fo:border-bottom="none" fo:background-color="#c0c0c0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end" fo:margin-left="0in"/>
      <style:text-properties style:text-position=""/>
    </style:style>
    <style:style style:name="ce4" style:family="table-cell" style:parent-style-name="Default">
      <style:table-cell-properties fo:border-bottom="0.06pt solid #000000" fo:background-color="#c0c0c0" fo:border-left="0.06pt solid #000000" fo:border-right="none" fo:border-top="none"/>
      <style:text-properties style:text-position=""/>
    </style:style>
    <style:style style:name="ce5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style:text-position="" style:text-underline-style="none" fo:font-weight="bold" style:font-weight-asian="bold" style:font-weight-complex="bold"/>
    </style:style>
    <style:style style:name="ce8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text-position=""/>
    </style:style>
    <style:style style:name="ce9" style:family="table-cell" style:parent-style-name="Default" style:data-style-name="N1">
      <style:table-cell-properties fo:border-bottom="none" fo:border-left="0.06pt solid #000000" fo:border-right="0.06pt solid #000000" fo:border-top="none"/>
      <style:text-properties style:text-position=""/>
    </style:style>
    <style:style style:name="ce27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fo:border-bottom="none" fo:background-color="#c0c0c0" fo:border-left="0.06pt solid #000000" fo:border-right="none" fo:border-top="none"/>
    </style:style>
    <style:style style:name="ce29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end" fo:margin-left="0in"/>
    </style:style>
    <style:style style:name="ce30" style:family="table-cell" style:parent-style-name="Default">
      <style:table-cell-properties fo:border-bottom="0.06pt solid #000000" fo:background-color="#c0c0c0" fo:border-left="0.06pt solid #000000" fo:border-right="none" fo:border-top="none"/>
    </style:style>
    <style:style style:name="ce31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4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35" style:family="table-cell" style:parent-style-name="Default" style:data-style-name="N1">
      <style:table-cell-properties fo:border-bottom="none" fo:border-left="0.06pt solid #000000" fo:border-right="0.06pt solid #000000" fo:border-top="none"/>
    </style:style>
    <style:style style:name="ce36" style:family="table-cell" style:parent-style-name="Default" style:data-style-name="N122">
      <style:table-cell-properties fo:border-bottom="none" fo:border-left="0.06pt solid #000000" fo:border-right="0.06pt solid #000000" fo:border-top="none"/>
    </style:style>
    <style:style style:name="ce37" style:family="table-cell" style:parent-style-name="Default" style:data-style-name="N1">
      <style:table-cell-properties fo:border-bottom="0.06pt solid #000000" fo:border-left="0.06pt solid #000000" fo:border-right="0.06pt solid #000000" fo:border-top="none"/>
    </style:style>
    <style:style style:name="ce38" style:family="table-cell" style:parent-style-name="Default">
      <style:table-cell-properties fo:border-bottom="0.06pt solid #000000" fo:background-color="#c0c0c0" fo:border-left="none" fo:border-right="none" fo:border-top="none"/>
    </style:style>
    <style:style style:name="ce39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0c0c0"/>
    </style:style>
    <style:style style:name="ce41" style:family="table-cell" style:parent-style-name="Default">
      <style:table-cell-properties fo:border-bottom="none" fo:background-color="#c0c0c0" fo:border-left="none" fo:border-right="none" fo:border-top="0.06pt solid #000000"/>
    </style:style>
    <style:style style:name="ce42" style:family="table-cell" style:parent-style-name="Default">
      <style:table-cell-properties fo:border-bottom="none" fo:background-color="#c0c0c0" fo:border-left="none" fo:border-right="0.06pt solid #000000" fo:border-top="0.06pt solid #000000"/>
    </style:style>
    <style:style style:name="ce43" style:family="table-cell" style:parent-style-name="Default">
      <style:table-cell-properties fo:border-bottom="none" fo:background-color="#c0c0c0" fo:border-left="none" fo:border-right="0.06pt solid #000000" fo:border-top="none"/>
    </style:style>
    <style:style style:name="ce44" style:family="table-cell" style:parent-style-name="Default">
      <style:table-cell-properties fo:border-bottom="0.06pt solid #000000" fo:background-color="#c0c0c0" fo:border-left="none" fo:border-right="0.06pt solid #000000" fo:border-top="none"/>
    </style:style>
  </office:automatic-styles>
  <office:body>
    <office:spreadsheet>
      <table:table table:name="Analysis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 table:number-rows-repeated="14">
          <table:table-cell table:number-columns-repeated="12"/>
        </table:table-row>
        <table:table-row table:style-name="ro2">
          <table:table-cell table:number-columns-repeated="7"/>
          <table:table-cell table:style-name="ce27" office:value-type="string">
            <text:p>Protocol:</text:p>
          </table:table-cell>
          <table:table-cell table:style-name="ce31" office:value-type="string" table:number-columns-spanned="3" table:number-rows-spanned="1">
            <text:p>MSI with Bus Upgrade</text:p>
          </table:table-cell>
          <table:covered-table-cell table:style-name="ce39"/>
          <table:covered-table-cell table:style-name="ce41"/>
          <table:table-cell table:style-name="ce42"/>
        </table:table-row>
        <table:table-row table:style-name="ro3">
          <table:table-cell table:number-columns-repeated="7"/>
          <table:table-cell table:style-name="ce28"/>
          <table:table-cell table:style-name="ce32" office:value-type="string" table:number-columns-spanned="3" table:number-rows-spanned="1">
            <text:p>Block Size Comparison</text:p>
          </table:table-cell>
          <table:covered-table-cell table:number-columns-repeated="2" table:style-name="ce40"/>
          <table:table-cell table:style-name="ce43"/>
        </table:table-row>
        <table:table-row table:style-name="ro3">
          <table:table-cell table:number-columns-repeated="7"/>
          <table:table-cell table:style-name="ce28"/>
          <table:table-cell table:style-name="ce33" office:value-type="string">
            <text:p>64 B</text:p>
          </table:table-cell>
          <table:table-cell table:style-name="ce33" office:value-type="string">
            <text:p>128 B</text:p>
          </table:table-cell>
          <table:table-cell table:style-name="ce33" office:value-type="string">
            <text:p>256 B</text:p>
          </table:table-cell>
          <table:table-cell table:style-name="ce43"/>
        </table:table-row>
        <table:table-row table:style-name="ro3">
          <table:table-cell table:number-columns-repeated="7"/>
          <table:table-cell table:style-name="ce29" office:value-type="string">
            <text:p>read misses <text:s/></text:p>
          </table:table-cell>
          <table:table-cell table:style-name="ce34" office:value-type="float" office:value="5603.5">
            <text:p>5603.50</text:p>
          </table:table-cell>
          <table:table-cell table:style-name="ce34" office:value-type="float" office:value="5078.75">
            <text:p>5078.75</text:p>
          </table:table-cell>
          <table:table-cell table:style-name="ce34" office:value-type="float" office:value="4632.75">
            <text:p>4632.75</text:p>
          </table:table-cell>
          <table:table-cell table:style-name="ce43"/>
        </table:table-row>
        <table:table-row table:style-name="ro3">
          <table:table-cell table:number-columns-repeated="7"/>
          <table:table-cell table:style-name="ce29" office:value-type="string">
            <text:p>write misses <text:s/></text:p>
          </table:table-cell>
          <table:table-cell table:style-name="ce34" office:value-type="float" office:value="1.75">
            <text:p>1.75</text:p>
          </table:table-cell>
          <table:table-cell table:number-columns-repeated="2" table:style-name="ce34" office:value-type="float" office:value="1.5">
            <text:p>1.50</text:p>
          </table:table-cell>
          <table:table-cell table:style-name="ce43"/>
        </table:table-row>
        <table:table-row table:style-name="ro4">
          <table:table-cell table:number-columns-repeated="7"/>
          <table:table-cell table:style-name="ce29" office:value-type="string">
            <text:p>BusRds <text:s/></text:p>
          </table:table-cell>
          <table:table-cell table:style-name="ce34" office:value-type="float" office:value="5603.5">
            <text:p>5603.50</text:p>
          </table:table-cell>
          <table:table-cell table:style-name="ce34" office:value-type="float" office:value="5078.75">
            <text:p>5078.75</text:p>
          </table:table-cell>
          <table:table-cell table:style-name="ce34" office:value-type="float" office:value="4632.75">
            <text:p>4632.75</text:p>
          </table:table-cell>
          <table:table-cell table:style-name="ce43"/>
        </table:table-row>
        <table:table-row table:style-name="ro4">
          <table:table-cell table:number-columns-repeated="7"/>
          <table:table-cell table:style-name="ce29" office:value-type="string">
            <text:p>BusRdXs <text:s/></text:p>
          </table:table-cell>
          <table:table-cell table:style-name="ce34" office:value-type="float" office:value="1.75">
            <text:p>1.75</text:p>
          </table:table-cell>
          <table:table-cell table:number-columns-repeated="2" table:style-name="ce34" office:value-type="float" office:value="1.5">
            <text:p>1.50</text:p>
          </table:table-cell>
          <table:table-cell table:style-name="ce43"/>
        </table:table-row>
        <table:table-row table:style-name="ro4">
          <table:table-cell table:number-columns-repeated="7"/>
          <table:table-cell table:style-name="ce29" office:value-type="string">
            <text:p>BusUpgrs <text:s/></text:p>
          </table:table-cell>
          <table:table-cell table:style-name="ce34" office:value-type="float" office:value="610.75">
            <text:p>610.75</text:p>
          </table:table-cell>
          <table:table-cell table:style-name="ce34" office:value-type="float" office:value="583.25">
            <text:p>583.25</text:p>
          </table:table-cell>
          <table:table-cell table:style-name="ce34" office:value-type="float" office:value="559">
            <text:p>559.00</text:p>
          </table:table-cell>
          <table:table-cell table:style-name="ce43"/>
        </table:table-row>
        <table:table-row table:style-name="ro4">
          <table:table-cell table:number-columns-repeated="7"/>
          <table:table-cell table:style-name="ce29" office:value-type="string">
            <text:p>BusUpds <text:s/></text:p>
          </table:table-cell>
          <table:table-cell table:number-columns-repeated="3" table:style-name="ce35" office:value-type="float" office:value="0">
            <text:p>0</text:p>
          </table:table-cell>
          <table:table-cell table:style-name="ce43"/>
        </table:table-row>
        <table:table-row table:style-name="ro3">
          <table:table-cell table:number-columns-repeated="7"/>
          <table:table-cell table:style-name="ce29" office:value-type="string">
            <text:p>miss rate <text:s/></text:p>
          </table:table-cell>
          <table:table-cell table:style-name="ce36" office:value-type="float" office:value="0.04485025">
            <text:p>0.04485</text:p>
          </table:table-cell>
          <table:table-cell table:style-name="ce36" office:value-type="float" office:value="0.0406495">
            <text:p>0.04065</text:p>
          </table:table-cell>
          <table:table-cell table:style-name="ce36" office:value-type="float" office:value="0.037081">
            <text:p>0.03708</text:p>
          </table:table-cell>
          <table:table-cell table:style-name="ce43"/>
        </table:table-row>
        <table:table-row table:style-name="ro4">
          <table:table-cell table:number-columns-repeated="7"/>
          <table:table-cell table:style-name="ce29" office:value-type="string">
            <text:p>writebacks <text:s/></text:p>
          </table:table-cell>
          <table:table-cell table:style-name="ce34" office:value-type="float" office:value="113.25">
            <text:p>113.25</text:p>
          </table:table-cell>
          <table:table-cell table:style-name="ce34" office:value-type="float" office:value="152">
            <text:p>152.00</text:p>
          </table:table-cell>
          <table:table-cell table:style-name="ce34" office:value-type="float" office:value="197.5">
            <text:p>197.50</text:p>
          </table:table-cell>
          <table:table-cell table:style-name="ce43"/>
        </table:table-row>
        <table:table-row table:style-name="ro3">
          <table:table-cell table:number-columns-repeated="7"/>
          <table:table-cell table:style-name="ce29" office:value-type="string">
            <text:p>memory transactions <text:s/></text:p>
          </table:table-cell>
          <table:table-cell table:style-name="ce34" office:value-type="float" office:value="5718.5">
            <text:p>5718.50</text:p>
          </table:table-cell>
          <table:table-cell table:style-name="ce34" office:value-type="float" office:value="5232.25">
            <text:p>5232.25</text:p>
          </table:table-cell>
          <table:table-cell table:style-name="ce34" office:value-type="float" office:value="4831.75">
            <text:p>4831.75</text:p>
          </table:table-cell>
          <table:table-cell table:style-name="ce43"/>
        </table:table-row>
        <table:table-row table:style-name="ro3">
          <table:table-cell table:number-columns-repeated="7"/>
          <table:table-cell table:style-name="ce29" office:value-type="string">
            <text:p>cache-to-cache transfers <text:s/></text:p>
          </table:table-cell>
          <table:table-cell table:number-columns-repeated="3" table:style-name="ce37" office:value-type="float" office:value="0">
            <text:p>0</text:p>
          </table:table-cell>
          <table:table-cell table:style-name="ce43"/>
        </table:table-row>
        <table:table-row table:style-name="ro3">
          <table:table-cell table:number-columns-repeated="7"/>
          <table:table-cell table:style-name="ce30"/>
          <table:table-cell table:style-name="ce38" table:number-columns-repeated="3"/>
          <table:table-cell table:style-name="ce44"/>
        </table:table-row>
        <table:table-row table:style-name="ro3" table:number-rows-repeated="1048547">
          <table:table-cell table:number-columns-repeated="12"/>
        </table:table-row>
        <table:table-row table:style-name="ro3">
          <table:table-cell table:number-columns-repeated="12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5" number:min-integer-digits="1"/>
    </number:number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8">00/00/0000</text:date>, <text:time style:data-style-name="N2" text:time-value="0000-00-00T22:31: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457cm" svg:height="6.069cm" xlink:href="." xlink:type="simple" chart:class="chart:bar" chart:style-name="ch1">
        <chart:title svg:x="10.24cm" svg:y="1.786cm" chart:style-name="ch2">
          <text:p>MSI w/ Bus Upgrade</text:p>
        </chart:title>
        <chart:subtitle svg:x="10.412cm" svg:y="2.561cm" chart:style-name="ch3">
          <text:p>Block Size Comparison</text:p>
        </chart:subtitle>
        <chart:legend svg:x="7.675cm" svg:y="1.638cm" style:legend-expansion="custom" chartooo:width="1.939cm" chartooo:height="1.746cm" style:legend-expansion-aspect-ratio="1.11053837342497" chart:style-name="ch4"/>
        <chart:plot-area chart:style-name="ch5" chart:data-source-has-labels="both" svg:x="0.337cm" svg:y="0.144cm" svg:width="17.654cm" svg:height="5.97cm">
          <chartooo:coordinate-region svg:x="4.583cm" svg:y="0.144cm" svg:width="13.036cm" svg:height="5.297cm"/>
          <chart:axis chart:dimension="x" chart:name="primary-x" chart:style-name="ch6" chartooo:axis-type="auto">
            <chartooo:date-scale/>
            <chart:categories table:cell-range-address="local-table.$A$2:.$A$1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11" chart:label-cell-address="local-table.$B$1" chart:class="chart:bar">
            <chart:data-point chart:repeated="10"/>
          </chart:series>
          <chart:series chart:style-name="ch10" chart:values-cell-range-address="local-table.$C$2:.$C$11" chart:label-cell-address="local-table.$C$1" chart:class="chart:bar">
            <chart:data-point chart:repeated="10"/>
          </chart:series>
          <chart:series chart:style-name="ch11" chart:values-cell-range-address="local-table.$D$2:.$D$11" chart:label-cell-address="local-table.$D$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4 B</text:p>
              </table:table-cell>
              <table:table-cell office:value-type="string">
                <text:p>128 B</text:p>
              </table:table-cell>
              <table:table-cell office:value-type="string">
                <text:p>256 B</text:p>
              </table:table-cell>
            </table:table-row>
          </table:table-header-rows>
          <table:table-rows>
            <table:table-row>
              <table:table-cell office:value-type="string">
                <text:p>read misses  </text:p>
              </table:table-cell>
              <table:table-cell office:value-type="float" office:value="5603.5">
                <text:p>5603.5</text:p>
              </table:table-cell>
              <table:table-cell office:value-type="float" office:value="5078.75">
                <text:p>5078.75</text:p>
              </table:table-cell>
              <table:table-cell office:value-type="float" office:value="4632.75">
                <text:p>4632.75</text:p>
              </table:table-cell>
            </table:table-row>
            <table:table-row>
              <table:table-cell office:value-type="string">
                <text:p>write misses  </text:p>
              </table:table-cell>
              <table:table-cell office:value-type="float" office:value="1.75">
                <text:p>1.7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BusRds  </text:p>
              </table:table-cell>
              <table:table-cell office:value-type="float" office:value="5603.5">
                <text:p>5603.5</text:p>
              </table:table-cell>
              <table:table-cell office:value-type="float" office:value="5078.75">
                <text:p>5078.75</text:p>
              </table:table-cell>
              <table:table-cell office:value-type="float" office:value="4632.75">
                <text:p>4632.75</text:p>
              </table:table-cell>
            </table:table-row>
            <table:table-row>
              <table:table-cell office:value-type="string">
                <text:p>BusRdXs  </text:p>
              </table:table-cell>
              <table:table-cell office:value-type="float" office:value="1.75">
                <text:p>1.7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BusUpgrs  </text:p>
              </table:table-cell>
              <table:table-cell office:value-type="float" office:value="610.75">
                <text:p>610.75</text:p>
              </table:table-cell>
              <table:table-cell office:value-type="float" office:value="583.25">
                <text:p>583.25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BusUpds 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iss rate  </text:p>
              </table:table-cell>
              <table:table-cell office:value-type="float" office:value="0.04485025">
                <text:p>0.04485025</text:p>
              </table:table-cell>
              <table:table-cell office:value-type="float" office:value="0.0406495">
                <text:p>0.0406495</text:p>
              </table:table-cell>
              <table:table-cell office:value-type="float" office:value="0.037081">
                <text:p>0.037081</text:p>
              </table:table-cell>
            </table:table-row>
            <table:table-row>
              <table:table-cell office:value-type="string">
                <text:p>writebacks  </text:p>
              </table:table-cell>
              <table:table-cell office:value-type="float" office:value="113.25">
                <text:p>113.25</text:p>
              </table:table-cell>
              <table:table-cell office:value-type="float" office:value="152">
                <text:p>152</text:p>
              </table:table-cell>
              <table:table-cell office:value-type="float" office:value="197.5">
                <text:p>197.5</text:p>
              </table:table-cell>
            </table:table-row>
            <table:table-row>
              <table:table-cell office:value-type="string">
                <text:p>memory transactions  </text:p>
              </table:table-cell>
              <table:table-cell office:value-type="float" office:value="5718.5">
                <text:p>5718.5</text:p>
              </table:table-cell>
              <table:table-cell office:value-type="float" office:value="5232.25">
                <text:p>5232.25</text:p>
              </table:table-cell>
              <table:table-cell office:value-type="float" office:value="4831.75">
                <text:p>4831.75</text:p>
              </table:table-cell>
            </table:table-row>
            <table:table-row>
              <table:table-cell office:value-type="string">
                <text:p>cache-to-cache transfers 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Windows_x86 LibreOffice_project/9e9821abd0ffdbc09cd8c52eaa574fa09eb08f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1.7937in"/>
    </style:style>
    <style:style style:name="co2" style:family="table-column">
      <style:table-column-properties fo:break-before="auto" style:column-width="0.7799in"/>
    </style:style>
    <style:style style:name="co3" style:family="table-column">
      <style:table-column-properties fo:break-before="auto" style:column-width="0.18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 style:data-style-name="N122">
      <style:table-cell-properties fo:border-bottom="none" fo:border-left="0.06pt solid #000000" fo:border-right="0.06pt solid #000000" fo:border-top="none"/>
      <style:text-properties style:text-position=""/>
    </style:style>
    <style:style style:name="ce11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12" style:family="table-cell" style:parent-style-name="Default">
      <style:table-cell-properties fo:border-bottom="0.06pt solid #000000" fo:background-color="#c0c0c0" fo:border-left="none" fo:border-right="none" fo:border-top="none"/>
      <style:text-properties style:text-position=""/>
    </style:style>
    <style:style style:name="ce13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ackground-color="#c0c0c0"/>
      <style:text-properties style:text-position=""/>
    </style:style>
    <style:style style:name="ce15" style:family="table-cell" style:parent-style-name="Default">
      <style:table-cell-properties fo:border-bottom="none" fo:background-color="#c0c0c0" fo:border-left="none" fo:border-right="none" fo:border-top="0.06pt solid #000000"/>
      <style:text-properties style:text-position=""/>
    </style:style>
    <style:style style:name="ce16" style:family="table-cell" style:parent-style-name="Default">
      <style:table-cell-properties fo:border-bottom="none" fo:background-color="#c0c0c0" fo:border-left="none" fo:border-right="0.06pt solid #000000" fo:border-top="0.06pt solid #000000"/>
      <style:text-properties style:text-position=""/>
    </style:style>
    <style:style style:name="ce17" style:family="table-cell" style:parent-style-name="Default">
      <style:table-cell-properties fo:border-bottom="none" fo:background-color="#c0c0c0" fo:border-left="none" fo:border-right="0.06pt solid #000000" fo:border-top="none"/>
      <style:text-properties style:text-position=""/>
    </style:style>
    <style:style style:name="ce18" style:family="table-cell" style:parent-style-name="Default">
      <style:table-cell-properties fo:border-bottom="0.06pt solid #000000" fo:background-color="#c0c0c0" fo:border-left="none" fo:border-right="0.06pt solid #000000" fo:border-top="none"/>
      <style:text-properties style:text-position=""/>
    </style:style>
    <style:style style:name="ce2" style:family="table-cell" style:parent-style-name="Default">
      <style:table-cell-properties fo:border-bottom="none" fo:background-color="#c0c0c0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end" fo:margin-left="0in"/>
      <style:text-properties style:text-position=""/>
    </style:style>
    <style:style style:name="ce4" style:family="table-cell" style:parent-style-name="Default">
      <style:table-cell-properties fo:border-bottom="0.06pt solid #000000" fo:background-color="#c0c0c0" fo:border-left="0.06pt solid #000000" fo:border-right="none" fo:border-top="none"/>
      <style:text-properties style:text-position=""/>
    </style:style>
    <style:style style:name="ce5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text-position="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style:text-position="" style:text-underline-style="none" fo:font-weight="bold" style:font-weight-asian="bold" style:font-weight-complex="bold"/>
    </style:style>
    <style:style style:name="ce8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text-position=""/>
    </style:style>
    <style:style style:name="ce9" style:family="table-cell" style:parent-style-name="Default" style:data-style-name="N1">
      <style:table-cell-properties fo:border-bottom="none" fo:border-left="0.06pt solid #000000" fo:border-right="0.06pt solid #000000" fo:border-top="none"/>
      <style:text-properties style:text-position=""/>
    </style:style>
    <style:style style:name="ce27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fo:border-bottom="none" fo:background-color="#c0c0c0" fo:border-left="0.06pt solid #000000" fo:border-right="none" fo:border-top="none"/>
    </style:style>
    <style:style style:name="ce29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end" fo:margin-left="0in"/>
    </style:style>
    <style:style style:name="ce30" style:family="table-cell" style:parent-style-name="Default">
      <style:table-cell-properties fo:border-bottom="0.06pt solid #000000" fo:background-color="#c0c0c0" fo:border-left="0.06pt solid #000000" fo:border-right="none" fo:border-top="none"/>
    </style:style>
    <style:style style:name="ce31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able-cell-properties fo:background-color="#c0c0c0" style:text-align-source="fix" style:repeat-content="fals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4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35" style:family="table-cell" style:parent-style-name="Default" style:data-style-name="N1">
      <style:table-cell-properties fo:border-bottom="none" fo:border-left="0.06pt solid #000000" fo:border-right="0.06pt solid #000000" fo:border-top="none"/>
    </style:style>
    <style:style style:name="ce36" style:family="table-cell" style:parent-style-name="Default" style:data-style-name="N122">
      <style:table-cell-properties fo:border-bottom="none" fo:border-left="0.06pt solid #000000" fo:border-right="0.06pt solid #000000" fo:border-top="none"/>
    </style:style>
    <style:style style:name="ce37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38" style:family="table-cell" style:parent-style-name="Default">
      <style:table-cell-properties fo:border-bottom="0.06pt solid #000000" fo:background-color="#c0c0c0" fo:border-left="none" fo:border-right="none" fo:border-top="none"/>
    </style:style>
    <style:style style:name="ce39" style:family="table-cell" style:parent-style-name="Default">
      <style:table-cell-properties fo:border-bottom="none" fo:background-color="#c0c0c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0c0c0"/>
    </style:style>
    <style:style style:name="ce41" style:family="table-cell" style:parent-style-name="Default">
      <style:table-cell-properties fo:border-bottom="none" fo:background-color="#c0c0c0" fo:border-left="none" fo:border-right="none" fo:border-top="0.06pt solid #000000"/>
    </style:style>
    <style:style style:name="ce42" style:family="table-cell" style:parent-style-name="Default">
      <style:table-cell-properties fo:border-bottom="none" fo:background-color="#c0c0c0" fo:border-left="none" fo:border-right="0.06pt solid #000000" fo:border-top="0.06pt solid #000000"/>
    </style:style>
    <style:style style:name="ce43" style:family="table-cell" style:parent-style-name="Default">
      <style:table-cell-properties fo:border-bottom="none" fo:background-color="#c0c0c0" fo:border-left="none" fo:border-right="0.06pt solid #000000" fo:border-top="none"/>
    </style:style>
    <style:style style:name="ce44" style:family="table-cell" style:parent-style-name="Default">
      <style:table-cell-properties fo:border-bottom="0.06pt solid #000000" fo:background-color="#c0c0c0" fo:border-left="none" fo:border-right="0.06pt solid #000000" fo:border-top="none"/>
    </style:style>
  </office:automatic-styles>
  <office:body>
    <office:spreadsheet>
      <table:table table:name="Analysis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row table:style-name="ro1" table:number-rows-repeated="28">
          <table:table-cell table:number-columns-repeated="7"/>
        </table:table-row>
        <table:table-row table:style-name="ro2">
          <table:table-cell table:style-name="ce27" office:value-type="string">
            <text:p>Protocol:</text:p>
          </table:table-cell>
          <table:table-cell table:style-name="ce31" office:value-type="string" table:number-columns-spanned="5" table:number-rows-spanned="1">
            <text:p>Dragon</text:p>
          </table:table-cell>
          <table:covered-table-cell table:style-name="ce39"/>
          <table:covered-table-cell table:number-columns-repeated="3" table:style-name="ce41"/>
          <table:table-cell table:style-name="ce42"/>
        </table:table-row>
        <table:table-row table:style-name="ro3">
          <table:table-cell table:style-name="ce28"/>
          <table:table-cell table:style-name="ce32" office:value-type="string" table:number-columns-spanned="5" table:number-rows-spanned="1">
            <text:p>Cache Size Comparison</text:p>
          </table:table-cell>
          <table:covered-table-cell table:number-columns-repeated="4" table:style-name="ce40"/>
          <table:table-cell table:style-name="ce43"/>
        </table:table-row>
        <table:table-row table:style-name="ro3">
          <table:table-cell table:style-name="ce28"/>
          <table:table-cell table:style-name="ce33" office:value-type="string">
            <text:p>32 KB</text:p>
          </table:table-cell>
          <table:table-cell table:style-name="ce33" office:value-type="string">
            <text:p>64 KB</text:p>
          </table:table-cell>
          <table:table-cell table:style-name="ce33" office:value-type="string">
            <text:p>128 KB</text:p>
          </table:table-cell>
          <table:table-cell table:style-name="ce33" office:value-type="string">
            <text:p>256 KB</text:p>
          </table:table-cell>
          <table:table-cell table:style-name="ce33" office:value-type="string">
            <text:p>512 KB</text:p>
          </table:table-cell>
          <table:table-cell table:style-name="ce43"/>
        </table:table-row>
        <table:table-row table:style-name="ro3">
          <table:table-cell table:style-name="ce29" office:value-type="string">
            <text:p>read misses <text:s/></text:p>
          </table:table-cell>
          <table:table-cell table:style-name="ce34" office:value-type="float" office:value="6449.75">
            <text:p>6449.75</text:p>
          </table:table-cell>
          <table:table-cell table:style-name="ce34" office:value-type="float" office:value="6011.5">
            <text:p>6011.50</text:p>
          </table:table-cell>
          <table:table-cell table:style-name="ce34" office:value-type="float" office:value="5749.25">
            <text:p>5749.25</text:p>
          </table:table-cell>
          <table:table-cell table:style-name="ce34" office:value-type="float" office:value="5644.25">
            <text:p>5644.25</text:p>
          </table:table-cell>
          <table:table-cell table:style-name="ce34" office:value-type="float" office:value="5609.5">
            <text:p>5609.50</text:p>
          </table:table-cell>
          <table:table-cell table:style-name="ce43"/>
        </table:table-row>
        <table:table-row table:style-name="ro3">
          <table:table-cell table:style-name="ce29" office:value-type="string">
            <text:p>write misses <text:s/></text:p>
          </table:table-cell>
          <table:table-cell table:style-name="ce34" office:value-type="float" office:value="2">
            <text:p>2.00</text:p>
          </table:table-cell>
          <table:table-cell table:number-columns-repeated="4" table:style-name="ce34" office:value-type="float" office:value="1.75">
            <text:p>1.75</text:p>
          </table:table-cell>
          <table:table-cell table:style-name="ce43"/>
        </table:table-row>
        <table:table-row table:style-name="ro4">
          <table:table-cell table:style-name="ce29" office:value-type="string">
            <text:p>BusRds <text:s/></text:p>
          </table:table-cell>
          <table:table-cell table:style-name="ce34" office:value-type="float" office:value="6451.5">
            <text:p>6451.50</text:p>
          </table:table-cell>
          <table:table-cell table:style-name="ce34" office:value-type="float" office:value="6013.25">
            <text:p>6013.25</text:p>
          </table:table-cell>
          <table:table-cell table:style-name="ce34" office:value-type="float" office:value="5751">
            <text:p>5751.00</text:p>
          </table:table-cell>
          <table:table-cell table:style-name="ce34" office:value-type="float" office:value="5646">
            <text:p>5646.00</text:p>
          </table:table-cell>
          <table:table-cell table:style-name="ce34" office:value-type="float" office:value="5611.25">
            <text:p>5611.25</text:p>
          </table:table-cell>
          <table:table-cell table:style-name="ce43"/>
        </table:table-row>
        <table:table-row table:style-name="ro4">
          <table:table-cell table:style-name="ce29" office:value-type="string">
            <text:p>BusRdXs <text:s/></text:p>
          </table:table-cell>
          <table:table-cell table:number-columns-repeated="5" table:style-name="ce35" office:value-type="float" office:value="0">
            <text:p>0</text:p>
          </table:table-cell>
          <table:table-cell table:style-name="ce43"/>
        </table:table-row>
        <table:table-row table:style-name="ro4">
          <table:table-cell table:style-name="ce29" office:value-type="string">
            <text:p>BusUpgrs <text:s/></text:p>
          </table:table-cell>
          <table:table-cell table:number-columns-repeated="5" table:style-name="ce35" office:value-type="float" office:value="0">
            <text:p>0</text:p>
          </table:table-cell>
          <table:table-cell table:style-name="ce43"/>
        </table:table-row>
        <table:table-row table:style-name="ro4">
          <table:table-cell table:style-name="ce29" office:value-type="string">
            <text:p>BusUpds <text:s/></text:p>
          </table:table-cell>
          <table:table-cell table:style-name="ce34" office:value-type="float" office:value="1791.25">
            <text:p>1791.25</text:p>
          </table:table-cell>
          <table:table-cell table:style-name="ce34" office:value-type="float" office:value="1949.5">
            <text:p>1949.50</text:p>
          </table:table-cell>
          <table:table-cell table:style-name="ce34" office:value-type="float" office:value="2072.75">
            <text:p>2072.75</text:p>
          </table:table-cell>
          <table:table-cell table:style-name="ce34" office:value-type="float" office:value="2120">
            <text:p>2120.00</text:p>
          </table:table-cell>
          <table:table-cell table:style-name="ce34" office:value-type="float" office:value="2154.25">
            <text:p>2154.25</text:p>
          </table:table-cell>
          <table:table-cell table:style-name="ce43"/>
        </table:table-row>
        <table:table-row table:style-name="ro3">
          <table:table-cell table:style-name="ce29" office:value-type="string">
            <text:p>miss rate <text:s/></text:p>
          </table:table-cell>
          <table:table-cell table:style-name="ce36" office:value-type="float" office:value="0.0516235">
            <text:p>0.05162</text:p>
          </table:table-cell>
          <table:table-cell table:style-name="ce36" office:value-type="float" office:value="0.048115">
            <text:p>0.04812</text:p>
          </table:table-cell>
          <table:table-cell table:style-name="ce36" office:value-type="float" office:value="0.0460165">
            <text:p>0.04602</text:p>
          </table:table-cell>
          <table:table-cell table:style-name="ce36" office:value-type="float" office:value="0.04517675">
            <text:p>0.04518</text:p>
          </table:table-cell>
          <table:table-cell table:style-name="ce36" office:value-type="float" office:value="0.0448985">
            <text:p>0.04490</text:p>
          </table:table-cell>
          <table:table-cell table:style-name="ce43"/>
        </table:table-row>
        <table:table-row table:style-name="ro4">
          <table:table-cell table:style-name="ce29" office:value-type="string">
            <text:p>writebacks <text:s/></text:p>
          </table:table-cell>
          <table:table-cell table:style-name="ce34" office:value-type="float" office:value="569.5">
            <text:p>569.50</text:p>
          </table:table-cell>
          <table:table-cell table:style-name="ce34" office:value-type="float" office:value="514">
            <text:p>514.00</text:p>
          </table:table-cell>
          <table:table-cell table:style-name="ce34" office:value-type="float" office:value="409">
            <text:p>409.00</text:p>
          </table:table-cell>
          <table:table-cell table:style-name="ce34" office:value-type="float" office:value="233.75">
            <text:p>233.75</text:p>
          </table:table-cell>
          <table:table-cell table:style-name="ce34" office:value-type="float" office:value="132.75">
            <text:p>132.75</text:p>
          </table:table-cell>
          <table:table-cell table:style-name="ce43"/>
        </table:table-row>
        <table:table-row table:style-name="ro3">
          <table:table-cell table:style-name="ce29" office:value-type="string">
            <text:p>memory transactions <text:s/></text:p>
          </table:table-cell>
          <table:table-cell table:style-name="ce34" office:value-type="float" office:value="2168.5">
            <text:p>2168.50</text:p>
          </table:table-cell>
          <table:table-cell table:style-name="ce34" office:value-type="float" office:value="2020.25">
            <text:p>2020.25</text:p>
          </table:table-cell>
          <table:table-cell table:style-name="ce34" office:value-type="float" office:value="1857.5">
            <text:p>1857.50</text:p>
          </table:table-cell>
          <table:table-cell table:style-name="ce34" office:value-type="float" office:value="1657">
            <text:p>1657.00</text:p>
          </table:table-cell>
          <table:table-cell table:style-name="ce34" office:value-type="float" office:value="1547.5">
            <text:p>1547.50</text:p>
          </table:table-cell>
          <table:table-cell table:style-name="ce43"/>
        </table:table-row>
        <table:table-row table:style-name="ro3">
          <table:table-cell table:style-name="ce29" office:value-type="string">
            <text:p>cache-to-cache transfers <text:s/></text:p>
          </table:table-cell>
          <table:table-cell table:style-name="ce37" office:value-type="float" office:value="4852.75">
            <text:p>4852.75</text:p>
          </table:table-cell>
          <table:table-cell table:style-name="ce37" office:value-type="float" office:value="4507">
            <text:p>4507.00</text:p>
          </table:table-cell>
          <table:table-cell table:style-name="ce37" office:value-type="float" office:value="4302.5">
            <text:p>4302.50</text:p>
          </table:table-cell>
          <table:table-cell table:style-name="ce37" office:value-type="float" office:value="4222.75">
            <text:p>4222.75</text:p>
          </table:table-cell>
          <table:table-cell table:style-name="ce37" office:value-type="float" office:value="4196.5">
            <text:p>4196.50</text:p>
          </table:table-cell>
          <table:table-cell table:style-name="ce43"/>
        </table:table-row>
        <table:table-row table:style-name="ro3">
          <table:table-cell table:style-name="ce30"/>
          <table:table-cell table:style-name="ce38" table:number-columns-repeated="5"/>
          <table:table-cell table:style-name="ce44"/>
        </table:table-row>
        <table:table-row table:style-name="ro3" table:number-rows-repeated="1048533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5" number:min-integer-digits="1"/>
    </number:number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8">00/00/0000</text:date>, <text:time style:data-style-name="N2" text:time-value="0000-00-00T22:32: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